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86pt"/>
    </style:style>
    <style:style style:name="co2" style:family="table-column">
      <style:table-column-properties fo:break-before="auto" style:column-width="94.39pt"/>
    </style:style>
    <style:style style:name="co3" style:family="table-column">
      <style:table-column-properties fo:break-before="auto" style:column-width="68.14pt"/>
    </style:style>
    <style:style style:name="co4" style:family="table-column">
      <style:table-column-properties fo:break-before="auto" style:column-width="52.7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shapes>
          <draw:frame draw:z-index="0" draw:style-name="gr1" draw:text-style-name="P1" svg:width="453.43pt" svg:height="255.26pt" svg:x="398.1pt" svg:y="8737.14pt">
            <draw:object draw:notify-on-update-of-ranges="out.C339:out.C339 out.C340:out.C699 out.D339:out.D339 out.D340:out.D6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3pt" svg:height="255.23pt" svg:x="397.33pt" svg:y="8975.82pt">
            <draw:object draw:notify-on-update-of-ranges="out.C703:out.C703 out.C704:out.C1063 out.D703:out.D703 out.D704:out.D106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unt: 360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untwist wor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10</text:p>
          </table:table-cell>
          <table:table-cell office:value-type="string" calcext:value-type="string">
            <text:p>0)-(10</text:p>
          </table:table-cell>
          <table:table-cell office:value-type="string" calcext:value-type="string">
            <text:p>0.177243)</text:p>
          </table:table-cell>
          <table:table-cell/>
        </table:table-row>
        <table:table-row table:style-name="ro1">
          <table:table-cell office:value-type="string" calcext:value-type="string">
            <text:p>(10</text:p>
          </table:table-cell>
          <table:table-cell office:value-type="string" calcext:value-type="string">
            <text:p>0.177243)-(10</text:p>
          </table:table-cell>
          <table:table-cell office:value-type="string" calcext:value-type="string">
            <text:p>0.354578)</text:p>
          </table:table-cell>
          <table:table-cell/>
        </table:table-row>
        <table:table-row table:style-name="ro1">
          <table:table-cell office:value-type="string" calcext:value-type="string">
            <text:p>(10</text:p>
          </table:table-cell>
          <table:table-cell office:value-type="string" calcext:value-type="string">
            <text:p>0.354578)-(10</text:p>
          </table:table-cell>
          <table:table-cell office:value-type="string" calcext:value-type="string">
            <text:p>0.532115)</text:p>
          </table:table-cell>
          <table:table-cell/>
        </table:table-row>
        <table:table-row table:style-name="ro1">
          <table:table-cell office:value-type="string" calcext:value-type="string">
            <text:p>(10</text:p>
          </table:table-cell>
          <table:table-cell office:value-type="string" calcext:value-type="string">
            <text:p>0.532115)-(10</text:p>
          </table:table-cell>
          <table:table-cell office:value-type="string" calcext:value-type="string">
            <text:p>0.709967)</text:p>
          </table:table-cell>
          <table:table-cell/>
        </table:table-row>
        <table:table-row table:style-name="ro1">
          <table:table-cell office:value-type="string" calcext:value-type="string">
            <text:p>(10</text:p>
          </table:table-cell>
          <table:table-cell office:value-type="string" calcext:value-type="string">
            <text:p>0.709967)-(10</text:p>
          </table:table-cell>
          <table:table-cell office:value-type="string" calcext:value-type="string">
            <text:p>0.888245)</text:p>
          </table:table-cell>
          <table:table-cell/>
        </table:table-row>
        <table:table-row table:style-name="ro1">
          <table:table-cell office:value-type="string" calcext:value-type="string">
            <text:p>(10</text:p>
          </table:table-cell>
          <table:table-cell office:value-type="string" calcext:value-type="string">
            <text:p>0.888245)-(10</text:p>
          </table:table-cell>
          <table:table-cell office:value-type="string" calcext:value-type="string">
            <text:p>1.06706)</text:p>
          </table:table-cell>
          <table:table-cell/>
        </table:table-row>
        <table:table-row table:style-name="ro1">
          <table:table-cell office:value-type="string" calcext:value-type="string">
            <text:p>(10</text:p>
          </table:table-cell>
          <table:table-cell office:value-type="string" calcext:value-type="string">
            <text:p>1.06706)-(10</text:p>
          </table:table-cell>
          <table:table-cell office:value-type="string" calcext:value-type="string">
            <text:p>1.24654)</text:p>
          </table:table-cell>
          <table:table-cell/>
        </table:table-row>
        <table:table-row table:style-name="ro1">
          <table:table-cell office:value-type="string" calcext:value-type="string">
            <text:p>(10</text:p>
          </table:table-cell>
          <table:table-cell office:value-type="string" calcext:value-type="string">
            <text:p>1.24654)-(10</text:p>
          </table:table-cell>
          <table:table-cell office:value-type="string" calcext:value-type="string">
            <text:p>1.42678)</text:p>
          </table:table-cell>
          <table:table-cell/>
        </table:table-row>
        <table:table-row table:style-name="ro1">
          <table:table-cell office:value-type="string" calcext:value-type="string">
            <text:p>(10</text:p>
          </table:table-cell>
          <table:table-cell office:value-type="string" calcext:value-type="string">
            <text:p>1.42678)-(10</text:p>
          </table:table-cell>
          <table:table-cell office:value-type="string" calcext:value-type="string">
            <text:p>1.60792)</text:p>
          </table:table-cell>
          <table:table-cell/>
        </table:table-row>
        <table:table-row table:style-name="ro1">
          <table:table-cell office:value-type="string" calcext:value-type="string">
            <text:p>(10</text:p>
          </table:table-cell>
          <table:table-cell office:value-type="string" calcext:value-type="string">
            <text:p>1.60792)-(10</text:p>
          </table:table-cell>
          <table:table-cell office:value-type="string" calcext:value-type="string">
            <text:p>1.79007)</text:p>
          </table:table-cell>
          <table:table-cell/>
        </table:table-row>
        <table:table-row table:style-name="ro1">
          <table:table-cell office:value-type="string" calcext:value-type="string">
            <text:p>(10</text:p>
          </table:table-cell>
          <table:table-cell office:value-type="string" calcext:value-type="string">
            <text:p>1.79007)-(10</text:p>
          </table:table-cell>
          <table:table-cell office:value-type="string" calcext:value-type="string">
            <text:p>1.97335)</text:p>
          </table:table-cell>
          <table:table-cell/>
        </table:table-row>
        <table:table-row table:style-name="ro1">
          <table:table-cell office:value-type="string" calcext:value-type="string">
            <text:p>(10</text:p>
          </table:table-cell>
          <table:table-cell office:value-type="string" calcext:value-type="string">
            <text:p>1.97335)-(9.26765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9.26765</text:p>
          </table:table-cell>
          <table:table-cell office:value-type="string" calcext:value-type="string">
            <text:p>2)-(8.53183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8.53183</text:p>
          </table:table-cell>
          <table:table-cell office:value-type="string" calcext:value-type="string">
            <text:p>2)-(7.8995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7.8995</text:p>
          </table:table-cell>
          <table:table-cell office:value-type="string" calcext:value-type="string">
            <text:p>2)-(7.34994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7.34994</text:p>
          </table:table-cell>
          <table:table-cell office:value-type="string" calcext:value-type="string">
            <text:p>2)-(6.86764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6.86764</text:p>
          </table:table-cell>
          <table:table-cell office:value-type="string" calcext:value-type="string">
            <text:p>2)-(6.44073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6.44073</text:p>
          </table:table-cell>
          <table:table-cell office:value-type="string" calcext:value-type="string">
            <text:p>2)-(6.05996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6.05996</text:p>
          </table:table-cell>
          <table:table-cell office:value-type="string" calcext:value-type="string">
            <text:p>2)-(5.71804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5.71804</text:p>
          </table:table-cell>
          <table:table-cell office:value-type="string" calcext:value-type="string">
            <text:p>2)-(5.40915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5.40915</text:p>
          </table:table-cell>
          <table:table-cell office:value-type="string" calcext:value-type="string">
            <text:p>2)-(5.12855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5.12855</text:p>
          </table:table-cell>
          <table:table-cell office:value-type="string" calcext:value-type="string">
            <text:p>2)-(4.87239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4.87239</text:p>
          </table:table-cell>
          <table:table-cell office:value-type="string" calcext:value-type="string">
            <text:p>2)-(4.63747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4.63747</text:p>
          </table:table-cell>
          <table:table-cell office:value-type="string" calcext:value-type="string">
            <text:p>2)-(4.42114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4.42114</text:p>
          </table:table-cell>
          <table:table-cell office:value-type="string" calcext:value-type="string">
            <text:p>2)-(4.22115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4.22115</text:p>
          </table:table-cell>
          <table:table-cell office:value-type="string" calcext:value-type="string">
            <text:p>2)-(4.03561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4.03561</text:p>
          </table:table-cell>
          <table:table-cell office:value-type="string" calcext:value-type="string">
            <text:p>2)-(3.86292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3.86292</text:p>
          </table:table-cell>
          <table:table-cell office:value-type="string" calcext:value-type="string">
            <text:p>2)-(3.70168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3.70168</text:p>
          </table:table-cell>
          <table:table-cell office:value-type="string" calcext:value-type="string">
            <text:p>2)-(3.55072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3.55072</text:p>
          </table:table-cell>
          <table:table-cell office:value-type="string" calcext:value-type="string">
            <text:p>2)-(3.40899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3.40899</text:p>
          </table:table-cell>
          <table:table-cell office:value-type="string" calcext:value-type="string">
            <text:p>2)-(3.2756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3.2756</text:p>
          </table:table-cell>
          <table:table-cell office:value-type="string" calcext:value-type="string">
            <text:p>2)-(3.14976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3.14976</text:p>
          </table:table-cell>
          <table:table-cell office:value-type="string" calcext:value-type="string">
            <text:p>2)-(3.03077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3.03077</text:p>
          </table:table-cell>
          <table:table-cell office:value-type="string" calcext:value-type="string">
            <text:p>2)-(2.91803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2.91803</text:p>
          </table:table-cell>
          <table:table-cell office:value-type="string" calcext:value-type="string">
            <text:p>2)-(2.81099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2.81099</text:p>
          </table:table-cell>
          <table:table-cell office:value-type="string" calcext:value-type="string">
            <text:p>2)-(2.70917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2.70917</text:p>
          </table:table-cell>
          <table:table-cell office:value-type="string" calcext:value-type="string">
            <text:p>2)-(2.61215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2.61215</text:p>
          </table:table-cell>
          <table:table-cell office:value-type="string" calcext:value-type="string">
            <text:p>2)-(2.51953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2.51953</text:p>
          </table:table-cell>
          <table:table-cell office:value-type="string" calcext:value-type="string">
            <text:p>2)-(2.43098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2.43098</text:p>
          </table:table-cell>
          <table:table-cell office:value-type="string" calcext:value-type="string">
            <text:p>2)-(2.34617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2.34617</text:p>
          </table:table-cell>
          <table:table-cell office:value-type="string" calcext:value-type="string">
            <text:p>2)-(2.26483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2.26483</text:p>
          </table:table-cell>
          <table:table-cell office:value-type="string" calcext:value-type="string">
            <text:p>2)-(2.18671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2.18671</text:p>
          </table:table-cell>
          <table:table-cell office:value-type="string" calcext:value-type="string">
            <text:p>2)-(2.11157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2.11157</text:p>
          </table:table-cell>
          <table:table-cell office:value-type="string" calcext:value-type="string">
            <text:p>2)-(2.0392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2.0392</text:p>
          </table:table-cell>
          <table:table-cell office:value-type="string" calcext:value-type="string">
            <text:p>2)-(0.99099</text:p>
          </table:table-cell>
          <table:table-cell office:value-type="string" calcext:value-type="string">
            <text:p>1)</text:p>
          </table:table-cell>
          <table:table-cell/>
        </table:table-row>
        <table:table-row table:style-name="ro1">
          <table:table-cell office:value-type="string" calcext:value-type="string">
            <text:p>(0.99099</text:p>
          </table:table-cell>
          <table:table-cell office:value-type="string" calcext:value-type="string">
            <text:p>1)-(0.957655</text:p>
          </table:table-cell>
          <table:table-cell office:value-type="string" calcext:value-type="string">
            <text:p>1)</text:p>
          </table:table-cell>
          <table:table-cell/>
        </table:table-row>
        <table:table-row table:style-name="ro1">
          <table:table-cell office:value-type="string" calcext:value-type="string">
            <text:p>(0.957655</text:p>
          </table:table-cell>
          <table:table-cell office:value-type="string" calcext:value-type="string">
            <text:p>1)-(0.925444</text:p>
          </table:table-cell>
          <table:table-cell office:value-type="string" calcext:value-type="string">
            <text:p>1)</text:p>
          </table:table-cell>
          <table:table-cell/>
        </table:table-row>
        <table:table-row table:style-name="ro1">
          <table:table-cell office:value-type="string" calcext:value-type="string">
            <text:p>(0.925444</text:p>
          </table:table-cell>
          <table:table-cell office:value-type="string" calcext:value-type="string">
            <text:p>1)-(0.894282</text:p>
          </table:table-cell>
          <table:table-cell office:value-type="string" calcext:value-type="string">
            <text:p>1)</text:p>
          </table:table-cell>
          <table:table-cell/>
        </table:table-row>
        <table:table-row table:style-name="ro1">
          <table:table-cell office:value-type="string" calcext:value-type="string">
            <text:p>(0.894282</text:p>
          </table:table-cell>
          <table:table-cell office:value-type="string" calcext:value-type="string">
            <text:p>1)-(0.864103</text:p>
          </table:table-cell>
          <table:table-cell office:value-type="string" calcext:value-type="string">
            <text:p>1)</text:p>
          </table:table-cell>
          <table:table-cell/>
        </table:table-row>
        <table:table-row table:style-name="ro1">
          <table:table-cell office:value-type="string" calcext:value-type="string">
            <text:p>(0.864103</text:p>
          </table:table-cell>
          <table:table-cell office:value-type="string" calcext:value-type="string">
            <text:p>1)-(0.834842</text:p>
          </table:table-cell>
          <table:table-cell office:value-type="string" calcext:value-type="string">
            <text:p>1)</text:p>
          </table:table-cell>
          <table:table-cell/>
        </table:table-row>
        <table:table-row table:style-name="ro1">
          <table:table-cell office:value-type="string" calcext:value-type="string">
            <text:p>(0.834842</text:p>
          </table:table-cell>
          <table:table-cell office:value-type="string" calcext:value-type="string">
            <text:p>1)-(0.806443</text:p>
          </table:table-cell>
          <table:table-cell office:value-type="string" calcext:value-type="string">
            <text:p>1)</text:p>
          </table:table-cell>
          <table:table-cell/>
        </table:table-row>
        <table:table-row table:style-name="ro1">
          <table:table-cell office:value-type="string" calcext:value-type="string">
            <text:p>(0.806443</text:p>
          </table:table-cell>
          <table:table-cell office:value-type="string" calcext:value-type="string">
            <text:p>1)-(0.778851</text:p>
          </table:table-cell>
          <table:table-cell office:value-type="string" calcext:value-type="string">
            <text:p>1)</text:p>
          </table:table-cell>
          <table:table-cell/>
        </table:table-row>
        <table:table-row table:style-name="ro1">
          <table:table-cell office:value-type="string" calcext:value-type="string">
            <text:p>(0.778851</text:p>
          </table:table-cell>
          <table:table-cell office:value-type="string" calcext:value-type="string">
            <text:p>1)-(0.752018</text:p>
          </table:table-cell>
          <table:table-cell office:value-type="string" calcext:value-type="string">
            <text:p>1)</text:p>
          </table:table-cell>
          <table:table-cell/>
        </table:table-row>
        <table:table-row table:style-name="ro1">
          <table:table-cell office:value-type="string" calcext:value-type="string">
            <text:p>(0.752018</text:p>
          </table:table-cell>
          <table:table-cell office:value-type="string" calcext:value-type="string">
            <text:p>1)-(0.725896</text:p>
          </table:table-cell>
          <table:table-cell office:value-type="string" calcext:value-type="string">
            <text:p>1)</text:p>
          </table:table-cell>
          <table:table-cell/>
        </table:table-row>
        <table:table-row table:style-name="ro1">
          <table:table-cell office:value-type="string" calcext:value-type="string">
            <text:p>(0.725896</text:p>
          </table:table-cell>
          <table:table-cell office:value-type="string" calcext:value-type="string">
            <text:p>1)-(0.700443</text:p>
          </table:table-cell>
          <table:table-cell office:value-type="string" calcext:value-type="string">
            <text:p>1)</text:p>
          </table:table-cell>
          <table:table-cell/>
        </table:table-row>
        <table:table-row table:style-name="ro1">
          <table:table-cell office:value-type="string" calcext:value-type="string">
            <text:p>(0.700443</text:p>
          </table:table-cell>
          <table:table-cell office:value-type="string" calcext:value-type="string">
            <text:p>1)-(0.675619</text:p>
          </table:table-cell>
          <table:table-cell office:value-type="string" calcext:value-type="string">
            <text:p>1)</text:p>
          </table:table-cell>
          <table:table-cell/>
        </table:table-row>
        <table:table-row table:style-name="ro1">
          <table:table-cell office:value-type="string" calcext:value-type="string">
            <text:p>(0.675619</text:p>
          </table:table-cell>
          <table:table-cell office:value-type="string" calcext:value-type="string">
            <text:p>1)-(0.651386</text:p>
          </table:table-cell>
          <table:table-cell office:value-type="string" calcext:value-type="string">
            <text:p>1)</text:p>
          </table:table-cell>
          <table:table-cell/>
        </table:table-row>
        <table:table-row table:style-name="ro1">
          <table:table-cell office:value-type="string" calcext:value-type="string">
            <text:p>(0.651386</text:p>
          </table:table-cell>
          <table:table-cell office:value-type="string" calcext:value-type="string">
            <text:p>1)-(0.627709</text:p>
          </table:table-cell>
          <table:table-cell office:value-type="string" calcext:value-type="string">
            <text:p>1)</text:p>
          </table:table-cell>
          <table:table-cell/>
        </table:table-row>
        <table:table-row table:style-name="ro1">
          <table:table-cell office:value-type="string" calcext:value-type="string">
            <text:p>(0.627709</text:p>
          </table:table-cell>
          <table:table-cell office:value-type="string" calcext:value-type="string">
            <text:p>1)-(0.604556</text:p>
          </table:table-cell>
          <table:table-cell office:value-type="string" calcext:value-type="string">
            <text:p>1)</text:p>
          </table:table-cell>
          <table:table-cell/>
        </table:table-row>
        <table:table-row table:style-name="ro1">
          <table:table-cell office:value-type="string" calcext:value-type="string">
            <text:p>(0.604556</text:p>
          </table:table-cell>
          <table:table-cell office:value-type="string" calcext:value-type="string">
            <text:p>1)-(0.581896</text:p>
          </table:table-cell>
          <table:table-cell office:value-type="string" calcext:value-type="string">
            <text:p>1)</text:p>
          </table:table-cell>
          <table:table-cell/>
        </table:table-row>
        <table:table-row table:style-name="ro1">
          <table:table-cell office:value-type="string" calcext:value-type="string">
            <text:p>(0.581896</text:p>
          </table:table-cell>
          <table:table-cell office:value-type="string" calcext:value-type="string">
            <text:p>1)-(0.5597</text:p>
          </table:table-cell>
          <table:table-cell office:value-type="string" calcext:value-type="string">
            <text:p>1)</text:p>
          </table:table-cell>
          <table:table-cell/>
        </table:table-row>
        <table:table-row table:style-name="ro1">
          <table:table-cell office:value-type="string" calcext:value-type="string">
            <text:p>(0.5597</text:p>
          </table:table-cell>
          <table:table-cell office:value-type="string" calcext:value-type="string">
            <text:p>1)-(0.53794</text:p>
          </table:table-cell>
          <table:table-cell office:value-type="string" calcext:value-type="string">
            <text:p>1)</text:p>
          </table:table-cell>
          <table:table-cell/>
        </table:table-row>
        <table:table-row table:style-name="ro1">
          <table:table-cell office:value-type="string" calcext:value-type="string">
            <text:p>(0.53794</text:p>
          </table:table-cell>
          <table:table-cell office:value-type="string" calcext:value-type="string">
            <text:p>1)-(0.516592</text:p>
          </table:table-cell>
          <table:table-cell office:value-type="string" calcext:value-type="string">
            <text:p>1)</text:p>
          </table:table-cell>
          <table:table-cell/>
        </table:table-row>
        <table:table-row table:style-name="ro1">
          <table:table-cell office:value-type="string" calcext:value-type="string">
            <text:p>(0.516592</text:p>
          </table:table-cell>
          <table:table-cell office:value-type="string" calcext:value-type="string">
            <text:p>1)-(0.49563</text:p>
          </table:table-cell>
          <table:table-cell office:value-type="string" calcext:value-type="string">
            <text:p>1)</text:p>
          </table:table-cell>
          <table:table-cell/>
        </table:table-row>
        <table:table-row table:style-name="ro1">
          <table:table-cell office:value-type="string" calcext:value-type="string">
            <text:p>(0.49563</text:p>
          </table:table-cell>
          <table:table-cell office:value-type="string" calcext:value-type="string">
            <text:p>1)-(0.475032</text:p>
          </table:table-cell>
          <table:table-cell office:value-type="string" calcext:value-type="string">
            <text:p>1)</text:p>
          </table:table-cell>
          <table:table-cell/>
        </table:table-row>
        <table:table-row table:style-name="ro1">
          <table:table-cell office:value-type="string" calcext:value-type="string">
            <text:p>(0.475032</text:p>
          </table:table-cell>
          <table:table-cell office:value-type="string" calcext:value-type="string">
            <text:p>1)-(0.454777</text:p>
          </table:table-cell>
          <table:table-cell office:value-type="string" calcext:value-type="string">
            <text:p>1)</text:p>
          </table:table-cell>
          <table:table-cell/>
        </table:table-row>
        <table:table-row table:style-name="ro1">
          <table:table-cell office:value-type="string" calcext:value-type="string">
            <text:p>(0.454777</text:p>
          </table:table-cell>
          <table:table-cell office:value-type="string" calcext:value-type="string">
            <text:p>1)-(0.434843</text:p>
          </table:table-cell>
          <table:table-cell office:value-type="string" calcext:value-type="string">
            <text:p>1)</text:p>
          </table:table-cell>
          <table:table-cell/>
        </table:table-row>
        <table:table-row table:style-name="ro1">
          <table:table-cell office:value-type="string" calcext:value-type="string">
            <text:p>(0.434843</text:p>
          </table:table-cell>
          <table:table-cell office:value-type="string" calcext:value-type="string">
            <text:p>1)-(0.41521</text:p>
          </table:table-cell>
          <table:table-cell office:value-type="string" calcext:value-type="string">
            <text:p>1)</text:p>
          </table:table-cell>
          <table:table-cell/>
        </table:table-row>
        <table:table-row table:style-name="ro1">
          <table:table-cell office:value-type="string" calcext:value-type="string">
            <text:p>(0.41521</text:p>
          </table:table-cell>
          <table:table-cell office:value-type="string" calcext:value-type="string">
            <text:p>1)-(0.395861</text:p>
          </table:table-cell>
          <table:table-cell office:value-type="string" calcext:value-type="string">
            <text:p>1)</text:p>
          </table:table-cell>
          <table:table-cell/>
        </table:table-row>
        <table:table-row table:style-name="ro1">
          <table:table-cell office:value-type="string" calcext:value-type="string">
            <text:p>(0.395861</text:p>
          </table:table-cell>
          <table:table-cell office:value-type="string" calcext:value-type="string">
            <text:p>1)-(0.376777</text:p>
          </table:table-cell>
          <table:table-cell office:value-type="string" calcext:value-type="string">
            <text:p>1)</text:p>
          </table:table-cell>
          <table:table-cell/>
        </table:table-row>
        <table:table-row table:style-name="ro1">
          <table:table-cell office:value-type="string" calcext:value-type="string">
            <text:p>(0.376777</text:p>
          </table:table-cell>
          <table:table-cell office:value-type="string" calcext:value-type="string">
            <text:p>1)-(0.357941</text:p>
          </table:table-cell>
          <table:table-cell office:value-type="string" calcext:value-type="string">
            <text:p>1)</text:p>
          </table:table-cell>
          <table:table-cell/>
        </table:table-row>
        <table:table-row table:style-name="ro1">
          <table:table-cell office:value-type="string" calcext:value-type="string">
            <text:p>(0.357941</text:p>
          </table:table-cell>
          <table:table-cell office:value-type="string" calcext:value-type="string">
            <text:p>1)-(0.339337</text:p>
          </table:table-cell>
          <table:table-cell office:value-type="string" calcext:value-type="string">
            <text:p>1)</text:p>
          </table:table-cell>
          <table:table-cell/>
        </table:table-row>
        <table:table-row table:style-name="ro1">
          <table:table-cell office:value-type="string" calcext:value-type="string">
            <text:p>(0.339337</text:p>
          </table:table-cell>
          <table:table-cell office:value-type="string" calcext:value-type="string">
            <text:p>1)-(0.320949</text:p>
          </table:table-cell>
          <table:table-cell office:value-type="string" calcext:value-type="string">
            <text:p>1)</text:p>
          </table:table-cell>
          <table:table-cell/>
        </table:table-row>
        <table:table-row table:style-name="ro1">
          <table:table-cell office:value-type="string" calcext:value-type="string">
            <text:p>(0.320949</text:p>
          </table:table-cell>
          <table:table-cell office:value-type="string" calcext:value-type="string">
            <text:p>1)-(0.302763</text:p>
          </table:table-cell>
          <table:table-cell office:value-type="string" calcext:value-type="string">
            <text:p>1)</text:p>
          </table:table-cell>
          <table:table-cell/>
        </table:table-row>
        <table:table-row table:style-name="ro1">
          <table:table-cell office:value-type="string" calcext:value-type="string">
            <text:p>(0.302763</text:p>
          </table:table-cell>
          <table:table-cell office:value-type="string" calcext:value-type="string">
            <text:p>1)-(0.284762</text:p>
          </table:table-cell>
          <table:table-cell office:value-type="string" calcext:value-type="string">
            <text:p>1)</text:p>
          </table:table-cell>
          <table:table-cell/>
        </table:table-row>
        <table:table-row table:style-name="ro1">
          <table:table-cell office:value-type="string" calcext:value-type="string">
            <text:p>(0.284762</text:p>
          </table:table-cell>
          <table:table-cell office:value-type="string" calcext:value-type="string">
            <text:p>1)-(0.266935</text:p>
          </table:table-cell>
          <table:table-cell office:value-type="string" calcext:value-type="string">
            <text:p>1)</text:p>
          </table:table-cell>
          <table:table-cell/>
        </table:table-row>
        <table:table-row table:style-name="ro1">
          <table:table-cell office:value-type="string" calcext:value-type="string">
            <text:p>(0.266935</text:p>
          </table:table-cell>
          <table:table-cell office:value-type="string" calcext:value-type="string">
            <text:p>1)-(0.249266</text:p>
          </table:table-cell>
          <table:table-cell office:value-type="string" calcext:value-type="string">
            <text:p>1)</text:p>
          </table:table-cell>
          <table:table-cell/>
        </table:table-row>
        <table:table-row table:style-name="ro1">
          <table:table-cell office:value-type="string" calcext:value-type="string">
            <text:p>(0.249266</text:p>
          </table:table-cell>
          <table:table-cell office:value-type="string" calcext:value-type="string">
            <text:p>1)-(0.231743</text:p>
          </table:table-cell>
          <table:table-cell office:value-type="string" calcext:value-type="string">
            <text:p>1)</text:p>
          </table:table-cell>
          <table:table-cell/>
        </table:table-row>
        <table:table-row table:style-name="ro1">
          <table:table-cell office:value-type="string" calcext:value-type="string">
            <text:p>(0.231743</text:p>
          </table:table-cell>
          <table:table-cell office:value-type="string" calcext:value-type="string">
            <text:p>1)-(0.214353</text:p>
          </table:table-cell>
          <table:table-cell office:value-type="string" calcext:value-type="string">
            <text:p>1)</text:p>
          </table:table-cell>
          <table:table-cell/>
        </table:table-row>
        <table:table-row table:style-name="ro1">
          <table:table-cell office:value-type="string" calcext:value-type="string">
            <text:p>(0.214353</text:p>
          </table:table-cell>
          <table:table-cell office:value-type="string" calcext:value-type="string">
            <text:p>1)-(0.197084</text:p>
          </table:table-cell>
          <table:table-cell office:value-type="string" calcext:value-type="string">
            <text:p>1)</text:p>
          </table:table-cell>
          <table:table-cell/>
        </table:table-row>
        <table:table-row table:style-name="ro1">
          <table:table-cell office:value-type="string" calcext:value-type="string">
            <text:p>(0.197084</text:p>
          </table:table-cell>
          <table:table-cell office:value-type="string" calcext:value-type="string">
            <text:p>1)-(0.179923</text:p>
          </table:table-cell>
          <table:table-cell office:value-type="string" calcext:value-type="string">
            <text:p>1)</text:p>
          </table:table-cell>
          <table:table-cell/>
        </table:table-row>
        <table:table-row table:style-name="ro1">
          <table:table-cell office:value-type="string" calcext:value-type="string">
            <text:p>(0.179923</text:p>
          </table:table-cell>
          <table:table-cell office:value-type="string" calcext:value-type="string">
            <text:p>1)-(0.162859</text:p>
          </table:table-cell>
          <table:table-cell office:value-type="string" calcext:value-type="string">
            <text:p>1)</text:p>
          </table:table-cell>
          <table:table-cell/>
        </table:table-row>
        <table:table-row table:style-name="ro1">
          <table:table-cell office:value-type="string" calcext:value-type="string">
            <text:p>(0.162859</text:p>
          </table:table-cell>
          <table:table-cell office:value-type="string" calcext:value-type="string">
            <text:p>1)-(0.14588</text:p>
          </table:table-cell>
          <table:table-cell office:value-type="string" calcext:value-type="string">
            <text:p>1)</text:p>
          </table:table-cell>
          <table:table-cell/>
        </table:table-row>
        <table:table-row table:style-name="ro1">
          <table:table-cell office:value-type="string" calcext:value-type="string">
            <text:p>(0.14588</text:p>
          </table:table-cell>
          <table:table-cell office:value-type="string" calcext:value-type="string">
            <text:p>1)-(0.128974</text:p>
          </table:table-cell>
          <table:table-cell office:value-type="string" calcext:value-type="string">
            <text:p>1)</text:p>
          </table:table-cell>
          <table:table-cell/>
        </table:table-row>
        <table:table-row table:style-name="ro1">
          <table:table-cell office:value-type="string" calcext:value-type="string">
            <text:p>(0.128974</text:p>
          </table:table-cell>
          <table:table-cell office:value-type="string" calcext:value-type="string">
            <text:p>1)-(0.112131</text:p>
          </table:table-cell>
          <table:table-cell office:value-type="string" calcext:value-type="string">
            <text:p>1)</text:p>
          </table:table-cell>
          <table:table-cell/>
        </table:table-row>
        <table:table-row table:style-name="ro1">
          <table:table-cell office:value-type="string" calcext:value-type="string">
            <text:p>(0.112131</text:p>
          </table:table-cell>
          <table:table-cell office:value-type="string" calcext:value-type="string">
            <text:p>1)-(0.0953389</text:p>
          </table:table-cell>
          <table:table-cell office:value-type="string" calcext:value-type="string">
            <text:p>1)</text:p>
          </table:table-cell>
          <table:table-cell/>
        </table:table-row>
        <table:table-row table:style-name="ro1">
          <table:table-cell office:value-type="string" calcext:value-type="string">
            <text:p>(0.0953389</text:p>
          </table:table-cell>
          <table:table-cell office:value-type="string" calcext:value-type="string">
            <text:p>1)-(0.0785869</text:p>
          </table:table-cell>
          <table:table-cell office:value-type="string" calcext:value-type="string">
            <text:p>1)</text:p>
          </table:table-cell>
          <table:table-cell/>
        </table:table-row>
        <table:table-row table:style-name="ro1">
          <table:table-cell office:value-type="string" calcext:value-type="string">
            <text:p>(0.0785869</text:p>
          </table:table-cell>
          <table:table-cell office:value-type="string" calcext:value-type="string">
            <text:p>1)-(0.0618643</text:p>
          </table:table-cell>
          <table:table-cell office:value-type="string" calcext:value-type="string">
            <text:p>1)</text:p>
          </table:table-cell>
          <table:table-cell/>
        </table:table-row>
        <table:table-row table:style-name="ro1">
          <table:table-cell office:value-type="string" calcext:value-type="string">
            <text:p>(0.0618643</text:p>
          </table:table-cell>
          <table:table-cell office:value-type="string" calcext:value-type="string">
            <text:p>1)-(0.0451601</text:p>
          </table:table-cell>
          <table:table-cell office:value-type="string" calcext:value-type="string">
            <text:p>1)</text:p>
          </table:table-cell>
          <table:table-cell/>
        </table:table-row>
        <table:table-row table:style-name="ro1">
          <table:table-cell office:value-type="string" calcext:value-type="string">
            <text:p>(0.0451601</text:p>
          </table:table-cell>
          <table:table-cell office:value-type="string" calcext:value-type="string">
            <text:p>1)-(0.0284636</text:p>
          </table:table-cell>
          <table:table-cell office:value-type="string" calcext:value-type="string">
            <text:p>1)</text:p>
          </table:table-cell>
          <table:table-cell/>
        </table:table-row>
        <table:table-row table:style-name="ro1">
          <table:table-cell office:value-type="string" calcext:value-type="string">
            <text:p>(0.0284636</text:p>
          </table:table-cell>
          <table:table-cell office:value-type="string" calcext:value-type="string">
            <text:p>1)-(0.0117639</text:p>
          </table:table-cell>
          <table:table-cell office:value-type="string" calcext:value-type="string">
            <text:p>1)</text:p>
          </table:table-cell>
          <table:table-cell/>
        </table:table-row>
        <table:table-row table:style-name="ro1">
          <table:table-cell office:value-type="string" calcext:value-type="string">
            <text:p>(0.0117639</text:p>
          </table:table-cell>
          <table:table-cell office:value-type="string" calcext:value-type="string">
            <text:p>1)-(-0.0622202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0.0622202</text:p>
          </table:table-cell>
          <table:table-cell office:value-type="string" calcext:value-type="string">
            <text:p>2)-(-0.0967322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0.0967322</text:p>
          </table:table-cell>
          <table:table-cell office:value-type="string" calcext:value-type="string">
            <text:p>2)-(-0.131327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0.131327</text:p>
          </table:table-cell>
          <table:table-cell office:value-type="string" calcext:value-type="string">
            <text:p>2)-(-0.166028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0.166028</text:p>
          </table:table-cell>
          <table:table-cell office:value-type="string" calcext:value-type="string">
            <text:p>2)-(-0.200857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0.200857</text:p>
          </table:table-cell>
          <table:table-cell office:value-type="string" calcext:value-type="string">
            <text:p>2)-(-0.235837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0.235837</text:p>
          </table:table-cell>
          <table:table-cell office:value-type="string" calcext:value-type="string">
            <text:p>2)-(-0.270991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0.270991</text:p>
          </table:table-cell>
          <table:table-cell office:value-type="string" calcext:value-type="string">
            <text:p>2)-(-0.306345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0.306345</text:p>
          </table:table-cell>
          <table:table-cell office:value-type="string" calcext:value-type="string">
            <text:p>2)-(-0.341921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0.341921</text:p>
          </table:table-cell>
          <table:table-cell office:value-type="string" calcext:value-type="string">
            <text:p>2)-(-0.377746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0.377746</text:p>
          </table:table-cell>
          <table:table-cell office:value-type="string" calcext:value-type="string">
            <text:p>2)-(-0.413844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0.413844</text:p>
          </table:table-cell>
          <table:table-cell office:value-type="string" calcext:value-type="string">
            <text:p>2)-(-0.450243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0.450243</text:p>
          </table:table-cell>
          <table:table-cell office:value-type="string" calcext:value-type="string">
            <text:p>2)-(-0.48697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0.48697</text:p>
          </table:table-cell>
          <table:table-cell office:value-type="string" calcext:value-type="string">
            <text:p>2)-(-0.524053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0.524053</text:p>
          </table:table-cell>
          <table:table-cell office:value-type="string" calcext:value-type="string">
            <text:p>2)-(-0.561521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0.561521</text:p>
          </table:table-cell>
          <table:table-cell office:value-type="string" calcext:value-type="string">
            <text:p>2)-(-0.599404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0.599404</text:p>
          </table:table-cell>
          <table:table-cell office:value-type="string" calcext:value-type="string">
            <text:p>2)-(-0.637735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0.637735</text:p>
          </table:table-cell>
          <table:table-cell office:value-type="string" calcext:value-type="string">
            <text:p>2)-(-0.676546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0.676546</text:p>
          </table:table-cell>
          <table:table-cell office:value-type="string" calcext:value-type="string">
            <text:p>2)-(-0.715871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0.715871</text:p>
          </table:table-cell>
          <table:table-cell office:value-type="string" calcext:value-type="string">
            <text:p>2)-(-0.755746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0.755746</text:p>
          </table:table-cell>
          <table:table-cell office:value-type="string" calcext:value-type="string">
            <text:p>2)-(-0.796209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0.796209</text:p>
          </table:table-cell>
          <table:table-cell office:value-type="string" calcext:value-type="string">
            <text:p>2)-(-0.837299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0.837299</text:p>
          </table:table-cell>
          <table:table-cell office:value-type="string" calcext:value-type="string">
            <text:p>2)-(-0.879058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0.879058</text:p>
          </table:table-cell>
          <table:table-cell office:value-type="string" calcext:value-type="string">
            <text:p>2)-(-0.92153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0.92153</text:p>
          </table:table-cell>
          <table:table-cell office:value-type="string" calcext:value-type="string">
            <text:p>2)-(-0.964761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0.964761</text:p>
          </table:table-cell>
          <table:table-cell office:value-type="string" calcext:value-type="string">
            <text:p>2)-(-1.0088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1.0088</text:p>
          </table:table-cell>
          <table:table-cell office:value-type="string" calcext:value-type="string">
            <text:p>2)-(-1.0537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1.0537</text:p>
          </table:table-cell>
          <table:table-cell office:value-type="string" calcext:value-type="string">
            <text:p>2)-(-1.09951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1.09951</text:p>
          </table:table-cell>
          <table:table-cell office:value-type="string" calcext:value-type="string">
            <text:p>2)-(-1.14629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1.14629</text:p>
          </table:table-cell>
          <table:table-cell office:value-type="string" calcext:value-type="string">
            <text:p>2)-(-1.19411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1.19411</text:p>
          </table:table-cell>
          <table:table-cell office:value-type="string" calcext:value-type="string">
            <text:p>2)-(-1.24303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1.24303</text:p>
          </table:table-cell>
          <table:table-cell office:value-type="string" calcext:value-type="string">
            <text:p>2)-(-1.29312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1.29312</text:p>
          </table:table-cell>
          <table:table-cell office:value-type="string" calcext:value-type="string">
            <text:p>2)-(-1.34445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1.34445</text:p>
          </table:table-cell>
          <table:table-cell office:value-type="string" calcext:value-type="string">
            <text:p>2)-(-1.39711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1.39711</text:p>
          </table:table-cell>
          <table:table-cell office:value-type="string" calcext:value-type="string">
            <text:p>2)-(-1.45119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1.45119</text:p>
          </table:table-cell>
          <table:table-cell office:value-type="string" calcext:value-type="string">
            <text:p>2)-(-1.50677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1.50677</text:p>
          </table:table-cell>
          <table:table-cell office:value-type="string" calcext:value-type="string">
            <text:p>2)-(-1.56396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1.56396</text:p>
          </table:table-cell>
          <table:table-cell office:value-type="string" calcext:value-type="string">
            <text:p>2)-(-1.62287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1.62287</text:p>
          </table:table-cell>
          <table:table-cell office:value-type="string" calcext:value-type="string">
            <text:p>2)-(-1.68361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1.68361</text:p>
          </table:table-cell>
          <table:table-cell office:value-type="string" calcext:value-type="string">
            <text:p>2)-(-1.74631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1.74631</text:p>
          </table:table-cell>
          <table:table-cell office:value-type="string" calcext:value-type="string">
            <text:p>2)-(-1.81111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1.81111</text:p>
          </table:table-cell>
          <table:table-cell office:value-type="string" calcext:value-type="string">
            <text:p>2)-(-1.87816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1.87816</text:p>
          </table:table-cell>
          <table:table-cell office:value-type="string" calcext:value-type="string">
            <text:p>2)-(-1.94762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1.94762</text:p>
          </table:table-cell>
          <table:table-cell office:value-type="string" calcext:value-type="string">
            <text:p>2)-(-2.01967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2.01967</text:p>
          </table:table-cell>
          <table:table-cell office:value-type="string" calcext:value-type="string">
            <text:p>2)-(-2.0945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2.0945</text:p>
          </table:table-cell>
          <table:table-cell office:value-type="string" calcext:value-type="string">
            <text:p>2)-(-2.17234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2.17234</text:p>
          </table:table-cell>
          <table:table-cell office:value-type="string" calcext:value-type="string">
            <text:p>2)-(-2.25341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2.25341</text:p>
          </table:table-cell>
          <table:table-cell office:value-type="string" calcext:value-type="string">
            <text:p>2)-(-2.33798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2.33798</text:p>
          </table:table-cell>
          <table:table-cell office:value-type="string" calcext:value-type="string">
            <text:p>2)-(-2.42633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2.42633</text:p>
          </table:table-cell>
          <table:table-cell office:value-type="string" calcext:value-type="string">
            <text:p>2)-(-2.51878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2.51878</text:p>
          </table:table-cell>
          <table:table-cell office:value-type="string" calcext:value-type="string">
            <text:p>2)-(-2.61568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2.61568</text:p>
          </table:table-cell>
          <table:table-cell office:value-type="string" calcext:value-type="string">
            <text:p>2)-(-2.71744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2.71744</text:p>
          </table:table-cell>
          <table:table-cell office:value-type="string" calcext:value-type="string">
            <text:p>2)-(-2.82449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2.82449</text:p>
          </table:table-cell>
          <table:table-cell office:value-type="string" calcext:value-type="string">
            <text:p>2)-(-2.93732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2.93732</text:p>
          </table:table-cell>
          <table:table-cell office:value-type="string" calcext:value-type="string">
            <text:p>2)-(-3.0565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3.0565</text:p>
          </table:table-cell>
          <table:table-cell office:value-type="string" calcext:value-type="string">
            <text:p>2)-(-3.18266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3.18266</text:p>
          </table:table-cell>
          <table:table-cell office:value-type="string" calcext:value-type="string">
            <text:p>2)-(-3.31651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3.31651</text:p>
          </table:table-cell>
          <table:table-cell office:value-type="string" calcext:value-type="string">
            <text:p>2)-(-3.45886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3.45886</text:p>
          </table:table-cell>
          <table:table-cell office:value-type="string" calcext:value-type="string">
            <text:p>2)-(-3.61066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3.61066</text:p>
          </table:table-cell>
          <table:table-cell office:value-type="string" calcext:value-type="string">
            <text:p>2)-(-3.77298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3.77298</text:p>
          </table:table-cell>
          <table:table-cell office:value-type="string" calcext:value-type="string">
            <text:p>2)-(-3.94706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3.94706</text:p>
          </table:table-cell>
          <table:table-cell office:value-type="string" calcext:value-type="string">
            <text:p>2)-(-4.13434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4.13434</text:p>
          </table:table-cell>
          <table:table-cell office:value-type="string" calcext:value-type="string">
            <text:p>2)-(-4.33652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4.33652</text:p>
          </table:table-cell>
          <table:table-cell office:value-type="string" calcext:value-type="string">
            <text:p>2)-(-4.55559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4.55559</text:p>
          </table:table-cell>
          <table:table-cell office:value-type="string" calcext:value-type="string">
            <text:p>2)-(-4.7939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4.7939</text:p>
          </table:table-cell>
          <table:table-cell office:value-type="string" calcext:value-type="string">
            <text:p>2)-(-5.05428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5.05428</text:p>
          </table:table-cell>
          <table:table-cell office:value-type="string" calcext:value-type="string">
            <text:p>2)-(-5.34013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5.34013</text:p>
          </table:table-cell>
          <table:table-cell office:value-type="string" calcext:value-type="string">
            <text:p>2)-(-5.65556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5.65556</text:p>
          </table:table-cell>
          <table:table-cell office:value-type="string" calcext:value-type="string">
            <text:p>2)-(-6.00565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6.00565</text:p>
          </table:table-cell>
          <table:table-cell office:value-type="string" calcext:value-type="string">
            <text:p>2)-(-6.3967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6.3967</text:p>
          </table:table-cell>
          <table:table-cell office:value-type="string" calcext:value-type="string">
            <text:p>2)-(-6.83662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6.83662</text:p>
          </table:table-cell>
          <table:table-cell office:value-type="string" calcext:value-type="string">
            <text:p>2)-(-7.33551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7.33551</text:p>
          </table:table-cell>
          <table:table-cell office:value-type="string" calcext:value-type="string">
            <text:p>2)-(-7.90645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7.90645</text:p>
          </table:table-cell>
          <table:table-cell office:value-type="string" calcext:value-type="string">
            <text:p>2)-(-8.56669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8.56669</text:p>
          </table:table-cell>
          <table:table-cell office:value-type="string" calcext:value-type="string">
            <text:p>2)-(-9.33946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-9.46606</text:p>
          </table:table-cell>
          <table:table-cell office:value-type="string" calcext:value-type="string">
            <text:p>-3)-(-8.91243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8.91243</text:p>
          </table:table-cell>
          <table:table-cell office:value-type="string" calcext:value-type="string">
            <text:p>-3)-(-8.41368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8.41368</text:p>
          </table:table-cell>
          <table:table-cell office:value-type="string" calcext:value-type="string">
            <text:p>-3)-(-7.96177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7.96177</text:p>
          </table:table-cell>
          <table:table-cell office:value-type="string" calcext:value-type="string">
            <text:p>-3)-(-7.55013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7.55013</text:p>
          </table:table-cell>
          <table:table-cell office:value-type="string" calcext:value-type="string">
            <text:p>-3)-(-7.17338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7.17338</text:p>
          </table:table-cell>
          <table:table-cell office:value-type="string" calcext:value-type="string">
            <text:p>-3)-(-6.82705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6.82705</text:p>
          </table:table-cell>
          <table:table-cell office:value-type="string" calcext:value-type="string">
            <text:p>-3)-(-6.5074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6.5074</text:p>
          </table:table-cell>
          <table:table-cell office:value-type="string" calcext:value-type="string">
            <text:p>-3)-(-6.21128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6.21128</text:p>
          </table:table-cell>
          <table:table-cell office:value-type="string" calcext:value-type="string">
            <text:p>-3)-(-5.93601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5.93601</text:p>
          </table:table-cell>
          <table:table-cell office:value-type="string" calcext:value-type="string">
            <text:p>-3)-(-5.6793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5.6793</text:p>
          </table:table-cell>
          <table:table-cell office:value-type="string" calcext:value-type="string">
            <text:p>-3)-(-5.43918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5.43918</text:p>
          </table:table-cell>
          <table:table-cell office:value-type="string" calcext:value-type="string">
            <text:p>-3)-(-5.21397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5.21397</text:p>
          </table:table-cell>
          <table:table-cell office:value-type="string" calcext:value-type="string">
            <text:p>-3)-(-5.00217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5.00217</text:p>
          </table:table-cell>
          <table:table-cell office:value-type="string" calcext:value-type="string">
            <text:p>-3)-(-4.8025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4.8025</text:p>
          </table:table-cell>
          <table:table-cell office:value-type="string" calcext:value-type="string">
            <text:p>-3)-(-4.61384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4.61384</text:p>
          </table:table-cell>
          <table:table-cell office:value-type="string" calcext:value-type="string">
            <text:p>-3)-(-4.43517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4.43517</text:p>
          </table:table-cell>
          <table:table-cell office:value-type="string" calcext:value-type="string">
            <text:p>-3)-(-4.26563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4.26563</text:p>
          </table:table-cell>
          <table:table-cell office:value-type="string" calcext:value-type="string">
            <text:p>-3)-(-4.10442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4.10442</text:p>
          </table:table-cell>
          <table:table-cell office:value-type="string" calcext:value-type="string">
            <text:p>-3)-(-3.95086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3.95086</text:p>
          </table:table-cell>
          <table:table-cell office:value-type="string" calcext:value-type="string">
            <text:p>-3)-(-3.80431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3.80431</text:p>
          </table:table-cell>
          <table:table-cell office:value-type="string" calcext:value-type="string">
            <text:p>-3)-(-3.66423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3.66423</text:p>
          </table:table-cell>
          <table:table-cell office:value-type="string" calcext:value-type="string">
            <text:p>-3)-(-3.53011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3.53011</text:p>
          </table:table-cell>
          <table:table-cell office:value-type="string" calcext:value-type="string">
            <text:p>-3)-(-3.40149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3.40149</text:p>
          </table:table-cell>
          <table:table-cell office:value-type="string" calcext:value-type="string">
            <text:p>-3)-(-3.27796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3.27796</text:p>
          </table:table-cell>
          <table:table-cell office:value-type="string" calcext:value-type="string">
            <text:p>-3)-(-3.15916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3.15916</text:p>
          </table:table-cell>
          <table:table-cell office:value-type="string" calcext:value-type="string">
            <text:p>-3)-(-3.04475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3.04475</text:p>
          </table:table-cell>
          <table:table-cell office:value-type="string" calcext:value-type="string">
            <text:p>-3)-(-2.93441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2.93441</text:p>
          </table:table-cell>
          <table:table-cell office:value-type="string" calcext:value-type="string">
            <text:p>-3)-(-2.82788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2.82788</text:p>
          </table:table-cell>
          <table:table-cell office:value-type="string" calcext:value-type="string">
            <text:p>-3)-(-2.72488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2.72488</text:p>
          </table:table-cell>
          <table:table-cell office:value-type="string" calcext:value-type="string">
            <text:p>-3)-(-2.62518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2.62518</text:p>
          </table:table-cell>
          <table:table-cell office:value-type="string" calcext:value-type="string">
            <text:p>-3)-(-2.52858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2.52858</text:p>
          </table:table-cell>
          <table:table-cell office:value-type="string" calcext:value-type="string">
            <text:p>-3)-(-2.43486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2.43486</text:p>
          </table:table-cell>
          <table:table-cell office:value-type="string" calcext:value-type="string">
            <text:p>-3)-(-2.34384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2.34384</text:p>
          </table:table-cell>
          <table:table-cell office:value-type="string" calcext:value-type="string">
            <text:p>-3)-(-2.25535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2.25535</text:p>
          </table:table-cell>
          <table:table-cell office:value-type="string" calcext:value-type="string">
            <text:p>-3)-(-2.16923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2.16923</text:p>
          </table:table-cell>
          <table:table-cell office:value-type="string" calcext:value-type="string">
            <text:p>-3)-(-2.08535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2.08535</text:p>
          </table:table-cell>
          <table:table-cell office:value-type="string" calcext:value-type="string">
            <text:p>-3)-(-2.00355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2.00355</text:p>
          </table:table-cell>
          <table:table-cell office:value-type="string" calcext:value-type="string">
            <text:p>-3)-(-1.92371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1.92371</text:p>
          </table:table-cell>
          <table:table-cell office:value-type="string" calcext:value-type="string">
            <text:p>-3)-(-1.84572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1.84572</text:p>
          </table:table-cell>
          <table:table-cell office:value-type="string" calcext:value-type="string">
            <text:p>-3)-(-1.76946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1.76946</text:p>
          </table:table-cell>
          <table:table-cell office:value-type="string" calcext:value-type="string">
            <text:p>-3)-(-1.69483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1.69483</text:p>
          </table:table-cell>
          <table:table-cell office:value-type="string" calcext:value-type="string">
            <text:p>-3)-(-1.62173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1.62173</text:p>
          </table:table-cell>
          <table:table-cell office:value-type="string" calcext:value-type="string">
            <text:p>-3)-(-1.55007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1.55007</text:p>
          </table:table-cell>
          <table:table-cell office:value-type="string" calcext:value-type="string">
            <text:p>-3)-(-1.47976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1.47976</text:p>
          </table:table-cell>
          <table:table-cell office:value-type="string" calcext:value-type="string">
            <text:p>-3)-(-1.41073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1.41073</text:p>
          </table:table-cell>
          <table:table-cell office:value-type="string" calcext:value-type="string">
            <text:p>-3)-(-1.34289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1.34289</text:p>
          </table:table-cell>
          <table:table-cell office:value-type="string" calcext:value-type="string">
            <text:p>-3)-(-1.27618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1.27618</text:p>
          </table:table-cell>
          <table:table-cell office:value-type="string" calcext:value-type="string">
            <text:p>-3)-(-1.21052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1.21052</text:p>
          </table:table-cell>
          <table:table-cell office:value-type="string" calcext:value-type="string">
            <text:p>-3)-(-1.14586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1.14586</text:p>
          </table:table-cell>
          <table:table-cell office:value-type="string" calcext:value-type="string">
            <text:p>-3)-(-1.08211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1.08211</text:p>
          </table:table-cell>
          <table:table-cell office:value-type="string" calcext:value-type="string">
            <text:p>-3)-(-1.01924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1.01924</text:p>
          </table:table-cell>
          <table:table-cell office:value-type="string" calcext:value-type="string">
            <text:p>-3)-(-0.957184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0.957184</text:p>
          </table:table-cell>
          <table:table-cell office:value-type="string" calcext:value-type="string">
            <text:p>-3)-(-0.895882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0.895882</text:p>
          </table:table-cell>
          <table:table-cell office:value-type="string" calcext:value-type="string">
            <text:p>-3)-(-0.835288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0.835288</text:p>
          </table:table-cell>
          <table:table-cell office:value-type="string" calcext:value-type="string">
            <text:p>-3)-(-0.775351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0.775351</text:p>
          </table:table-cell>
          <table:table-cell office:value-type="string" calcext:value-type="string">
            <text:p>-3)-(-0.716024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0.716024</text:p>
          </table:table-cell>
          <table:table-cell office:value-type="string" calcext:value-type="string">
            <text:p>-3)-(-0.657261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0.657261</text:p>
          </table:table-cell>
          <table:table-cell office:value-type="string" calcext:value-type="string">
            <text:p>-3)-(-0.599018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0.599018</text:p>
          </table:table-cell>
          <table:table-cell office:value-type="string" calcext:value-type="string">
            <text:p>-3)-(-0.541251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0.541251</text:p>
          </table:table-cell>
          <table:table-cell office:value-type="string" calcext:value-type="string">
            <text:p>-3)-(-0.48392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0.48392</text:p>
          </table:table-cell>
          <table:table-cell office:value-type="string" calcext:value-type="string">
            <text:p>-3)-(-0.426985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0.426985</text:p>
          </table:table-cell>
          <table:table-cell office:value-type="string" calcext:value-type="string">
            <text:p>-3)-(-0.370404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0.370404</text:p>
          </table:table-cell>
          <table:table-cell office:value-type="string" calcext:value-type="string">
            <text:p>-3)-(-0.314142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0.314142</text:p>
          </table:table-cell>
          <table:table-cell office:value-type="string" calcext:value-type="string">
            <text:p>-3)-(-0.25816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0.25816</text:p>
          </table:table-cell>
          <table:table-cell office:value-type="string" calcext:value-type="string">
            <text:p>-3)-(-0.202421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0.202421</text:p>
          </table:table-cell>
          <table:table-cell office:value-type="string" calcext:value-type="string">
            <text:p>-3)-(-0.14689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0.14689</text:p>
          </table:table-cell>
          <table:table-cell office:value-type="string" calcext:value-type="string">
            <text:p>-3)-(-0.09153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0.09153</text:p>
          </table:table-cell>
          <table:table-cell office:value-type="string" calcext:value-type="string">
            <text:p>-3)-(-0.0363074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-0.0363074</text:p>
          </table:table-cell>
          <table:table-cell office:value-type="string" calcext:value-type="string">
            <text:p>-3)-(0.0188132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0.0188132</text:p>
          </table:table-cell>
          <table:table-cell office:value-type="string" calcext:value-type="string">
            <text:p>-3)-(0.073866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0.073866</text:p>
          </table:table-cell>
          <table:table-cell office:value-type="string" calcext:value-type="string">
            <text:p>-3)-(0.128885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0.128885</text:p>
          </table:table-cell>
          <table:table-cell office:value-type="string" calcext:value-type="string">
            <text:p>-3)-(0.183906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0.183906</text:p>
          </table:table-cell>
          <table:table-cell office:value-type="string" calcext:value-type="string">
            <text:p>-3)-(0.238961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0.238961</text:p>
          </table:table-cell>
          <table:table-cell office:value-type="string" calcext:value-type="string">
            <text:p>-3)-(0.294085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0.294085</text:p>
          </table:table-cell>
          <table:table-cell office:value-type="string" calcext:value-type="string">
            <text:p>-3)-(0.349312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0.349312</text:p>
          </table:table-cell>
          <table:table-cell office:value-type="string" calcext:value-type="string">
            <text:p>-3)-(0.404678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0.404678</text:p>
          </table:table-cell>
          <table:table-cell office:value-type="string" calcext:value-type="string">
            <text:p>-3)-(0.460216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0.460216</text:p>
          </table:table-cell>
          <table:table-cell office:value-type="string" calcext:value-type="string">
            <text:p>-3)-(0.515963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0.515963</text:p>
          </table:table-cell>
          <table:table-cell office:value-type="string" calcext:value-type="string">
            <text:p>-3)-(0.571955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0.571955</text:p>
          </table:table-cell>
          <table:table-cell office:value-type="string" calcext:value-type="string">
            <text:p>-3)-(0.628227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0.628227</text:p>
          </table:table-cell>
          <table:table-cell office:value-type="string" calcext:value-type="string">
            <text:p>-3)-(0.684817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0.684817</text:p>
          </table:table-cell>
          <table:table-cell office:value-type="string" calcext:value-type="string">
            <text:p>-3)-(0.741763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0.741763</text:p>
          </table:table-cell>
          <table:table-cell office:value-type="string" calcext:value-type="string">
            <text:p>-3)-(0.799104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0.799104</text:p>
          </table:table-cell>
          <table:table-cell office:value-type="string" calcext:value-type="string">
            <text:p>-3)-(0.856881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0.856881</text:p>
          </table:table-cell>
          <table:table-cell office:value-type="string" calcext:value-type="string">
            <text:p>-3)-(0.915133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0.915133</text:p>
          </table:table-cell>
          <table:table-cell office:value-type="string" calcext:value-type="string">
            <text:p>-3)-(0.973904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0.973904</text:p>
          </table:table-cell>
          <table:table-cell office:value-type="string" calcext:value-type="string">
            <text:p>-3)-(1.03324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1.03324</text:p>
          </table:table-cell>
          <table:table-cell office:value-type="string" calcext:value-type="string">
            <text:p>-3)-(1.09318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1.09318</text:p>
          </table:table-cell>
          <table:table-cell office:value-type="string" calcext:value-type="string">
            <text:p>-3)-(1.15377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1.15377</text:p>
          </table:table-cell>
          <table:table-cell office:value-type="string" calcext:value-type="string">
            <text:p>-3)-(1.21507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1.21507</text:p>
          </table:table-cell>
          <table:table-cell office:value-type="string" calcext:value-type="string">
            <text:p>-3)-(1.27713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1.27713</text:p>
          </table:table-cell>
          <table:table-cell office:value-type="string" calcext:value-type="string">
            <text:p>-3)-(1.33999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1.33999</text:p>
          </table:table-cell>
          <table:table-cell office:value-type="string" calcext:value-type="string">
            <text:p>-3)-(1.40371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1.40371</text:p>
          </table:table-cell>
          <table:table-cell office:value-type="string" calcext:value-type="string">
            <text:p>-3)-(1.46836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1.46836</text:p>
          </table:table-cell>
          <table:table-cell office:value-type="string" calcext:value-type="string">
            <text:p>-3)-(1.53399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1.53399</text:p>
          </table:table-cell>
          <table:table-cell office:value-type="string" calcext:value-type="string">
            <text:p>-3)-(1.60066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1.60066</text:p>
          </table:table-cell>
          <table:table-cell office:value-type="string" calcext:value-type="string">
            <text:p>-3)-(1.66845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1.66845</text:p>
          </table:table-cell>
          <table:table-cell office:value-type="string" calcext:value-type="string">
            <text:p>-3)-(1.73742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1.73742</text:p>
          </table:table-cell>
          <table:table-cell office:value-type="string" calcext:value-type="string">
            <text:p>-3)-(1.80766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1.80766</text:p>
          </table:table-cell>
          <table:table-cell office:value-type="string" calcext:value-type="string">
            <text:p>-3)-(1.87923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1.87923</text:p>
          </table:table-cell>
          <table:table-cell office:value-type="string" calcext:value-type="string">
            <text:p>-3)-(1.95223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1.95223</text:p>
          </table:table-cell>
          <table:table-cell office:value-type="string" calcext:value-type="string">
            <text:p>-3)-(2.02675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2.02675</text:p>
          </table:table-cell>
          <table:table-cell office:value-type="string" calcext:value-type="string">
            <text:p>-3)-(2.10287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2.10287</text:p>
          </table:table-cell>
          <table:table-cell office:value-type="string" calcext:value-type="string">
            <text:p>-3)-(2.18071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2.18071</text:p>
          </table:table-cell>
          <table:table-cell office:value-type="string" calcext:value-type="string">
            <text:p>-3)-(2.26036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2.26036</text:p>
          </table:table-cell>
          <table:table-cell office:value-type="string" calcext:value-type="string">
            <text:p>-3)-(2.34195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2.34195</text:p>
          </table:table-cell>
          <table:table-cell office:value-type="string" calcext:value-type="string">
            <text:p>-3)-(2.4256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2.4256</text:p>
          </table:table-cell>
          <table:table-cell office:value-type="string" calcext:value-type="string">
            <text:p>-3)-(2.51144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2.51144</text:p>
          </table:table-cell>
          <table:table-cell office:value-type="string" calcext:value-type="string">
            <text:p>-3)-(2.59962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2.59962</text:p>
          </table:table-cell>
          <table:table-cell office:value-type="string" calcext:value-type="string">
            <text:p>-3)-(2.69028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2.69028</text:p>
          </table:table-cell>
          <table:table-cell office:value-type="string" calcext:value-type="string">
            <text:p>-3)-(2.7836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2.7836</text:p>
          </table:table-cell>
          <table:table-cell office:value-type="string" calcext:value-type="string">
            <text:p>-3)-(2.87976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2.87976</text:p>
          </table:table-cell>
          <table:table-cell office:value-type="string" calcext:value-type="string">
            <text:p>-3)-(2.97894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2.97894</text:p>
          </table:table-cell>
          <table:table-cell office:value-type="string" calcext:value-type="string">
            <text:p>-3)-(3.08136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3.08136</text:p>
          </table:table-cell>
          <table:table-cell office:value-type="string" calcext:value-type="string">
            <text:p>-3)-(3.18725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3.18725</text:p>
          </table:table-cell>
          <table:table-cell office:value-type="string" calcext:value-type="string">
            <text:p>-3)-(3.29685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3.29685</text:p>
          </table:table-cell>
          <table:table-cell office:value-type="string" calcext:value-type="string">
            <text:p>-3)-(3.41044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3.41044</text:p>
          </table:table-cell>
          <table:table-cell office:value-type="string" calcext:value-type="string">
            <text:p>-3)-(3.52831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3.52831</text:p>
          </table:table-cell>
          <table:table-cell office:value-type="string" calcext:value-type="string">
            <text:p>-3)-(3.65079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3.65079</text:p>
          </table:table-cell>
          <table:table-cell office:value-type="string" calcext:value-type="string">
            <text:p>-3)-(3.77823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3.77823</text:p>
          </table:table-cell>
          <table:table-cell office:value-type="string" calcext:value-type="string">
            <text:p>-3)-(3.91104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3.91104</text:p>
          </table:table-cell>
          <table:table-cell office:value-type="string" calcext:value-type="string">
            <text:p>-3)-(4.04963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4.04963</text:p>
          </table:table-cell>
          <table:table-cell office:value-type="string" calcext:value-type="string">
            <text:p>-3)-(4.1945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4.1945</text:p>
          </table:table-cell>
          <table:table-cell office:value-type="string" calcext:value-type="string">
            <text:p>-3)-(4.34617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4.34617</text:p>
          </table:table-cell>
          <table:table-cell office:value-type="string" calcext:value-type="string">
            <text:p>-3)-(4.50525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4.50525</text:p>
          </table:table-cell>
          <table:table-cell office:value-type="string" calcext:value-type="string">
            <text:p>-3)-(4.67238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4.67238</text:p>
          </table:table-cell>
          <table:table-cell office:value-type="string" calcext:value-type="string">
            <text:p>-3)-(4.84832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4.84832</text:p>
          </table:table-cell>
          <table:table-cell office:value-type="string" calcext:value-type="string">
            <text:p>-3)-(5.0339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5.0339</text:p>
          </table:table-cell>
          <table:table-cell office:value-type="string" calcext:value-type="string">
            <text:p>-3)-(5.23006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5.23006</text:p>
          </table:table-cell>
          <table:table-cell office:value-type="string" calcext:value-type="string">
            <text:p>-3)-(5.43787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5.43787</text:p>
          </table:table-cell>
          <table:table-cell office:value-type="string" calcext:value-type="string">
            <text:p>-3)-(5.65853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5.65853</text:p>
          </table:table-cell>
          <table:table-cell office:value-type="string" calcext:value-type="string">
            <text:p>-3)-(5.89344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5.89344</text:p>
          </table:table-cell>
          <table:table-cell office:value-type="string" calcext:value-type="string">
            <text:p>-3)-(6.14419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6.14419</text:p>
          </table:table-cell>
          <table:table-cell office:value-type="string" calcext:value-type="string">
            <text:p>-3)-(6.4126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6.4126</text:p>
          </table:table-cell>
          <table:table-cell office:value-type="string" calcext:value-type="string">
            <text:p>-3)-(6.70081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6.70081</text:p>
          </table:table-cell>
          <table:table-cell office:value-type="string" calcext:value-type="string">
            <text:p>-3)-(7.01128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7.01128</text:p>
          </table:table-cell>
          <table:table-cell office:value-type="string" calcext:value-type="string">
            <text:p>-3)-(7.34693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7.34693</text:p>
          </table:table-cell>
          <table:table-cell office:value-type="string" calcext:value-type="string">
            <text:p>-3)-(7.71118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7.71118</text:p>
          </table:table-cell>
          <table:table-cell office:value-type="string" calcext:value-type="string">
            <text:p>-3)-(8.10812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8.10812</text:p>
          </table:table-cell>
          <table:table-cell office:value-type="string" calcext:value-type="string">
            <text:p>-3)-(8.54266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8.54266</text:p>
          </table:table-cell>
          <table:table-cell office:value-type="string" calcext:value-type="string">
            <text:p>-3)-(9.0207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9.0207</text:p>
          </table:table-cell>
          <table:table-cell office:value-type="string" calcext:value-type="string">
            <text:p>-3)-(9.54949</text:p>
          </table:table-cell>
          <table:table-cell office:value-type="string" calcext:value-type="string">
            <text:p>-3)</text:p>
          </table:table-cell>
          <table:table-cell/>
        </table:table-row>
        <table:table-row table:style-name="ro1">
          <table:table-cell office:value-type="string" calcext:value-type="string">
            <text:p>(9.54949</text:p>
          </table:table-cell>
          <table:table-cell office:value-type="string" calcext:value-type="string">
            <text:p>-3)-(10</text:p>
          </table:table-cell>
          <table:table-cell office:value-type="string" calcext:value-type="string">
            <text:p>-2.95702)</text:p>
          </table:table-cell>
          <table:table-cell/>
        </table:table-row>
        <table:table-row table:style-name="ro1">
          <table:table-cell office:value-type="string" calcext:value-type="string">
            <text:p>(10</text:p>
          </table:table-cell>
          <table:table-cell office:value-type="string" calcext:value-type="string">
            <text:p>-2.95702)-(10</text:p>
          </table:table-cell>
          <table:table-cell office:value-type="string" calcext:value-type="string">
            <text:p>-2.767)</text:p>
          </table:table-cell>
          <table:table-cell/>
        </table:table-row>
        <table:table-row table:style-name="ro1">
          <table:table-cell office:value-type="string" calcext:value-type="string">
            <text:p>(10</text:p>
          </table:table-cell>
          <table:table-cell office:value-type="string" calcext:value-type="string">
            <text:p>-2.767)-(10</text:p>
          </table:table-cell>
          <table:table-cell office:value-type="string" calcext:value-type="string">
            <text:p>-2.57895)</text:p>
          </table:table-cell>
          <table:table-cell/>
        </table:table-row>
        <table:table-row table:style-name="ro1">
          <table:table-cell office:value-type="string" calcext:value-type="string">
            <text:p>(10</text:p>
          </table:table-cell>
          <table:table-cell office:value-type="string" calcext:value-type="string">
            <text:p>-2.57895)-(10</text:p>
          </table:table-cell>
          <table:table-cell office:value-type="string" calcext:value-type="string">
            <text:p>-2.39272)</text:p>
          </table:table-cell>
          <table:table-cell/>
        </table:table-row>
        <table:table-row table:style-name="ro1">
          <table:table-cell office:value-type="string" calcext:value-type="string">
            <text:p>(10</text:p>
          </table:table-cell>
          <table:table-cell office:value-type="string" calcext:value-type="string">
            <text:p>-2.39272)-(10</text:p>
          </table:table-cell>
          <table:table-cell office:value-type="string" calcext:value-type="string">
            <text:p>-2.20818)</text:p>
          </table:table-cell>
          <table:table-cell/>
        </table:table-row>
        <table:table-row table:style-name="ro1">
          <table:table-cell office:value-type="string" calcext:value-type="string">
            <text:p>(10</text:p>
          </table:table-cell>
          <table:table-cell office:value-type="string" calcext:value-type="string">
            <text:p>-2.20818)-(10</text:p>
          </table:table-cell>
          <table:table-cell office:value-type="string" calcext:value-type="string">
            <text:p>-2.02519)</text:p>
          </table:table-cell>
          <table:table-cell/>
        </table:table-row>
        <table:table-row table:style-name="ro1">
          <table:table-cell office:value-type="string" calcext:value-type="string">
            <text:p>(10</text:p>
          </table:table-cell>
          <table:table-cell office:value-type="string" calcext:value-type="string">
            <text:p>-2.02519)-(10</text:p>
          </table:table-cell>
          <table:table-cell office:value-type="string" calcext:value-type="string">
            <text:p>-1.84361)</text:p>
          </table:table-cell>
          <table:table-cell/>
        </table:table-row>
        <table:table-row table:style-name="ro1">
          <table:table-cell office:value-type="string" calcext:value-type="string">
            <text:p>(10</text:p>
          </table:table-cell>
          <table:table-cell office:value-type="string" calcext:value-type="string">
            <text:p>-1.84361)-(10</text:p>
          </table:table-cell>
          <table:table-cell office:value-type="string" calcext:value-type="string">
            <text:p>-1.66332)</text:p>
          </table:table-cell>
          <table:table-cell/>
        </table:table-row>
        <table:table-row table:style-name="ro1">
          <table:table-cell office:value-type="string" calcext:value-type="string">
            <text:p>(10</text:p>
          </table:table-cell>
          <table:table-cell office:value-type="string" calcext:value-type="string">
            <text:p>-1.66332)-(10</text:p>
          </table:table-cell>
          <table:table-cell office:value-type="string" calcext:value-type="string">
            <text:p>-1.48419)</text:p>
          </table:table-cell>
          <table:table-cell/>
        </table:table-row>
        <table:table-row table:style-name="ro1">
          <table:table-cell office:value-type="string" calcext:value-type="string">
            <text:p>(10</text:p>
          </table:table-cell>
          <table:table-cell office:value-type="string" calcext:value-type="string">
            <text:p>-1.48419)-(10</text:p>
          </table:table-cell>
          <table:table-cell office:value-type="string" calcext:value-type="string">
            <text:p>-1.3061)</text:p>
          </table:table-cell>
          <table:table-cell/>
        </table:table-row>
        <table:table-row table:style-name="ro1">
          <table:table-cell office:value-type="string" calcext:value-type="string">
            <text:p>(10</text:p>
          </table:table-cell>
          <table:table-cell office:value-type="string" calcext:value-type="string">
            <text:p>-1.3061)-(10</text:p>
          </table:table-cell>
          <table:table-cell office:value-type="string" calcext:value-type="string">
            <text:p>-1.12893)</text:p>
          </table:table-cell>
          <table:table-cell/>
        </table:table-row>
        <table:table-row table:style-name="ro1">
          <table:table-cell office:value-type="string" calcext:value-type="string">
            <text:p>(10</text:p>
          </table:table-cell>
          <table:table-cell office:value-type="string" calcext:value-type="string">
            <text:p>-1.12893)-(10</text:p>
          </table:table-cell>
          <table:table-cell office:value-type="string" calcext:value-type="string">
            <text:p>-0.952571)</text:p>
          </table:table-cell>
          <table:table-cell/>
        </table:table-row>
        <table:table-row table:style-name="ro1">
          <table:table-cell office:value-type="string" calcext:value-type="string">
            <text:p>(10</text:p>
          </table:table-cell>
          <table:table-cell office:value-type="string" calcext:value-type="string">
            <text:p>-0.952571)-(10</text:p>
          </table:table-cell>
          <table:table-cell office:value-type="string" calcext:value-type="string">
            <text:p>-0.776896)</text:p>
          </table:table-cell>
          <table:table-cell/>
        </table:table-row>
        <table:table-row table:style-name="ro1">
          <table:table-cell office:value-type="string" calcext:value-type="string">
            <text:p>(10</text:p>
          </table:table-cell>
          <table:table-cell office:value-type="string" calcext:value-type="string">
            <text:p>-0.776896)-(10</text:p>
          </table:table-cell>
          <table:table-cell office:value-type="string" calcext:value-type="string">
            <text:p>-0.601796)</text:p>
          </table:table-cell>
          <table:table-cell/>
        </table:table-row>
        <table:table-row table:style-name="ro1">
          <table:table-cell office:value-type="string" calcext:value-type="string">
            <text:p>(10</text:p>
          </table:table-cell>
          <table:table-cell office:value-type="string" calcext:value-type="string">
            <text:p>-0.601796)-(10</text:p>
          </table:table-cell>
          <table:table-cell office:value-type="string" calcext:value-type="string">
            <text:p>-0.427161)</text:p>
          </table:table-cell>
          <table:table-cell/>
        </table:table-row>
        <table:table-row table:style-name="ro1">
          <table:table-cell office:value-type="string" calcext:value-type="string">
            <text:p>(10</text:p>
          </table:table-cell>
          <table:table-cell office:value-type="string" calcext:value-type="string">
            <text:p>-0.427161)-(10</text:p>
          </table:table-cell>
          <table:table-cell office:value-type="string" calcext:value-type="string">
            <text:p>-0.25288)</text:p>
          </table:table-cell>
          <table:table-cell/>
        </table:table-row>
        <table:table-row table:style-name="ro1">
          <table:table-cell office:value-type="string" calcext:value-type="string">
            <text:p>(10</text:p>
          </table:table-cell>
          <table:table-cell office:value-type="string" calcext:value-type="string">
            <text:p>-0.25288)-(10</text:p>
          </table:table-cell>
          <table:table-cell office:value-type="string" calcext:value-type="string">
            <text:p>-0.0788426)</text:p>
          </table:table-cell>
          <table:table-cell/>
        </table:table-row>
        <table:table-row table:style-name="ro1">
          <table:table-cell office:value-type="string" calcext:value-type="string">
            <text:p>(10</text:p>
          </table:table-cell>
          <table:table-cell office:value-type="string" calcext:value-type="string">
            <text:p>-0.0788426)-(10</text:p>
          </table:table-cell>
          <table:table-cell office:value-type="string" calcext:value-type="string">
            <text:p>0.09506)</text:p>
          </table:table-cell>
          <table:table-cell/>
        </table:table-row>
        <table:table-row table:style-name="ro1">
          <table:table-cell office:value-type="string" calcext:value-type="string">
            <text:p>(10</text:p>
          </table:table-cell>
          <table:table-cell office:value-type="string" calcext:value-type="string">
            <text:p>0.09506)-(10</text:p>
          </table:table-cell>
          <table:table-cell office:value-type="string" calcext:value-type="string">
            <text:p>0.268937)</text:p>
          </table:table-cell>
          <table:table-cell/>
        </table:table-row>
        <table:table-row table:style-name="ro1">
          <table:table-cell office:value-type="string" calcext:value-type="string">
            <text:p>(10</text:p>
          </table:table-cell>
          <table:table-cell office:value-type="string" calcext:value-type="string">
            <text:p>0.268937)-(10</text:p>
          </table:table-cell>
          <table:table-cell office:value-type="string" calcext:value-type="string">
            <text:p>0.442896)</text:p>
          </table:table-cell>
          <table:table-cell/>
        </table:table-row>
        <table:table-row table:style-name="ro1">
          <table:table-cell office:value-type="string" calcext:value-type="string">
            <text:p>(10</text:p>
          </table:table-cell>
          <table:table-cell office:value-type="string" calcext:value-type="string">
            <text:p>0.442896)-(10</text:p>
          </table:table-cell>
          <table:table-cell office:value-type="string" calcext:value-type="string">
            <text:p>0.617047)</text:p>
          </table:table-cell>
          <table:table-cell/>
        </table:table-row>
        <table:table-row table:style-name="ro1">
          <table:table-cell office:value-type="string" calcext:value-type="string">
            <text:p>(10</text:p>
          </table:table-cell>
          <table:table-cell office:value-type="string" calcext:value-type="string">
            <text:p>0.617047)-(10</text:p>
          </table:table-cell>
          <table:table-cell office:value-type="string" calcext:value-type="string">
            <text:p>0.791499)</text:p>
          </table:table-cell>
          <table:table-cell/>
        </table:table-row>
        <table:table-row table:style-name="ro1">
          <table:table-cell office:value-type="string" calcext:value-type="string">
            <text:p>(10</text:p>
          </table:table-cell>
          <table:table-cell office:value-type="string" calcext:value-type="string">
            <text:p>0.791499)-(10.1573</text:p>
          </table:table-cell>
          <table:table-cell office:value-type="string" calcext:value-type="string">
            <text:p>0.980128)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twisted sc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grees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px</text:p>
          </table:table-cell>
          <table:table-cell office:value-type="string" calcext:value-type="string">
            <text:p><text:s/>p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001" calcext:value-type="float">
            <text:p>10.001</text:p>
          </table:table-cell>
          <table:table-cell office:value-type="float" office:value="9.99949" calcext:value-type="float">
            <text:p>9.99949</text:p>
          </table:table-cell>
          <table:table-cell office:value-type="float" office:value="0.174542" calcext:value-type="float">
            <text:p>0.1745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0052" calcext:value-type="float">
            <text:p>10.0052</text:p>
          </table:table-cell>
          <table:table-cell office:value-type="float" office:value="9.99906" calcext:value-type="float">
            <text:p>9.99906</text:p>
          </table:table-cell>
          <table:table-cell office:value-type="float" office:value="0.349175" calcext:value-type="float">
            <text:p>0.3491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0124" calcext:value-type="float">
            <text:p>10.0124</text:p>
          </table:table-cell>
          <table:table-cell office:value-type="float" office:value="9.99872" calcext:value-type="float">
            <text:p>9.99872</text:p>
          </table:table-cell>
          <table:table-cell office:value-type="float" office:value="0.524011" calcext:value-type="float">
            <text:p>0.5240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0229" calcext:value-type="float">
            <text:p>10.0229</text:p>
          </table:table-cell>
          <table:table-cell office:value-type="float" office:value="9.99846" calcext:value-type="float">
            <text:p>9.99846</text:p>
          </table:table-cell>
          <table:table-cell office:value-type="float" office:value="0.69916" calcext:value-type="float">
            <text:p>0.699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0365" calcext:value-type="float">
            <text:p>10.0365</text:p>
          </table:table-cell>
          <table:table-cell office:value-type="float" office:value="9.99829" calcext:value-type="float">
            <text:p>9.99829</text:p>
          </table:table-cell>
          <table:table-cell office:value-type="float" office:value="0.874737" calcext:value-type="float">
            <text:p>0.8747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0533" calcext:value-type="float">
            <text:p>10.0533</text:p>
          </table:table-cell>
          <table:table-cell office:value-type="float" office:value="9.99821" calcext:value-type="float">
            <text:p>9.99821</text:p>
          </table:table-cell>
          <table:table-cell office:value-type="float" office:value="1.05085" calcext:value-type="float">
            <text:p>1.050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0733" calcext:value-type="float">
            <text:p>10.0733</text:p>
          </table:table-cell>
          <table:table-cell office:value-type="float" office:value="9.99821" calcext:value-type="float">
            <text:p>9.99821</text:p>
          </table:table-cell>
          <table:table-cell office:value-type="float" office:value="1.22763" calcext:value-type="float">
            <text:p>1.227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0966" calcext:value-type="float">
            <text:p>10.0966</text:p>
          </table:table-cell>
          <table:table-cell office:value-type="float" office:value="9.9983" calcext:value-type="float">
            <text:p>9.9983</text:p>
          </table:table-cell>
          <table:table-cell office:value-type="float" office:value="1.40517" calcext:value-type="float">
            <text:p>1.405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1231" calcext:value-type="float">
            <text:p>10.1231</text:p>
          </table:table-cell>
          <table:table-cell office:value-type="float" office:value="9.99848" calcext:value-type="float">
            <text:p>9.99848</text:p>
          </table:table-cell>
          <table:table-cell office:value-type="float" office:value="1.5836" calcext:value-type="float">
            <text:p>1.58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153" calcext:value-type="float">
            <text:p>10.153</text:p>
          </table:table-cell>
          <table:table-cell office:value-type="float" office:value="9.99875" calcext:value-type="float">
            <text:p>9.99875</text:p>
          </table:table-cell>
          <table:table-cell office:value-type="float" office:value="1.76305" calcext:value-type="float">
            <text:p>1.763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1863" calcext:value-type="float">
            <text:p>10.1863</text:p>
          </table:table-cell>
          <table:table-cell office:value-type="float" office:value="9.99911" calcext:value-type="float">
            <text:p>9.99911</text:p>
          </table:table-cell>
          <table:table-cell office:value-type="float" office:value="1.94363" calcext:value-type="float">
            <text:p>1.943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47378" calcext:value-type="float">
            <text:p>9.47378</text:p>
          </table:table-cell>
          <table:table-cell office:value-type="float" office:value="9.26676" calcext:value-type="float">
            <text:p>9.26676</text:p>
          </table:table-cell>
          <table:table-cell office:value-type="float" office:value="1.96971" calcext:value-type="float">
            <text:p>1.969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.75526" calcext:value-type="float">
            <text:p>8.75526</text:p>
          </table:table-cell>
          <table:table-cell office:value-type="float" office:value="8.53086" calcext:value-type="float">
            <text:p>8.53086</text:p>
          </table:table-cell>
          <table:table-cell office:value-type="float" office:value="1.9695" calcext:value-type="float">
            <text:p>1.96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14025" calcext:value-type="float">
            <text:p>8.14025</text:p>
          </table:table-cell>
          <table:table-cell office:value-type="float" office:value="7.89845" calcext:value-type="float">
            <text:p>7.89845</text:p>
          </table:table-cell>
          <table:table-cell office:value-type="float" office:value="1.96931" calcext:value-type="float">
            <text:p>1.969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.60806" calcext:value-type="float">
            <text:p>7.60806</text:p>
          </table:table-cell>
          <table:table-cell office:value-type="float" office:value="7.34882" calcext:value-type="float">
            <text:p>7.34882</text:p>
          </table:table-cell>
          <table:table-cell office:value-type="float" office:value="1.96911" calcext:value-type="float">
            <text:p>1.969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14316" calcext:value-type="float">
            <text:p>7.14316</text:p>
          </table:table-cell>
          <table:table-cell office:value-type="float" office:value="6.86645" calcext:value-type="float">
            <text:p>6.86645</text:p>
          </table:table-cell>
          <table:table-cell office:value-type="float" office:value="1.96892" calcext:value-type="float">
            <text:p>1.968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.73369" calcext:value-type="float">
            <text:p>6.73369</text:p>
          </table:table-cell>
          <table:table-cell office:value-type="float" office:value="6.43946" calcext:value-type="float">
            <text:p>6.43946</text:p>
          </table:table-cell>
          <table:table-cell office:value-type="float" office:value="1.96874" calcext:value-type="float">
            <text:p>1.968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3704" calcext:value-type="float">
            <text:p>6.3704</text:p>
          </table:table-cell>
          <table:table-cell office:value-type="float" office:value="6.05861" calcext:value-type="float">
            <text:p>6.05861</text:p>
          </table:table-cell>
          <table:table-cell office:value-type="float" office:value="1.96856" calcext:value-type="float">
            <text:p>1.968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04602" calcext:value-type="float">
            <text:p>6.04602</text:p>
          </table:table-cell>
          <table:table-cell office:value-type="float" office:value="5.71662" calcext:value-type="float">
            <text:p>5.71662</text:p>
          </table:table-cell>
          <table:table-cell office:value-type="float" office:value="1.96839" calcext:value-type="float">
            <text:p>1.968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75471" calcext:value-type="float">
            <text:p>5.75471</text:p>
          </table:table-cell>
          <table:table-cell office:value-type="float" office:value="5.40765" calcext:value-type="float">
            <text:p>5.40765</text:p>
          </table:table-cell>
          <table:table-cell office:value-type="float" office:value="1.96823" calcext:value-type="float">
            <text:p>1.968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.49174" calcext:value-type="float">
            <text:p>5.49174</text:p>
          </table:table-cell>
          <table:table-cell office:value-type="float" office:value="5.12698" calcext:value-type="float">
            <text:p>5.12698</text:p>
          </table:table-cell>
          <table:table-cell office:value-type="float" office:value="1.96806" calcext:value-type="float">
            <text:p>1.968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.25327" calcext:value-type="float">
            <text:p>5.25327</text:p>
          </table:table-cell>
          <table:table-cell office:value-type="float" office:value="4.87075" calcext:value-type="float">
            <text:p>4.87075</text:p>
          </table:table-cell>
          <table:table-cell office:value-type="float" office:value="1.96791" calcext:value-type="float">
            <text:p>1.967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0361" calcext:value-type="float">
            <text:p>5.0361</text:p>
          </table:table-cell>
          <table:table-cell office:value-type="float" office:value="4.63576" calcext:value-type="float">
            <text:p>4.63576</text:p>
          </table:table-cell>
          <table:table-cell office:value-type="float" office:value="1.96776" calcext:value-type="float">
            <text:p>1.9677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83757" calcext:value-type="float">
            <text:p>4.83757</text:p>
          </table:table-cell>
          <table:table-cell office:value-type="float" office:value="4.41934" calcext:value-type="float">
            <text:p>4.41934</text:p>
          </table:table-cell>
          <table:table-cell office:value-type="float" office:value="1.96762" calcext:value-type="float">
            <text:p>1.967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.65546" calcext:value-type="float">
            <text:p>4.65546</text:p>
          </table:table-cell>
          <table:table-cell office:value-type="float" office:value="4.21928" calcext:value-type="float">
            <text:p>4.21928</text:p>
          </table:table-cell>
          <table:table-cell office:value-type="float" office:value="1.96748" calcext:value-type="float">
            <text:p>1.967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.48787" calcext:value-type="float">
            <text:p>4.48787</text:p>
          </table:table-cell>
          <table:table-cell office:value-type="float" office:value="4.03367" calcext:value-type="float">
            <text:p>4.03367</text:p>
          </table:table-cell>
          <table:table-cell office:value-type="float" office:value="1.96735" calcext:value-type="float">
            <text:p>1.967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.33319" calcext:value-type="float">
            <text:p>4.33319</text:p>
          </table:table-cell>
          <table:table-cell office:value-type="float" office:value="3.8609" calcext:value-type="float">
            <text:p>3.8609</text:p>
          </table:table-cell>
          <table:table-cell office:value-type="float" office:value="1.96723" calcext:value-type="float">
            <text:p>1.967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19004" calcext:value-type="float">
            <text:p>4.19004</text:p>
          </table:table-cell>
          <table:table-cell office:value-type="float" office:value="3.69959" calcext:value-type="float">
            <text:p>3.69959</text:p>
          </table:table-cell>
          <table:table-cell office:value-type="float" office:value="1.96711" calcext:value-type="float">
            <text:p>1.967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.05725" calcext:value-type="float">
            <text:p>4.05725</text:p>
          </table:table-cell>
          <table:table-cell office:value-type="float" office:value="3.54855" calcext:value-type="float">
            <text:p>3.54855</text:p>
          </table:table-cell>
          <table:table-cell office:value-type="float" office:value="1.96699" calcext:value-type="float">
            <text:p>1.9669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93377" calcext:value-type="float">
            <text:p>3.93377</text:p>
          </table:table-cell>
          <table:table-cell office:value-type="float" office:value="3.40675" calcext:value-type="float">
            <text:p>3.40675</text:p>
          </table:table-cell>
          <table:table-cell office:value-type="float" office:value="1.96689" calcext:value-type="float">
            <text:p>1.966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81872" calcext:value-type="float">
            <text:p>3.81872</text:p>
          </table:table-cell>
          <table:table-cell office:value-type="float" office:value="3.27328" calcext:value-type="float">
            <text:p>3.27328</text:p>
          </table:table-cell>
          <table:table-cell office:value-type="float" office:value="1.96678" calcext:value-type="float">
            <text:p>1.966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7113" calcext:value-type="float">
            <text:p>3.7113</text:p>
          </table:table-cell>
          <table:table-cell office:value-type="float" office:value="3.14736" calcext:value-type="float">
            <text:p>3.14736</text:p>
          </table:table-cell>
          <table:table-cell office:value-type="float" office:value="1.96669" calcext:value-type="float">
            <text:p>1.966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61083" calcext:value-type="float">
            <text:p>3.61083</text:p>
          </table:table-cell>
          <table:table-cell office:value-type="float" office:value="3.0283" calcext:value-type="float">
            <text:p>3.0283</text:p>
          </table:table-cell>
          <table:table-cell office:value-type="float" office:value="1.9666" calcext:value-type="float">
            <text:p>1.966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.51671" calcext:value-type="float">
            <text:p>3.51671</text:p>
          </table:table-cell>
          <table:table-cell office:value-type="float" office:value="2.91548" calcext:value-type="float">
            <text:p>2.91548</text:p>
          </table:table-cell>
          <table:table-cell office:value-type="float" office:value="1.96652" calcext:value-type="float">
            <text:p>1.966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42839" calcext:value-type="float">
            <text:p>3.42839</text:p>
          </table:table-cell>
          <table:table-cell office:value-type="float" office:value="2.80837" calcext:value-type="float">
            <text:p>2.80837</text:p>
          </table:table-cell>
          <table:table-cell office:value-type="float" office:value="1.96644" calcext:value-type="float">
            <text:p>1.966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34539" calcext:value-type="float">
            <text:p>3.34539</text:p>
          </table:table-cell>
          <table:table-cell office:value-type="float" office:value="2.70648" calcext:value-type="float">
            <text:p>2.70648</text:p>
          </table:table-cell>
          <table:table-cell office:value-type="float" office:value="1.96637" calcext:value-type="float">
            <text:p>1.966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2673" calcext:value-type="float">
            <text:p>3.2673</text:p>
          </table:table-cell>
          <table:table-cell office:value-type="float" office:value="2.60938" calcext:value-type="float">
            <text:p>2.60938</text:p>
          </table:table-cell>
          <table:table-cell office:value-type="float" office:value="1.96631" calcext:value-type="float">
            <text:p>1.966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.19372" calcext:value-type="float">
            <text:p>3.19372</text:p>
          </table:table-cell>
          <table:table-cell office:value-type="float" office:value="2.51669" calcext:value-type="float">
            <text:p>2.51669</text:p>
          </table:table-cell>
          <table:table-cell office:value-type="float" office:value="1.96625" calcext:value-type="float">
            <text:p>1.966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.12432" calcext:value-type="float">
            <text:p>3.12432</text:p>
          </table:table-cell>
          <table:table-cell office:value-type="float" office:value="2.42806" calcext:value-type="float">
            <text:p>2.42806</text:p>
          </table:table-cell>
          <table:table-cell office:value-type="float" office:value="1.9662" calcext:value-type="float">
            <text:p>1.96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0588" calcext:value-type="float">
            <text:p>3.0588</text:p>
          </table:table-cell>
          <table:table-cell office:value-type="float" office:value="2.34317" calcext:value-type="float">
            <text:p>2.34317</text:p>
          </table:table-cell>
          <table:table-cell office:value-type="float" office:value="1.96616" calcext:value-type="float">
            <text:p>1.966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.99686" calcext:value-type="float">
            <text:p>2.99686</text:p>
          </table:table-cell>
          <table:table-cell office:value-type="float" office:value="2.26176" calcext:value-type="float">
            <text:p>2.26176</text:p>
          </table:table-cell>
          <table:table-cell office:value-type="float" office:value="1.96612" calcext:value-type="float">
            <text:p>1.966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.93827" calcext:value-type="float">
            <text:p>2.93827</text:p>
          </table:table-cell>
          <table:table-cell office:value-type="float" office:value="2.18356" calcext:value-type="float">
            <text:p>2.18356</text:p>
          </table:table-cell>
          <table:table-cell office:value-type="float" office:value="1.96609" calcext:value-type="float">
            <text:p>1.9660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8828" calcext:value-type="float">
            <text:p>2.8828</text:p>
          </table:table-cell>
          <table:table-cell office:value-type="float" office:value="2.10835" calcext:value-type="float">
            <text:p>2.10835</text:p>
          </table:table-cell>
          <table:table-cell office:value-type="float" office:value="1.96607" calcext:value-type="float">
            <text:p>1.9660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.83024" calcext:value-type="float">
            <text:p>2.83024</text:p>
          </table:table-cell>
          <table:table-cell office:value-type="float" office:value="2.0359" calcext:value-type="float">
            <text:p>2.0359</text:p>
          </table:table-cell>
          <table:table-cell office:value-type="float" office:value="1.96605" calcext:value-type="float">
            <text:p>1.966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38136" calcext:value-type="float">
            <text:p>1.38136</text:p>
          </table:table-cell>
          <table:table-cell table:number-columns-repeated="2" office:value-type="float" office:value="0.97677" calcext:value-type="float">
            <text:p>0.9767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35767" calcext:value-type="float">
            <text:p>1.35767</text:p>
          </table:table-cell>
          <table:table-cell office:value-type="float" office:value="0.943118" calcext:value-type="float">
            <text:p>0.943118</text:p>
          </table:table-cell>
          <table:table-cell office:value-type="float" office:value="0.976628" calcext:value-type="float">
            <text:p>0.97662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33518" calcext:value-type="float">
            <text:p>1.33518</text:p>
          </table:table-cell>
          <table:table-cell office:value-type="float" office:value="0.91059" calcext:value-type="float">
            <text:p>0.91059</text:p>
          </table:table-cell>
          <table:table-cell office:value-type="float" office:value="0.976488" calcext:value-type="float">
            <text:p>0.97648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31381" calcext:value-type="float">
            <text:p>1.31381</text:p>
          </table:table-cell>
          <table:table-cell office:value-type="float" office:value="0.879112" calcext:value-type="float">
            <text:p>0.879112</text:p>
          </table:table-cell>
          <table:table-cell office:value-type="float" office:value="0.976352" calcext:value-type="float">
            <text:p>0.97635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2935" calcext:value-type="float">
            <text:p>1.2935</text:p>
          </table:table-cell>
          <table:table-cell office:value-type="float" office:value="0.848615" calcext:value-type="float">
            <text:p>0.848615</text:p>
          </table:table-cell>
          <table:table-cell office:value-type="float" office:value="0.97622" calcext:value-type="float">
            <text:p>0.976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2742" calcext:value-type="float">
            <text:p>1.2742</text:p>
          </table:table-cell>
          <table:table-cell office:value-type="float" office:value="0.819038" calcext:value-type="float">
            <text:p>0.819038</text:p>
          </table:table-cell>
          <table:table-cell office:value-type="float" office:value="0.976091" calcext:value-type="float">
            <text:p>0.97609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25583" calcext:value-type="float">
            <text:p>1.25583</text:p>
          </table:table-cell>
          <table:table-cell office:value-type="float" office:value="0.790322" calcext:value-type="float">
            <text:p>0.790322</text:p>
          </table:table-cell>
          <table:table-cell office:value-type="float" office:value="0.975966" calcext:value-type="float">
            <text:p>0.97596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23836" calcext:value-type="float">
            <text:p>1.23836</text:p>
          </table:table-cell>
          <table:table-cell office:value-type="float" office:value="0.762414" calcext:value-type="float">
            <text:p>0.762414</text:p>
          </table:table-cell>
          <table:table-cell office:value-type="float" office:value="0.975845" calcext:value-type="float">
            <text:p>0.97584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22174" calcext:value-type="float">
            <text:p>1.22174</text:p>
          </table:table-cell>
          <table:table-cell office:value-type="float" office:value="0.735263" calcext:value-type="float">
            <text:p>0.735263</text:p>
          </table:table-cell>
          <table:table-cell office:value-type="float" office:value="0.975727" calcext:value-type="float">
            <text:p>0.97572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20592" calcext:value-type="float">
            <text:p>1.20592</text:p>
          </table:table-cell>
          <table:table-cell office:value-type="float" office:value="0.708824" calcext:value-type="float">
            <text:p>0.708824</text:p>
          </table:table-cell>
          <table:table-cell office:value-type="float" office:value="0.975613" calcext:value-type="float">
            <text:p>0.97561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19087" calcext:value-type="float">
            <text:p>1.19087</text:p>
          </table:table-cell>
          <table:table-cell office:value-type="float" office:value="0.683054" calcext:value-type="float">
            <text:p>0.683054</text:p>
          </table:table-cell>
          <table:table-cell office:value-type="float" office:value="0.975503" calcext:value-type="float">
            <text:p>0.97550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17654" calcext:value-type="float">
            <text:p>1.17654</text:p>
          </table:table-cell>
          <table:table-cell office:value-type="float" office:value="0.657913" calcext:value-type="float">
            <text:p>0.657913</text:p>
          </table:table-cell>
          <table:table-cell office:value-type="float" office:value="0.975397" calcext:value-type="float">
            <text:p>0.97539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16291" calcext:value-type="float">
            <text:p>1.16291</text:p>
          </table:table-cell>
          <table:table-cell office:value-type="float" office:value="0.633364" calcext:value-type="float">
            <text:p>0.633364</text:p>
          </table:table-cell>
          <table:table-cell office:value-type="float" office:value="0.975294" calcext:value-type="float">
            <text:p>0.97529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14993" calcext:value-type="float">
            <text:p>1.14993</text:p>
          </table:table-cell>
          <table:table-cell office:value-type="float" office:value="0.60937" calcext:value-type="float">
            <text:p>0.60937</text:p>
          </table:table-cell>
          <table:table-cell office:value-type="float" office:value="0.975196" calcext:value-type="float">
            <text:p>0.97519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13759" calcext:value-type="float">
            <text:p>1.13759</text:p>
          </table:table-cell>
          <table:table-cell office:value-type="float" office:value="0.5859" calcext:value-type="float">
            <text:p>0.5859</text:p>
          </table:table-cell>
          <table:table-cell office:value-type="float" office:value="0.975102" calcext:value-type="float">
            <text:p>0.9751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12585" calcext:value-type="float">
            <text:p>1.12585</text:p>
          </table:table-cell>
          <table:table-cell office:value-type="float" office:value="0.562923" calcext:value-type="float">
            <text:p>0.562923</text:p>
          </table:table-cell>
          <table:table-cell office:value-type="float" office:value="0.975012" calcext:value-type="float">
            <text:p>0.97501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11469" calcext:value-type="float">
            <text:p>1.11469</text:p>
          </table:table-cell>
          <table:table-cell office:value-type="float" office:value="0.54041" calcext:value-type="float">
            <text:p>0.54041</text:p>
          </table:table-cell>
          <table:table-cell office:value-type="float" office:value="0.974926" calcext:value-type="float">
            <text:p>0.97492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10408" calcext:value-type="float">
            <text:p>1.10408</text:p>
          </table:table-cell>
          <table:table-cell office:value-type="float" office:value="0.518334" calcext:value-type="float">
            <text:p>0.518334</text:p>
          </table:table-cell>
          <table:table-cell office:value-type="float" office:value="0.974844" calcext:value-type="float">
            <text:p>0.97484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09401" calcext:value-type="float">
            <text:p>1.09401</text:p>
          </table:table-cell>
          <table:table-cell office:value-type="float" office:value="0.496668" calcext:value-type="float">
            <text:p>0.496668</text:p>
          </table:table-cell>
          <table:table-cell office:value-type="float" office:value="0.974767" calcext:value-type="float">
            <text:p>0.9747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08445" calcext:value-type="float">
            <text:p>1.08445</text:p>
          </table:table-cell>
          <table:table-cell office:value-type="float" office:value="0.47539" calcext:value-type="float">
            <text:p>0.47539</text:p>
          </table:table-cell>
          <table:table-cell office:value-type="float" office:value="0.974694" calcext:value-type="float">
            <text:p>0.97469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07538" calcext:value-type="float">
            <text:p>1.07538</text:p>
          </table:table-cell>
          <table:table-cell office:value-type="float" office:value="0.454475" calcext:value-type="float">
            <text:p>0.454475</text:p>
          </table:table-cell>
          <table:table-cell office:value-type="float" office:value="0.974625" calcext:value-type="float">
            <text:p>0.9746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06679" calcext:value-type="float">
            <text:p>1.06679</text:p>
          </table:table-cell>
          <table:table-cell office:value-type="float" office:value="0.433903" calcext:value-type="float">
            <text:p>0.433903</text:p>
          </table:table-cell>
          <table:table-cell office:value-type="float" office:value="0.974562" calcext:value-type="float">
            <text:p>0.97456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05866" calcext:value-type="float">
            <text:p>1.05866</text:p>
          </table:table-cell>
          <table:table-cell office:value-type="float" office:value="0.413652" calcext:value-type="float">
            <text:p>0.413652</text:p>
          </table:table-cell>
          <table:table-cell office:value-type="float" office:value="0.974503" calcext:value-type="float">
            <text:p>0.97450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05098" calcext:value-type="float">
            <text:p>1.05098</text:p>
          </table:table-cell>
          <table:table-cell office:value-type="float" office:value="0.393703" calcext:value-type="float">
            <text:p>0.393703</text:p>
          </table:table-cell>
          <table:table-cell office:value-type="float" office:value="0.974448" calcext:value-type="float">
            <text:p>0.97444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04372" calcext:value-type="float">
            <text:p>1.04372</text:p>
          </table:table-cell>
          <table:table-cell office:value-type="float" office:value="0.374037" calcext:value-type="float">
            <text:p>0.374037</text:p>
          </table:table-cell>
          <table:table-cell office:value-type="float" office:value="0.974399" calcext:value-type="float">
            <text:p>0.97439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03689" calcext:value-type="float">
            <text:p>1.03689</text:p>
          </table:table-cell>
          <table:table-cell office:value-type="float" office:value="0.354636" calcext:value-type="float">
            <text:p>0.354636</text:p>
          </table:table-cell>
          <table:table-cell office:value-type="float" office:value="0.974354" calcext:value-type="float">
            <text:p>0.97435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03046" calcext:value-type="float">
            <text:p>1.03046</text:p>
          </table:table-cell>
          <table:table-cell office:value-type="float" office:value="0.335483" calcext:value-type="float">
            <text:p>0.335483</text:p>
          </table:table-cell>
          <table:table-cell office:value-type="float" office:value="0.974315" calcext:value-type="float">
            <text:p>0.97431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02442" calcext:value-type="float">
            <text:p>1.02442</text:p>
          </table:table-cell>
          <table:table-cell office:value-type="float" office:value="0.316563" calcext:value-type="float">
            <text:p>0.316563</text:p>
          </table:table-cell>
          <table:table-cell office:value-type="float" office:value="0.97428" calcext:value-type="float">
            <text:p>0.9742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01877" calcext:value-type="float">
            <text:p>1.01877</text:p>
          </table:table-cell>
          <table:table-cell office:value-type="float" office:value="0.297859" calcext:value-type="float">
            <text:p>0.297859</text:p>
          </table:table-cell>
          <table:table-cell office:value-type="float" office:value="0.974251" calcext:value-type="float">
            <text:p>0.97425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01349" calcext:value-type="float">
            <text:p>1.01349</text:p>
          </table:table-cell>
          <table:table-cell office:value-type="float" office:value="0.279355" calcext:value-type="float">
            <text:p>0.279355</text:p>
          </table:table-cell>
          <table:table-cell office:value-type="float" office:value="0.974228" calcext:value-type="float">
            <text:p>0.97422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00858" calcext:value-type="float">
            <text:p>1.00858</text:p>
          </table:table-cell>
          <table:table-cell office:value-type="float" office:value="0.261039" calcext:value-type="float">
            <text:p>0.261039</text:p>
          </table:table-cell>
          <table:table-cell office:value-type="float" office:value="0.97421" calcext:value-type="float">
            <text:p>0.9742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00402" calcext:value-type="float">
            <text:p>1.00402</text:p>
          </table:table-cell>
          <table:table-cell office:value-type="float" office:value="0.242895" calcext:value-type="float">
            <text:p>0.242895</text:p>
          </table:table-cell>
          <table:table-cell office:value-type="float" office:value="0.974197" calcext:value-type="float">
            <text:p>0.97419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99815" calcext:value-type="float">
            <text:p>0.999815</text:p>
          </table:table-cell>
          <table:table-cell office:value-type="float" office:value="0.22491" calcext:value-type="float">
            <text:p>0.22491</text:p>
          </table:table-cell>
          <table:table-cell office:value-type="float" office:value="0.97419" calcext:value-type="float">
            <text:p>0.9741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95953" calcext:value-type="float">
            <text:p>0.995953</text:p>
          </table:table-cell>
          <table:table-cell office:value-type="float" office:value="0.20707" calcext:value-type="float">
            <text:p>0.20707</text:p>
          </table:table-cell>
          <table:table-cell office:value-type="float" office:value="0.974189" calcext:value-type="float">
            <text:p>0.97418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92428" calcext:value-type="float">
            <text:p>0.992428</text:p>
          </table:table-cell>
          <table:table-cell office:value-type="float" office:value="0.189364" calcext:value-type="float">
            <text:p>0.189364</text:p>
          </table:table-cell>
          <table:table-cell office:value-type="float" office:value="0.974194" calcext:value-type="float">
            <text:p>0.97419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89234" calcext:value-type="float">
            <text:p>0.989234</text:p>
          </table:table-cell>
          <table:table-cell office:value-type="float" office:value="0.171779" calcext:value-type="float">
            <text:p>0.171779</text:p>
          </table:table-cell>
          <table:table-cell office:value-type="float" office:value="0.974206" calcext:value-type="float">
            <text:p>0.97420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86367" calcext:value-type="float">
            <text:p>0.986367</text:p>
          </table:table-cell>
          <table:table-cell office:value-type="float" office:value="0.154302" calcext:value-type="float">
            <text:p>0.154302</text:p>
          </table:table-cell>
          <table:table-cell office:value-type="float" office:value="0.974223" calcext:value-type="float">
            <text:p>0.97422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83822" calcext:value-type="float">
            <text:p>0.983822</text:p>
          </table:table-cell>
          <table:table-cell office:value-type="float" office:value="0.136922" calcext:value-type="float">
            <text:p>0.136922</text:p>
          </table:table-cell>
          <table:table-cell office:value-type="float" office:value="0.974247" calcext:value-type="float">
            <text:p>0.97424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81595" calcext:value-type="float">
            <text:p>0.981595</text:p>
          </table:table-cell>
          <table:table-cell office:value-type="float" office:value="0.119626" calcext:value-type="float">
            <text:p>0.119626</text:p>
          </table:table-cell>
          <table:table-cell office:value-type="float" office:value="0.974278" calcext:value-type="float">
            <text:p>0.97427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79683" calcext:value-type="float">
            <text:p>0.979683</text:p>
          </table:table-cell>
          <table:table-cell office:value-type="float" office:value="0.102405" calcext:value-type="float">
            <text:p>0.102405</text:p>
          </table:table-cell>
          <table:table-cell office:value-type="float" office:value="0.974316" calcext:value-type="float">
            <text:p>0.9743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78082" calcext:value-type="float">
            <text:p>0.978082</text:p>
          </table:table-cell>
          <table:table-cell office:value-type="float" office:value="0.0852455" calcext:value-type="float">
            <text:p>0.0852455</text:p>
          </table:table-cell>
          <table:table-cell office:value-type="float" office:value="0.97436" calcext:value-type="float">
            <text:p>0.9743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76791" calcext:value-type="float">
            <text:p>0.976791</text:p>
          </table:table-cell>
          <table:table-cell office:value-type="float" office:value="0.0681375" calcext:value-type="float">
            <text:p>0.0681375</text:p>
          </table:table-cell>
          <table:table-cell office:value-type="float" office:value="0.974412" calcext:value-type="float">
            <text:p>0.9744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75808" calcext:value-type="float">
            <text:p>0.975808</text:p>
          </table:table-cell>
          <table:table-cell office:value-type="float" office:value="0.0510699" calcext:value-type="float">
            <text:p>0.0510699</text:p>
          </table:table-cell>
          <table:table-cell office:value-type="float" office:value="0.974471" calcext:value-type="float">
            <text:p>0.97447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75132" calcext:value-type="float">
            <text:p>0.975132</text:p>
          </table:table-cell>
          <table:table-cell office:value-type="float" office:value="0.0340316" calcext:value-type="float">
            <text:p>0.0340316</text:p>
          </table:table-cell>
          <table:table-cell office:value-type="float" office:value="0.974538" calcext:value-type="float">
            <text:p>0.97453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74761" calcext:value-type="float">
            <text:p>0.974761</text:p>
          </table:table-cell>
          <table:table-cell office:value-type="float" office:value="0.0170119" calcext:value-type="float">
            <text:p>0.0170119</text:p>
          </table:table-cell>
          <table:table-cell office:value-type="float" office:value="0.974612" calcext:value-type="float">
            <text:p>0.9746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74695" calcext:value-type="float">
            <text:p>0.974695</text:p>
          </table:table-cell>
          <table:table-cell office:value-type="float" office:value="-1.67172E-015" calcext:value-type="float">
            <text:p>-1.67172E-15</text:p>
          </table:table-cell>
          <table:table-cell office:value-type="float" office:value="0.974695" calcext:value-type="float">
            <text:p>0.97469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74934" calcext:value-type="float">
            <text:p>0.974934</text:p>
          </table:table-cell>
          <table:table-cell office:value-type="float" office:value="-0.0170149" calcext:value-type="float">
            <text:p>-0.0170149</text:p>
          </table:table-cell>
          <table:table-cell office:value-type="float" office:value="0.974785" calcext:value-type="float">
            <text:p>0.97478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97712" calcext:value-type="float">
            <text:p>1.97712</text:p>
          </table:table-cell>
          <table:table-cell office:value-type="float" office:value="-0.0690004" calcext:value-type="float">
            <text:p>-0.0690004</text:p>
          </table:table-cell>
          <table:table-cell office:value-type="float" office:value="1.97591" calcext:value-type="float">
            <text:p>1.975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97914" calcext:value-type="float">
            <text:p>1.97914</text:p>
          </table:table-cell>
          <table:table-cell office:value-type="float" office:value="-0.10358" calcext:value-type="float">
            <text:p>-0.10358</text:p>
          </table:table-cell>
          <table:table-cell office:value-type="float" office:value="1.97643" calcext:value-type="float">
            <text:p>1.9764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98179" calcext:value-type="float">
            <text:p>1.98179</text:p>
          </table:table-cell>
          <table:table-cell office:value-type="float" office:value="-0.138243" calcext:value-type="float">
            <text:p>-0.138243</text:p>
          </table:table-cell>
          <table:table-cell office:value-type="float" office:value="1.97697" calcext:value-type="float">
            <text:p>1.9769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98507" calcext:value-type="float">
            <text:p>1.98507</text:p>
          </table:table-cell>
          <table:table-cell office:value-type="float" office:value="-0.173011" calcext:value-type="float">
            <text:p>-0.173011</text:p>
          </table:table-cell>
          <table:table-cell office:value-type="float" office:value="1.97752" calcext:value-type="float">
            <text:p>1.9775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98899" calcext:value-type="float">
            <text:p>1.98899</text:p>
          </table:table-cell>
          <table:table-cell office:value-type="float" office:value="-0.207906" calcext:value-type="float">
            <text:p>-0.207906</text:p>
          </table:table-cell>
          <table:table-cell office:value-type="float" office:value="1.97809" calcext:value-type="float">
            <text:p>1.9780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99355" calcext:value-type="float">
            <text:p>1.99355</text:p>
          </table:table-cell>
          <table:table-cell office:value-type="float" office:value="-0.242953" calcext:value-type="float">
            <text:p>-0.242953</text:p>
          </table:table-cell>
          <table:table-cell office:value-type="float" office:value="1.97869" calcext:value-type="float">
            <text:p>1.978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99876" calcext:value-type="float">
            <text:p>1.99876</text:p>
          </table:table-cell>
          <table:table-cell office:value-type="float" office:value="-0.278173" calcext:value-type="float">
            <text:p>-0.278173</text:p>
          </table:table-cell>
          <table:table-cell office:value-type="float" office:value="1.97931" calcext:value-type="float">
            <text:p>1.9793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.00462" calcext:value-type="float">
            <text:p>2.00462</text:p>
          </table:table-cell>
          <table:table-cell office:value-type="float" office:value="-0.313592" calcext:value-type="float">
            <text:p>-0.313592</text:p>
          </table:table-cell>
          <table:table-cell office:value-type="float" office:value="1.97994" calcext:value-type="float">
            <text:p>1.979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01116" calcext:value-type="float">
            <text:p>2.01116</text:p>
          </table:table-cell>
          <table:table-cell office:value-type="float" office:value="-0.349234" calcext:value-type="float">
            <text:p>-0.349234</text:p>
          </table:table-cell>
          <table:table-cell office:value-type="float" office:value="1.98061" calcext:value-type="float">
            <text:p>1.9806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.01837" calcext:value-type="float">
            <text:p>2.01837</text:p>
          </table:table-cell>
          <table:table-cell office:value-type="float" office:value="-0.385124" calcext:value-type="float">
            <text:p>-0.385124</text:p>
          </table:table-cell>
          <table:table-cell office:value-type="float" office:value="1.98129" calcext:value-type="float">
            <text:p>1.9812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.02628" calcext:value-type="float">
            <text:p>2.02628</text:p>
          </table:table-cell>
          <table:table-cell office:value-type="float" office:value="-0.421286" calcext:value-type="float">
            <text:p>-0.421286</text:p>
          </table:table-cell>
          <table:table-cell office:value-type="float" office:value="1.982" calcext:value-type="float">
            <text:p>1.98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.03488" calcext:value-type="float">
            <text:p>2.03488</text:p>
          </table:table-cell>
          <table:table-cell office:value-type="float" office:value="-0.457749" calcext:value-type="float">
            <text:p>-0.457749</text:p>
          </table:table-cell>
          <table:table-cell office:value-type="float" office:value="1.98273" calcext:value-type="float">
            <text:p>1.9827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.04421" calcext:value-type="float">
            <text:p>2.04421</text:p>
          </table:table-cell>
          <table:table-cell office:value-type="float" office:value="-0.494539" calcext:value-type="float">
            <text:p>-0.494539</text:p>
          </table:table-cell>
          <table:table-cell office:value-type="float" office:value="1.98349" calcext:value-type="float">
            <text:p>1.9834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.05427" calcext:value-type="float">
            <text:p>2.05427</text:p>
          </table:table-cell>
          <table:table-cell office:value-type="float" office:value="-0.531685" calcext:value-type="float">
            <text:p>-0.531685</text:p>
          </table:table-cell>
          <table:table-cell office:value-type="float" office:value="1.98428" calcext:value-type="float">
            <text:p>1.9842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.06509" calcext:value-type="float">
            <text:p>2.06509</text:p>
          </table:table-cell>
          <table:table-cell office:value-type="float" office:value="-0.569215" calcext:value-type="float">
            <text:p>-0.569215</text:p>
          </table:table-cell>
          <table:table-cell office:value-type="float" office:value="1.98509" calcext:value-type="float">
            <text:p>1.9850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.07667" calcext:value-type="float">
            <text:p>2.07667</text:p>
          </table:table-cell>
          <table:table-cell office:value-type="float" office:value="-0.60716" calcext:value-type="float">
            <text:p>-0.60716</text:p>
          </table:table-cell>
          <table:table-cell office:value-type="float" office:value="1.98593" calcext:value-type="float">
            <text:p>1.9859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.08905" calcext:value-type="float">
            <text:p>2.08905</text:p>
          </table:table-cell>
          <table:table-cell office:value-type="float" office:value="-0.645552" calcext:value-type="float">
            <text:p>-0.645552</text:p>
          </table:table-cell>
          <table:table-cell office:value-type="float" office:value="1.9868" calcext:value-type="float">
            <text:p>1.986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.10224" calcext:value-type="float">
            <text:p>2.10224</text:p>
          </table:table-cell>
          <table:table-cell office:value-type="float" office:value="-0.684423" calcext:value-type="float">
            <text:p>-0.684423</text:p>
          </table:table-cell>
          <table:table-cell office:value-type="float" office:value="1.98771" calcext:value-type="float">
            <text:p>1.9877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.11627" calcext:value-type="float">
            <text:p>2.11627</text:p>
          </table:table-cell>
          <table:table-cell office:value-type="float" office:value="-0.723808" calcext:value-type="float">
            <text:p>-0.723808</text:p>
          </table:table-cell>
          <table:table-cell office:value-type="float" office:value="1.98865" calcext:value-type="float">
            <text:p>1.9886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.13117" calcext:value-type="float">
            <text:p>2.13117</text:p>
          </table:table-cell>
          <table:table-cell office:value-type="float" office:value="-0.763742" calcext:value-type="float">
            <text:p>-0.763742</text:p>
          </table:table-cell>
          <table:table-cell office:value-type="float" office:value="1.98962" calcext:value-type="float">
            <text:p>1.9896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.14695" calcext:value-type="float">
            <text:p>2.14695</text:p>
          </table:table-cell>
          <table:table-cell office:value-type="float" office:value="-0.804263" calcext:value-type="float">
            <text:p>-0.804263</text:p>
          </table:table-cell>
          <table:table-cell office:value-type="float" office:value="1.99062" calcext:value-type="float">
            <text:p>1.9906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.16367" calcext:value-type="float">
            <text:p>2.16367</text:p>
          </table:table-cell>
          <table:table-cell office:value-type="float" office:value="-0.845411" calcext:value-type="float">
            <text:p>-0.845411</text:p>
          </table:table-cell>
          <table:table-cell office:value-type="float" office:value="1.99166" calcext:value-type="float">
            <text:p>1.9916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.18133" calcext:value-type="float">
            <text:p>2.18133</text:p>
          </table:table-cell>
          <table:table-cell office:value-type="float" office:value="-0.887228" calcext:value-type="float">
            <text:p>-0.887228</text:p>
          </table:table-cell>
          <table:table-cell office:value-type="float" office:value="1.99275" calcext:value-type="float">
            <text:p>1.9927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.19999" calcext:value-type="float">
            <text:p>2.19999</text:p>
          </table:table-cell>
          <table:table-cell office:value-type="float" office:value="-0.929755" calcext:value-type="float">
            <text:p>-0.929755</text:p>
          </table:table-cell>
          <table:table-cell office:value-type="float" office:value="1.99387" calcext:value-type="float">
            <text:p>1.9938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.21967" calcext:value-type="float">
            <text:p>2.21967</text:p>
          </table:table-cell>
          <table:table-cell office:value-type="float" office:value="-0.973041" calcext:value-type="float">
            <text:p>-0.973041</text:p>
          </table:table-cell>
          <table:table-cell office:value-type="float" office:value="1.99503" calcext:value-type="float">
            <text:p>1.9950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.24043" calcext:value-type="float">
            <text:p>2.24043</text:p>
          </table:table-cell>
          <table:table-cell office:value-type="float" office:value="-1.01713" calcext:value-type="float">
            <text:p>-1.01713</text:p>
          </table:table-cell>
          <table:table-cell office:value-type="float" office:value="1.99624" calcext:value-type="float">
            <text:p>1.9962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.2623" calcext:value-type="float">
            <text:p>2.2623</text:p>
          </table:table-cell>
          <table:table-cell office:value-type="float" office:value="-1.06208" calcext:value-type="float">
            <text:p>-1.06208</text:p>
          </table:table-cell>
          <table:table-cell office:value-type="float" office:value="1.99749" calcext:value-type="float">
            <text:p>1.9974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.28533" calcext:value-type="float">
            <text:p>2.28533</text:p>
          </table:table-cell>
          <table:table-cell office:value-type="float" office:value="-1.10795" calcext:value-type="float">
            <text:p>-1.10795</text:p>
          </table:table-cell>
          <table:table-cell office:value-type="float" office:value="1.99879" calcext:value-type="float">
            <text:p>1.9987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.30957" calcext:value-type="float">
            <text:p>2.30957</text:p>
          </table:table-cell>
          <table:table-cell office:value-type="float" office:value="-1.15478" calcext:value-type="float">
            <text:p>-1.15478</text:p>
          </table:table-cell>
          <table:table-cell office:value-type="float" office:value="2.00014" calcext:value-type="float">
            <text:p>2.0001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.33507" calcext:value-type="float">
            <text:p>2.33507</text:p>
          </table:table-cell>
          <table:table-cell office:value-type="float" office:value="-1.20265" calcext:value-type="float">
            <text:p>-1.20265</text:p>
          </table:table-cell>
          <table:table-cell office:value-type="float" office:value="2.00155" calcext:value-type="float">
            <text:p>2.0015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.3619" calcext:value-type="float">
            <text:p>2.3619</text:p>
          </table:table-cell>
          <table:table-cell office:value-type="float" office:value="-1.25162" calcext:value-type="float">
            <text:p>-1.25162</text:p>
          </table:table-cell>
          <table:table-cell office:value-type="float" office:value="2.00301" calcext:value-type="float">
            <text:p>2.0030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.39012" calcext:value-type="float">
            <text:p>2.39012</text:p>
          </table:table-cell>
          <table:table-cell office:value-type="float" office:value="-1.30175" calcext:value-type="float">
            <text:p>-1.30175</text:p>
          </table:table-cell>
          <table:table-cell office:value-type="float" office:value="2.00453" calcext:value-type="float">
            <text:p>2.0045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.4198" calcext:value-type="float">
            <text:p>2.4198</text:p>
          </table:table-cell>
          <table:table-cell office:value-type="float" office:value="-1.35314" calcext:value-type="float">
            <text:p>-1.35314</text:p>
          </table:table-cell>
          <table:table-cell office:value-type="float" office:value="2.00611" calcext:value-type="float">
            <text:p>2.0061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.45101" calcext:value-type="float">
            <text:p>2.45101</text:p>
          </table:table-cell>
          <table:table-cell office:value-type="float" office:value="-1.40584" calcext:value-type="float">
            <text:p>-1.40584</text:p>
          </table:table-cell>
          <table:table-cell office:value-type="float" office:value="2.00775" calcext:value-type="float">
            <text:p>2.0077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.48384" calcext:value-type="float">
            <text:p>2.48384</text:p>
          </table:table-cell>
          <table:table-cell office:value-type="float" office:value="-1.45996" calcext:value-type="float">
            <text:p>-1.45996</text:p>
          </table:table-cell>
          <table:table-cell office:value-type="float" office:value="2.00947" calcext:value-type="float">
            <text:p>2.0094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.51836" calcext:value-type="float">
            <text:p>2.51836</text:p>
          </table:table-cell>
          <table:table-cell office:value-type="float" office:value="-1.51559" calcext:value-type="float">
            <text:p>-1.51559</text:p>
          </table:table-cell>
          <table:table-cell office:value-type="float" office:value="2.01125" calcext:value-type="float">
            <text:p>2.011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.55468" calcext:value-type="float">
            <text:p>2.55468</text:p>
          </table:table-cell>
          <table:table-cell office:value-type="float" office:value="-1.57282" calcext:value-type="float">
            <text:p>-1.57282</text:p>
          </table:table-cell>
          <table:table-cell office:value-type="float" office:value="2.01312" calcext:value-type="float">
            <text:p>2.0131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.5929" calcext:value-type="float">
            <text:p>2.5929</text:p>
          </table:table-cell>
          <table:table-cell office:value-type="float" office:value="-1.63177" calcext:value-type="float">
            <text:p>-1.63177</text:p>
          </table:table-cell>
          <table:table-cell office:value-type="float" office:value="2.01506" calcext:value-type="float">
            <text:p>2.0150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.63313" calcext:value-type="float">
            <text:p>2.63313</text:p>
          </table:table-cell>
          <table:table-cell office:value-type="float" office:value="-1.69254" calcext:value-type="float">
            <text:p>-1.69254</text:p>
          </table:table-cell>
          <table:table-cell office:value-type="float" office:value="2.0171" calcext:value-type="float">
            <text:p>2.017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.67549" calcext:value-type="float">
            <text:p>2.67549</text:p>
          </table:table-cell>
          <table:table-cell office:value-type="float" office:value="-1.75528" calcext:value-type="float">
            <text:p>-1.75528</text:p>
          </table:table-cell>
          <table:table-cell office:value-type="float" office:value="2.01922" calcext:value-type="float">
            <text:p>2.0192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.72012" calcext:value-type="float">
            <text:p>2.72012</text:p>
          </table:table-cell>
          <table:table-cell office:value-type="float" office:value="-1.82011" calcext:value-type="float">
            <text:p>-1.82011</text:p>
          </table:table-cell>
          <table:table-cell office:value-type="float" office:value="2.02144" calcext:value-type="float">
            <text:p>2.0214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.76715" calcext:value-type="float">
            <text:p>2.76715</text:p>
          </table:table-cell>
          <table:table-cell office:value-type="float" office:value="-1.88719" calcext:value-type="float">
            <text:p>-1.88719</text:p>
          </table:table-cell>
          <table:table-cell office:value-type="float" office:value="2.02376" calcext:value-type="float">
            <text:p>2.0237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.81675" calcext:value-type="float">
            <text:p>2.81675</text:p>
          </table:table-cell>
          <table:table-cell office:value-type="float" office:value="-1.95668" calcext:value-type="float">
            <text:p>-1.95668</text:p>
          </table:table-cell>
          <table:table-cell office:value-type="float" office:value="2.0262" calcext:value-type="float">
            <text:p>2.026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.86909" calcext:value-type="float">
            <text:p>2.86909</text:p>
          </table:table-cell>
          <table:table-cell office:value-type="float" office:value="-2.02875" calcext:value-type="float">
            <text:p>-2.02875</text:p>
          </table:table-cell>
          <table:table-cell office:value-type="float" office:value="2.02875" calcext:value-type="float">
            <text:p>2.0287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.92436" calcext:value-type="float">
            <text:p>2.92436</text:p>
          </table:table-cell>
          <table:table-cell office:value-type="float" office:value="-2.10361" calcext:value-type="float">
            <text:p>-2.10361</text:p>
          </table:table-cell>
          <table:table-cell office:value-type="float" office:value="2.03143" calcext:value-type="float">
            <text:p>2.0314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.98278" calcext:value-type="float">
            <text:p>2.98278</text:p>
          </table:table-cell>
          <table:table-cell office:value-type="float" office:value="-2.18147" calcext:value-type="float">
            <text:p>-2.18147</text:p>
          </table:table-cell>
          <table:table-cell office:value-type="float" office:value="2.03425" calcext:value-type="float">
            <text:p>2.0342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.04457" calcext:value-type="float">
            <text:p>3.04457</text:p>
          </table:table-cell>
          <table:table-cell office:value-type="float" office:value="-2.26256" calcext:value-type="float">
            <text:p>-2.26256</text:p>
          </table:table-cell>
          <table:table-cell office:value-type="float" office:value="2.03721" calcext:value-type="float">
            <text:p>2.0372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.10998" calcext:value-type="float">
            <text:p>3.10998</text:p>
          </table:table-cell>
          <table:table-cell office:value-type="float" office:value="-2.34714" calcext:value-type="float">
            <text:p>-2.34714</text:p>
          </table:table-cell>
          <table:table-cell office:value-type="float" office:value="2.04033" calcext:value-type="float">
            <text:p>2.0403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.17931" calcext:value-type="float">
            <text:p>3.17931</text:p>
          </table:table-cell>
          <table:table-cell office:value-type="float" office:value="-2.43549" calcext:value-type="float">
            <text:p>-2.43549</text:p>
          </table:table-cell>
          <table:table-cell office:value-type="float" office:value="2.04362" calcext:value-type="float">
            <text:p>2.0436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.25287" calcext:value-type="float">
            <text:p>3.25287</text:p>
          </table:table-cell>
          <table:table-cell office:value-type="float" office:value="-2.52795" calcext:value-type="float">
            <text:p>-2.52795</text:p>
          </table:table-cell>
          <table:table-cell office:value-type="float" office:value="2.04709" calcext:value-type="float">
            <text:p>2.0470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.33099" calcext:value-type="float">
            <text:p>3.33099</text:p>
          </table:table-cell>
          <table:table-cell office:value-type="float" office:value="-2.62486" calcext:value-type="float">
            <text:p>-2.62486</text:p>
          </table:table-cell>
          <table:table-cell office:value-type="float" office:value="2.05076" calcext:value-type="float">
            <text:p>2.0507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.41409" calcext:value-type="float">
            <text:p>3.41409</text:p>
          </table:table-cell>
          <table:table-cell office:value-type="float" office:value="-2.72661" calcext:value-type="float">
            <text:p>-2.72661</text:p>
          </table:table-cell>
          <table:table-cell office:value-type="float" office:value="2.05465" calcext:value-type="float">
            <text:p>2.0546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.50259" calcext:value-type="float">
            <text:p>3.50259</text:p>
          </table:table-cell>
          <table:table-cell office:value-type="float" office:value="-2.83365" calcext:value-type="float">
            <text:p>-2.83365</text:p>
          </table:table-cell>
          <table:table-cell office:value-type="float" office:value="2.05877" calcext:value-type="float">
            <text:p>2.0587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.59698" calcext:value-type="float">
            <text:p>3.59698</text:p>
          </table:table-cell>
          <table:table-cell office:value-type="float" office:value="-2.94647" calcext:value-type="float">
            <text:p>-2.94647</text:p>
          </table:table-cell>
          <table:table-cell office:value-type="float" office:value="2.06314" calcext:value-type="float">
            <text:p>2.0631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.69782" calcext:value-type="float">
            <text:p>3.69782</text:p>
          </table:table-cell>
          <table:table-cell office:value-type="float" office:value="-3.06563" calcext:value-type="float">
            <text:p>-3.06563</text:p>
          </table:table-cell>
          <table:table-cell office:value-type="float" office:value="2.0678" calcext:value-type="float">
            <text:p>2.067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.80574" calcext:value-type="float">
            <text:p>3.80574</text:p>
          </table:table-cell>
          <table:table-cell office:value-type="float" office:value="-3.19177" calcext:value-type="float">
            <text:p>-3.19177</text:p>
          </table:table-cell>
          <table:table-cell office:value-type="float" office:value="2.07276" calcext:value-type="float">
            <text:p>2.0727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.92145" calcext:value-type="float">
            <text:p>3.92145</text:p>
          </table:table-cell>
          <table:table-cell office:value-type="float" office:value="-3.32558" calcext:value-type="float">
            <text:p>-3.32558</text:p>
          </table:table-cell>
          <table:table-cell office:value-type="float" office:value="2.07805" calcext:value-type="float">
            <text:p>2.0780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.04576" calcext:value-type="float">
            <text:p>4.04576</text:p>
          </table:table-cell>
          <table:table-cell office:value-type="float" office:value="-3.4679" calcext:value-type="float">
            <text:p>-3.4679</text:p>
          </table:table-cell>
          <table:table-cell office:value-type="float" office:value="2.08372" calcext:value-type="float">
            <text:p>2.083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.17961" calcext:value-type="float">
            <text:p>4.17961</text:p>
          </table:table-cell>
          <table:table-cell office:value-type="float" office:value="-3.61965" calcext:value-type="float">
            <text:p>-3.61965</text:p>
          </table:table-cell>
          <table:table-cell office:value-type="float" office:value="2.0898" calcext:value-type="float">
            <text:p>2.089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.32406" calcext:value-type="float">
            <text:p>4.32406</text:p>
          </table:table-cell>
          <table:table-cell office:value-type="float" office:value="-3.7819" calcext:value-type="float">
            <text:p>-3.7819</text:p>
          </table:table-cell>
          <table:table-cell office:value-type="float" office:value="2.09634" calcext:value-type="float">
            <text:p>2.0963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.48035" calcext:value-type="float">
            <text:p>4.48035</text:p>
          </table:table-cell>
          <table:table-cell office:value-type="float" office:value="-3.95591" calcext:value-type="float">
            <text:p>-3.95591</text:p>
          </table:table-cell>
          <table:table-cell office:value-type="float" office:value="2.1034" calcext:value-type="float">
            <text:p>2.103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.64992" calcext:value-type="float">
            <text:p>4.64992</text:p>
          </table:table-cell>
          <table:table-cell office:value-type="float" office:value="-4.14311" calcext:value-type="float">
            <text:p>-4.14311</text:p>
          </table:table-cell>
          <table:table-cell office:value-type="float" office:value="2.11102" calcext:value-type="float">
            <text:p>2.1110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.83447" calcext:value-type="float">
            <text:p>4.83447</text:p>
          </table:table-cell>
          <table:table-cell office:value-type="float" office:value="-4.3452" calcext:value-type="float">
            <text:p>-4.3452</text:p>
          </table:table-cell>
          <table:table-cell office:value-type="float" office:value="2.11929" calcext:value-type="float">
            <text:p>2.1192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.03598" calcext:value-type="float">
            <text:p>5.03598</text:p>
          </table:table-cell>
          <table:table-cell office:value-type="float" office:value="-4.56415" calcext:value-type="float">
            <text:p>-4.56415</text:p>
          </table:table-cell>
          <table:table-cell office:value-type="float" office:value="2.1283" calcext:value-type="float">
            <text:p>2.128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.25681" calcext:value-type="float">
            <text:p>5.25681</text:p>
          </table:table-cell>
          <table:table-cell office:value-type="float" office:value="-4.80233" calcext:value-type="float">
            <text:p>-4.80233</text:p>
          </table:table-cell>
          <table:table-cell office:value-type="float" office:value="2.13814" calcext:value-type="float">
            <text:p>2.1381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.49977" calcext:value-type="float">
            <text:p>5.49977</text:p>
          </table:table-cell>
          <table:table-cell office:value-type="float" office:value="-5.06256" calcext:value-type="float">
            <text:p>-5.06256</text:p>
          </table:table-cell>
          <table:table-cell office:value-type="float" office:value="2.14893" calcext:value-type="float">
            <text:p>2.1489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.76825" calcext:value-type="float">
            <text:p>5.76825</text:p>
          </table:table-cell>
          <table:table-cell office:value-type="float" office:value="-5.34823" calcext:value-type="float">
            <text:p>-5.34823</text:p>
          </table:table-cell>
          <table:table-cell office:value-type="float" office:value="2.16082" calcext:value-type="float">
            <text:p>2.1608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06639" calcext:value-type="float">
            <text:p>6.06639</text:p>
          </table:table-cell>
          <table:table-cell office:value-type="float" office:value="-5.66346" calcext:value-type="float">
            <text:p>-5.66346</text:p>
          </table:table-cell>
          <table:table-cell office:value-type="float" office:value="2.174" calcext:value-type="float">
            <text:p>2.17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39924" calcext:value-type="float">
            <text:p>6.39924</text:p>
          </table:table-cell>
          <table:table-cell office:value-type="float" office:value="-6.01332" calcext:value-type="float">
            <text:p>-6.01332</text:p>
          </table:table-cell>
          <table:table-cell office:value-type="float" office:value="2.18867" calcext:value-type="float">
            <text:p>2.1886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7731" calcext:value-type="float">
            <text:p>6.7731</text:p>
          </table:table-cell>
          <table:table-cell office:value-type="float" office:value="-6.40409" calcext:value-type="float">
            <text:p>-6.40409</text:p>
          </table:table-cell>
          <table:table-cell office:value-type="float" office:value="2.20511" calcext:value-type="float">
            <text:p>2.2051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.19589" calcext:value-type="float">
            <text:p>7.19589</text:p>
          </table:table-cell>
          <table:table-cell office:value-type="float" office:value="-6.8437" calcext:value-type="float">
            <text:p>-6.8437</text:p>
          </table:table-cell>
          <table:table-cell office:value-type="float" office:value="2.22365" calcext:value-type="float">
            <text:p>2.2236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.67769" calcext:value-type="float">
            <text:p>7.67769</text:p>
          </table:table-cell>
          <table:table-cell office:value-type="float" office:value="-7.34222" calcext:value-type="float">
            <text:p>-7.34222</text:p>
          </table:table-cell>
          <table:table-cell office:value-type="float" office:value="2.24474" calcext:value-type="float">
            <text:p>2.2447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.23159" calcext:value-type="float">
            <text:p>8.23159</text:p>
          </table:table-cell>
          <table:table-cell office:value-type="float" office:value="-7.91271" calcext:value-type="float">
            <text:p>-7.91271</text:p>
          </table:table-cell>
          <table:table-cell office:value-type="float" office:value="2.26893" calcext:value-type="float">
            <text:p>2.2689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.87483" calcext:value-type="float">
            <text:p>8.87483</text:p>
          </table:table-cell>
          <table:table-cell office:value-type="float" office:value="-8.57243" calcext:value-type="float">
            <text:p>-8.57243</text:p>
          </table:table-cell>
          <table:table-cell office:value-type="float" office:value="2.29698" calcext:value-type="float">
            <text:p>2.2969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.63064" calcext:value-type="float">
            <text:p>9.63064</text:p>
          </table:table-cell>
          <table:table-cell office:value-type="float" office:value="-9.34457" calcext:value-type="float">
            <text:p>-9.34457</text:p>
          </table:table-cell>
          <table:table-cell office:value-type="float" office:value="2.32986" calcext:value-type="float">
            <text:p>2.3298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.0492" calcext:value-type="float">
            <text:p>10.0492</text:p>
          </table:table-cell>
          <table:table-cell office:value-type="float" office:value="-9.70682" calcext:value-type="float">
            <text:p>-9.70682</text:p>
          </table:table-cell>
          <table:table-cell office:value-type="float" office:value="-2.60093" calcext:value-type="float">
            <text:p>-2.6009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.52394" calcext:value-type="float">
            <text:p>9.52394</text:p>
          </table:table-cell>
          <table:table-cell office:value-type="float" office:value="-9.155" calcext:value-type="float">
            <text:p>-9.155</text:p>
          </table:table-cell>
          <table:table-cell office:value-type="float" office:value="-2.62515" calcext:value-type="float">
            <text:p>-2.6251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.05361" calcext:value-type="float">
            <text:p>9.05361</text:p>
          </table:table-cell>
          <table:table-cell office:value-type="float" office:value="-8.65801" calcext:value-type="float">
            <text:p>-8.65801</text:p>
          </table:table-cell>
          <table:table-cell office:value-type="float" office:value="-2.64702" calcext:value-type="float">
            <text:p>-2.6470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8.63021" calcext:value-type="float">
            <text:p>8.63021</text:p>
          </table:table-cell>
          <table:table-cell office:value-type="float" office:value="-8.20781" calcext:value-type="float">
            <text:p>-8.20781</text:p>
          </table:table-cell>
          <table:table-cell office:value-type="float" office:value="-2.66688" calcext:value-type="float">
            <text:p>-2.6668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8.24718" calcext:value-type="float">
            <text:p>8.24718</text:p>
          </table:table-cell>
          <table:table-cell office:value-type="float" office:value="-7.79786" calcext:value-type="float">
            <text:p>-7.79786</text:p>
          </table:table-cell>
          <table:table-cell office:value-type="float" office:value="-2.68502" calcext:value-type="float">
            <text:p>-2.685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.89913" calcext:value-type="float">
            <text:p>7.89913</text:p>
          </table:table-cell>
          <table:table-cell office:value-type="float" office:value="-7.42276" calcext:value-type="float">
            <text:p>-7.42276</text:p>
          </table:table-cell>
          <table:table-cell office:value-type="float" office:value="-2.70166" calcext:value-type="float">
            <text:p>-2.7016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.58162" calcext:value-type="float">
            <text:p>7.58162</text:p>
          </table:table-cell>
          <table:table-cell office:value-type="float" office:value="-7.07805" calcext:value-type="float">
            <text:p>-7.07805</text:p>
          </table:table-cell>
          <table:table-cell office:value-type="float" office:value="-2.71701" calcext:value-type="float">
            <text:p>-2.717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.29089" calcext:value-type="float">
            <text:p>7.29089</text:p>
          </table:table-cell>
          <table:table-cell office:value-type="float" office:value="-6.76" calcext:value-type="float">
            <text:p>-6.76</text:p>
          </table:table-cell>
          <table:table-cell office:value-type="float" office:value="-2.73122" calcext:value-type="float">
            <text:p>-2.7312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.02381" calcext:value-type="float">
            <text:p>7.02381</text:p>
          </table:table-cell>
          <table:table-cell office:value-type="float" office:value="-6.46545" calcext:value-type="float">
            <text:p>-6.46545</text:p>
          </table:table-cell>
          <table:table-cell office:value-type="float" office:value="-2.74442" calcext:value-type="float">
            <text:p>-2.7444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7777" calcext:value-type="float">
            <text:p>6.7777</text:p>
          </table:table-cell>
          <table:table-cell office:value-type="float" office:value="-6.19174" calcext:value-type="float">
            <text:p>-6.19174</text:p>
          </table:table-cell>
          <table:table-cell office:value-type="float" office:value="-2.75674" calcext:value-type="float">
            <text:p>-2.7567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55028" calcext:value-type="float">
            <text:p>6.55028</text:p>
          </table:table-cell>
          <table:table-cell office:value-type="float" office:value="-5.93657" calcext:value-type="float">
            <text:p>-5.93657</text:p>
          </table:table-cell>
          <table:table-cell office:value-type="float" office:value="-2.76827" calcext:value-type="float">
            <text:p>-2.7682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33958" calcext:value-type="float">
            <text:p>6.33958</text:p>
          </table:table-cell>
          <table:table-cell office:value-type="float" office:value="-5.69798" calcext:value-type="float">
            <text:p>-5.69798</text:p>
          </table:table-cell>
          <table:table-cell office:value-type="float" office:value="-2.77909" calcext:value-type="float">
            <text:p>-2.7790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14392" calcext:value-type="float">
            <text:p>6.14392</text:p>
          </table:table-cell>
          <table:table-cell office:value-type="float" office:value="-5.47428" calcext:value-type="float">
            <text:p>-5.47428</text:p>
          </table:table-cell>
          <table:table-cell office:value-type="float" office:value="-2.78928" calcext:value-type="float">
            <text:p>-2.7892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.96183" calcext:value-type="float">
            <text:p>5.96183</text:p>
          </table:table-cell>
          <table:table-cell office:value-type="float" office:value="-5.26398" calcext:value-type="float">
            <text:p>-5.26398</text:p>
          </table:table-cell>
          <table:table-cell office:value-type="float" office:value="-2.79891" calcext:value-type="float">
            <text:p>-2.7989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.79201" calcext:value-type="float">
            <text:p>5.79201</text:p>
          </table:table-cell>
          <table:table-cell office:value-type="float" office:value="-5.0658" calcext:value-type="float">
            <text:p>-5.0658</text:p>
          </table:table-cell>
          <table:table-cell office:value-type="float" office:value="-2.80802" calcext:value-type="float">
            <text:p>-2.8080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63334" calcext:value-type="float">
            <text:p>5.63334</text:p>
          </table:table-cell>
          <table:table-cell office:value-type="float" office:value="-4.87862" calcext:value-type="float">
            <text:p>-4.87862</text:p>
          </table:table-cell>
          <table:table-cell office:value-type="float" office:value="-2.81667" calcext:value-type="float">
            <text:p>-2.8166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.48484" calcext:value-type="float">
            <text:p>5.48484</text:p>
          </table:table-cell>
          <table:table-cell office:value-type="float" office:value="-4.70142" calcext:value-type="float">
            <text:p>-4.70142</text:p>
          </table:table-cell>
          <table:table-cell office:value-type="float" office:value="-2.8249" calcext:value-type="float">
            <text:p>-2.824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.34562" calcext:value-type="float">
            <text:p>5.34562</text:p>
          </table:table-cell>
          <table:table-cell office:value-type="float" office:value="-4.53334" calcext:value-type="float">
            <text:p>-4.53334</text:p>
          </table:table-cell>
          <table:table-cell office:value-type="float" office:value="-2.83275" calcext:value-type="float">
            <text:p>-2.8327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.21491" calcext:value-type="float">
            <text:p>5.21491</text:p>
          </table:table-cell>
          <table:table-cell office:value-type="float" office:value="-4.37359" calcext:value-type="float">
            <text:p>-4.37359</text:p>
          </table:table-cell>
          <table:table-cell office:value-type="float" office:value="-2.84025" calcext:value-type="float">
            <text:p>-2.8402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.09203" calcext:value-type="float">
            <text:p>5.09203</text:p>
          </table:table-cell>
          <table:table-cell office:value-type="float" office:value="-4.22148" calcext:value-type="float">
            <text:p>-4.22148</text:p>
          </table:table-cell>
          <table:table-cell office:value-type="float" office:value="-2.84743" calcext:value-type="float">
            <text:p>-2.8474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.97634" calcext:value-type="float">
            <text:p>4.97634</text:p>
          </table:table-cell>
          <table:table-cell office:value-type="float" office:value="-4.07638" calcext:value-type="float">
            <text:p>-4.07638</text:p>
          </table:table-cell>
          <table:table-cell office:value-type="float" office:value="-2.85431" calcext:value-type="float">
            <text:p>-2.8543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.86731" calcext:value-type="float">
            <text:p>4.86731</text:p>
          </table:table-cell>
          <table:table-cell office:value-type="float" office:value="-3.93774" calcext:value-type="float">
            <text:p>-3.93774</text:p>
          </table:table-cell>
          <table:table-cell office:value-type="float" office:value="-2.86093" calcext:value-type="float">
            <text:p>-2.8609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.76444" calcext:value-type="float">
            <text:p>4.76444</text:p>
          </table:table-cell>
          <table:table-cell office:value-type="float" office:value="-3.80505" calcext:value-type="float">
            <text:p>-3.80505</text:p>
          </table:table-cell>
          <table:table-cell office:value-type="float" office:value="-2.86731" calcext:value-type="float">
            <text:p>-2.8673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.66727" calcext:value-type="float">
            <text:p>4.66727</text:p>
          </table:table-cell>
          <table:table-cell office:value-type="float" office:value="-3.67786" calcext:value-type="float">
            <text:p>-3.67786</text:p>
          </table:table-cell>
          <table:table-cell office:value-type="float" office:value="-2.87346" calcext:value-type="float">
            <text:p>-2.8734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.57541" calcext:value-type="float">
            <text:p>4.57541</text:p>
          </table:table-cell>
          <table:table-cell office:value-type="float" office:value="-3.55576" calcext:value-type="float">
            <text:p>-3.55576</text:p>
          </table:table-cell>
          <table:table-cell office:value-type="float" office:value="-2.8794" calcext:value-type="float">
            <text:p>-2.879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.48849" calcext:value-type="float">
            <text:p>4.48849</text:p>
          </table:table-cell>
          <table:table-cell office:value-type="float" office:value="-3.43838" calcext:value-type="float">
            <text:p>-3.43838</text:p>
          </table:table-cell>
          <table:table-cell office:value-type="float" office:value="-2.88515" calcext:value-type="float">
            <text:p>-2.8851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.40619" calcext:value-type="float">
            <text:p>4.40619</text:p>
          </table:table-cell>
          <table:table-cell office:value-type="float" office:value="-3.32539" calcext:value-type="float">
            <text:p>-3.32539</text:p>
          </table:table-cell>
          <table:table-cell office:value-type="float" office:value="-2.89072" calcext:value-type="float">
            <text:p>-2.8907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.32819" calcext:value-type="float">
            <text:p>4.32819</text:p>
          </table:table-cell>
          <table:table-cell office:value-type="float" office:value="-3.21647" calcext:value-type="float">
            <text:p>-3.21647</text:p>
          </table:table-cell>
          <table:table-cell office:value-type="float" office:value="-2.89612" calcext:value-type="float">
            <text:p>-2.8961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.25423" calcext:value-type="float">
            <text:p>4.25423</text:p>
          </table:table-cell>
          <table:table-cell office:value-type="float" office:value="-3.11135" calcext:value-type="float">
            <text:p>-3.11135</text:p>
          </table:table-cell>
          <table:table-cell office:value-type="float" office:value="-2.90138" calcext:value-type="float">
            <text:p>-2.9013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.18406" calcext:value-type="float">
            <text:p>4.18406</text:p>
          </table:table-cell>
          <table:table-cell office:value-type="float" office:value="-3.00976" calcext:value-type="float">
            <text:p>-3.00976</text:p>
          </table:table-cell>
          <table:table-cell office:value-type="float" office:value="-2.90649" calcext:value-type="float">
            <text:p>-2.9064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.11745" calcext:value-type="float">
            <text:p>4.11745</text:p>
          </table:table-cell>
          <table:table-cell table:number-columns-repeated="2" office:value-type="float" office:value="-2.91147" calcext:value-type="float">
            <text:p>-2.9114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.05418" calcext:value-type="float">
            <text:p>4.05418</text:p>
          </table:table-cell>
          <table:table-cell office:value-type="float" office:value="-2.81627" calcext:value-type="float">
            <text:p>-2.81627</text:p>
          </table:table-cell>
          <table:table-cell office:value-type="float" office:value="-2.91634" calcext:value-type="float">
            <text:p>-2.9163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.99408" calcext:value-type="float">
            <text:p>3.99408</text:p>
          </table:table-cell>
          <table:table-cell office:value-type="float" office:value="-2.72396" calcext:value-type="float">
            <text:p>-2.72396</text:p>
          </table:table-cell>
          <table:table-cell office:value-type="float" office:value="-2.92109" calcext:value-type="float">
            <text:p>-2.9210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.93696" calcext:value-type="float">
            <text:p>3.93696</text:p>
          </table:table-cell>
          <table:table-cell office:value-type="float" office:value="-2.63434" calcext:value-type="float">
            <text:p>-2.63434</text:p>
          </table:table-cell>
          <table:table-cell office:value-type="float" office:value="-2.92573" calcext:value-type="float">
            <text:p>-2.9257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.88266" calcext:value-type="float">
            <text:p>3.88266</text:p>
          </table:table-cell>
          <table:table-cell office:value-type="float" office:value="-2.54725" calcext:value-type="float">
            <text:p>-2.54725</text:p>
          </table:table-cell>
          <table:table-cell office:value-type="float" office:value="-2.93028" calcext:value-type="float">
            <text:p>-2.9302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.83103" calcext:value-type="float">
            <text:p>3.83103</text:p>
          </table:table-cell>
          <table:table-cell office:value-type="float" office:value="-2.46254" calcext:value-type="float">
            <text:p>-2.46254</text:p>
          </table:table-cell>
          <table:table-cell office:value-type="float" office:value="-2.93474" calcext:value-type="float">
            <text:p>-2.9347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.78193" calcext:value-type="float">
            <text:p>3.78193</text:p>
          </table:table-cell>
          <table:table-cell office:value-type="float" office:value="-2.38005" calcext:value-type="float">
            <text:p>-2.38005</text:p>
          </table:table-cell>
          <table:table-cell office:value-type="float" office:value="-2.93911" calcext:value-type="float">
            <text:p>-2.9391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.73524" calcext:value-type="float">
            <text:p>3.73524</text:p>
          </table:table-cell>
          <table:table-cell office:value-type="float" office:value="-2.29965" calcext:value-type="float">
            <text:p>-2.29965</text:p>
          </table:table-cell>
          <table:table-cell office:value-type="float" office:value="-2.94341" calcext:value-type="float">
            <text:p>-2.9434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.69084" calcext:value-type="float">
            <text:p>3.69084</text:p>
          </table:table-cell>
          <table:table-cell office:value-type="float" office:value="-2.2212" calcext:value-type="float">
            <text:p>-2.2212</text:p>
          </table:table-cell>
          <table:table-cell office:value-type="float" office:value="-2.94764" calcext:value-type="float">
            <text:p>-2.9476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.64862" calcext:value-type="float">
            <text:p>3.64862</text:p>
          </table:table-cell>
          <table:table-cell office:value-type="float" office:value="-2.14461" calcext:value-type="float">
            <text:p>-2.14461</text:p>
          </table:table-cell>
          <table:table-cell office:value-type="float" office:value="-2.9518" calcext:value-type="float">
            <text:p>-2.951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.60849" calcext:value-type="float">
            <text:p>3.60849</text:p>
          </table:table-cell>
          <table:table-cell office:value-type="float" office:value="-2.06974" calcext:value-type="float">
            <text:p>-2.06974</text:p>
          </table:table-cell>
          <table:table-cell office:value-type="float" office:value="-2.9559" calcext:value-type="float">
            <text:p>-2.955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.57033" calcext:value-type="float">
            <text:p>3.57033</text:p>
          </table:table-cell>
          <table:table-cell office:value-type="float" office:value="-1.99651" calcext:value-type="float">
            <text:p>-1.99651</text:p>
          </table:table-cell>
          <table:table-cell office:value-type="float" office:value="-2.95994" calcext:value-type="float">
            <text:p>-2.9599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.53408" calcext:value-type="float">
            <text:p>3.53408</text:p>
          </table:table-cell>
          <table:table-cell office:value-type="float" office:value="-1.9248" calcext:value-type="float">
            <text:p>-1.9248</text:p>
          </table:table-cell>
          <table:table-cell office:value-type="float" office:value="-2.96393" calcext:value-type="float">
            <text:p>-2.9639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.49965" calcext:value-type="float">
            <text:p>3.49965</text:p>
          </table:table-cell>
          <table:table-cell office:value-type="float" office:value="-1.85453" calcext:value-type="float">
            <text:p>-1.85453</text:p>
          </table:table-cell>
          <table:table-cell office:value-type="float" office:value="-2.96788" calcext:value-type="float">
            <text:p>-2.9678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.46697" calcext:value-type="float">
            <text:p>3.46697</text:p>
          </table:table-cell>
          <table:table-cell office:value-type="float" office:value="-1.78562" calcext:value-type="float">
            <text:p>-1.78562</text:p>
          </table:table-cell>
          <table:table-cell office:value-type="float" office:value="-2.97177" calcext:value-type="float">
            <text:p>-2.9717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.43597" calcext:value-type="float">
            <text:p>3.43597</text:p>
          </table:table-cell>
          <table:table-cell office:value-type="float" office:value="-1.71798" calcext:value-type="float">
            <text:p>-1.71798</text:p>
          </table:table-cell>
          <table:table-cell office:value-type="float" office:value="-2.97563" calcext:value-type="float">
            <text:p>-2.9756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.40657" calcext:value-type="float">
            <text:p>3.40657</text:p>
          </table:table-cell>
          <table:table-cell office:value-type="float" office:value="-1.65154" calcext:value-type="float">
            <text:p>-1.65154</text:p>
          </table:table-cell>
          <table:table-cell office:value-type="float" office:value="-2.97945" calcext:value-type="float">
            <text:p>-2.9794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.37873" calcext:value-type="float">
            <text:p>3.37873</text:p>
          </table:table-cell>
          <table:table-cell office:value-type="float" office:value="-1.58622" calcext:value-type="float">
            <text:p>-1.58622</text:p>
          </table:table-cell>
          <table:table-cell office:value-type="float" office:value="-2.98324" calcext:value-type="float">
            <text:p>-2.9832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.35239" calcext:value-type="float">
            <text:p>3.35239</text:p>
          </table:table-cell>
          <table:table-cell office:value-type="float" office:value="-1.52195" calcext:value-type="float">
            <text:p>-1.52195</text:p>
          </table:table-cell>
          <table:table-cell office:value-type="float" office:value="-2.987" calcext:value-type="float">
            <text:p>-2.98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.3275" calcext:value-type="float">
            <text:p>3.3275</text:p>
          </table:table-cell>
          <table:table-cell office:value-type="float" office:value="-1.45868" calcext:value-type="float">
            <text:p>-1.45868</text:p>
          </table:table-cell>
          <table:table-cell office:value-type="float" office:value="-2.99073" calcext:value-type="float">
            <text:p>-2.9907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.304" calcext:value-type="float">
            <text:p>3.304</text:p>
          </table:table-cell>
          <table:table-cell office:value-type="float" office:value="-1.39633" calcext:value-type="float">
            <text:p>-1.39633</text:p>
          </table:table-cell>
          <table:table-cell office:value-type="float" office:value="-2.99444" calcext:value-type="float">
            <text:p>-2.9944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.28186" calcext:value-type="float">
            <text:p>3.28186</text:p>
          </table:table-cell>
          <table:table-cell office:value-type="float" office:value="-1.33485" calcext:value-type="float">
            <text:p>-1.33485</text:p>
          </table:table-cell>
          <table:table-cell office:value-type="float" office:value="-2.99813" calcext:value-type="float">
            <text:p>-2.9981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.26103" calcext:value-type="float">
            <text:p>3.26103</text:p>
          </table:table-cell>
          <table:table-cell office:value-type="float" office:value="-1.27419" calcext:value-type="float">
            <text:p>-1.27419</text:p>
          </table:table-cell>
          <table:table-cell office:value-type="float" office:value="-3.00179" calcext:value-type="float">
            <text:p>-3.0017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.24148" calcext:value-type="float">
            <text:p>3.24148</text:p>
          </table:table-cell>
          <table:table-cell office:value-type="float" office:value="-1.21428" calcext:value-type="float">
            <text:p>-1.21428</text:p>
          </table:table-cell>
          <table:table-cell office:value-type="float" office:value="-3.00545" calcext:value-type="float">
            <text:p>-3.0054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.22317" calcext:value-type="float">
            <text:p>3.22317</text:p>
          </table:table-cell>
          <table:table-cell office:value-type="float" office:value="-1.15508" calcext:value-type="float">
            <text:p>-1.15508</text:p>
          </table:table-cell>
          <table:table-cell office:value-type="float" office:value="-3.00908" calcext:value-type="float">
            <text:p>-3.0090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.20606" calcext:value-type="float">
            <text:p>3.20606</text:p>
          </table:table-cell>
          <table:table-cell office:value-type="float" office:value="-1.09654" calcext:value-type="float">
            <text:p>-1.09654</text:p>
          </table:table-cell>
          <table:table-cell office:value-type="float" office:value="-3.01271" calcext:value-type="float">
            <text:p>-3.0127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.19013" calcext:value-type="float">
            <text:p>3.19013</text:p>
          </table:table-cell>
          <table:table-cell office:value-type="float" office:value="-1.03861" calcext:value-type="float">
            <text:p>-1.03861</text:p>
          </table:table-cell>
          <table:table-cell office:value-type="float" office:value="-3.01633" calcext:value-type="float">
            <text:p>-3.0163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.17536" calcext:value-type="float">
            <text:p>3.17536</text:p>
          </table:table-cell>
          <table:table-cell office:value-type="float" office:value="-0.981239" calcext:value-type="float">
            <text:p>-0.981239</text:p>
          </table:table-cell>
          <table:table-cell office:value-type="float" office:value="-3.01994" calcext:value-type="float">
            <text:p>-3.0199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.16171" calcext:value-type="float">
            <text:p>3.16171</text:p>
          </table:table-cell>
          <table:table-cell office:value-type="float" office:value="-0.924393" calcext:value-type="float">
            <text:p>-0.924393</text:p>
          </table:table-cell>
          <table:table-cell office:value-type="float" office:value="-3.02355" calcext:value-type="float">
            <text:p>-3.0235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.14915" calcext:value-type="float">
            <text:p>3.14915</text:p>
          </table:table-cell>
          <table:table-cell office:value-type="float" office:value="-0.868025" calcext:value-type="float">
            <text:p>-0.868025</text:p>
          </table:table-cell>
          <table:table-cell office:value-type="float" office:value="-3.02716" calcext:value-type="float">
            <text:p>-3.0271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.13768" calcext:value-type="float">
            <text:p>3.13768</text:p>
          </table:table-cell>
          <table:table-cell office:value-type="float" office:value="-0.812092" calcext:value-type="float">
            <text:p>-0.812092</text:p>
          </table:table-cell>
          <table:table-cell office:value-type="float" office:value="-3.03077" calcext:value-type="float">
            <text:p>-3.0307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.12728" calcext:value-type="float">
            <text:p>3.12728</text:p>
          </table:table-cell>
          <table:table-cell office:value-type="float" office:value="-0.756556" calcext:value-type="float">
            <text:p>-0.756556</text:p>
          </table:table-cell>
          <table:table-cell office:value-type="float" office:value="-3.03438" calcext:value-type="float">
            <text:p>-3.0343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.11791" calcext:value-type="float">
            <text:p>3.11791</text:p>
          </table:table-cell>
          <table:table-cell office:value-type="float" office:value="-0.701377" calcext:value-type="float">
            <text:p>-0.701377</text:p>
          </table:table-cell>
          <table:table-cell office:value-type="float" office:value="-3.038" calcext:value-type="float">
            <text:p>-3.03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.10957" calcext:value-type="float">
            <text:p>3.10957</text:p>
          </table:table-cell>
          <table:table-cell office:value-type="float" office:value="-0.646517" calcext:value-type="float">
            <text:p>-0.646517</text:p>
          </table:table-cell>
          <table:table-cell office:value-type="float" office:value="-3.04162" calcext:value-type="float">
            <text:p>-3.0416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.10225" calcext:value-type="float">
            <text:p>3.10225</text:p>
          </table:table-cell>
          <table:table-cell office:value-type="float" office:value="-0.591938" calcext:value-type="float">
            <text:p>-0.591938</text:p>
          </table:table-cell>
          <table:table-cell office:value-type="float" office:value="-3.04526" calcext:value-type="float">
            <text:p>-3.0452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.09593" calcext:value-type="float">
            <text:p>3.09593</text:p>
          </table:table-cell>
          <table:table-cell office:value-type="float" office:value="-0.537603" calcext:value-type="float">
            <text:p>-0.537603</text:p>
          </table:table-cell>
          <table:table-cell office:value-type="float" office:value="-3.0489" calcext:value-type="float">
            <text:p>-3.048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.09061" calcext:value-type="float">
            <text:p>3.09061</text:p>
          </table:table-cell>
          <table:table-cell office:value-type="float" office:value="-0.483478" calcext:value-type="float">
            <text:p>-0.483478</text:p>
          </table:table-cell>
          <table:table-cell office:value-type="float" office:value="-3.05256" calcext:value-type="float">
            <text:p>-3.0525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.08627" calcext:value-type="float">
            <text:p>3.08627</text:p>
          </table:table-cell>
          <table:table-cell office:value-type="float" office:value="-0.429526" calcext:value-type="float">
            <text:p>-0.429526</text:p>
          </table:table-cell>
          <table:table-cell office:value-type="float" office:value="-3.05623" calcext:value-type="float">
            <text:p>-3.0562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.0829" calcext:value-type="float">
            <text:p>3.0829</text:p>
          </table:table-cell>
          <table:table-cell office:value-type="float" office:value="-0.375711" calcext:value-type="float">
            <text:p>-0.375711</text:p>
          </table:table-cell>
          <table:table-cell office:value-type="float" office:value="-3.05992" calcext:value-type="float">
            <text:p>-3.0599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.08051" calcext:value-type="float">
            <text:p>3.08051</text:p>
          </table:table-cell>
          <table:table-cell office:value-type="float" office:value="-0.322001" calcext:value-type="float">
            <text:p>-0.322001</text:p>
          </table:table-cell>
          <table:table-cell office:value-type="float" office:value="-3.06364" calcext:value-type="float">
            <text:p>-3.0636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.07909" calcext:value-type="float">
            <text:p>3.07909</text:p>
          </table:table-cell>
          <table:table-cell office:value-type="float" office:value="-0.26836" calcext:value-type="float">
            <text:p>-0.26836</text:p>
          </table:table-cell>
          <table:table-cell office:value-type="float" office:value="-3.06737" calcext:value-type="float">
            <text:p>-3.0673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.07863" calcext:value-type="float">
            <text:p>3.07863</text:p>
          </table:table-cell>
          <table:table-cell office:value-type="float" office:value="-0.214754" calcext:value-type="float">
            <text:p>-0.214754</text:p>
          </table:table-cell>
          <table:table-cell office:value-type="float" office:value="-3.07113" calcext:value-type="float">
            <text:p>-3.0711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.07913" calcext:value-type="float">
            <text:p>3.07913</text:p>
          </table:table-cell>
          <table:table-cell office:value-type="float" office:value="-0.161149" calcext:value-type="float">
            <text:p>-0.161149</text:p>
          </table:table-cell>
          <table:table-cell office:value-type="float" office:value="-3.07491" calcext:value-type="float">
            <text:p>-3.0749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.0806" calcext:value-type="float">
            <text:p>3.0806</text:p>
          </table:table-cell>
          <table:table-cell office:value-type="float" office:value="-0.107511" calcext:value-type="float">
            <text:p>-0.107511</text:p>
          </table:table-cell>
          <table:table-cell office:value-type="float" office:value="-3.07872" calcext:value-type="float">
            <text:p>-3.0787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.08304" calcext:value-type="float">
            <text:p>3.08304</text:p>
          </table:table-cell>
          <table:table-cell office:value-type="float" office:value="-0.0538064" calcext:value-type="float">
            <text:p>-0.0538064</text:p>
          </table:table-cell>
          <table:table-cell office:value-type="float" office:value="-3.08257" calcext:value-type="float">
            <text:p>-3.0825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.08644" calcext:value-type="float">
            <text:p>3.08644</text:p>
          </table:table-cell>
          <table:table-cell office:value-type="float" office:value="-0.000000000000088289" calcext:value-type="float">
            <text:p>-8.8289E-14</text:p>
          </table:table-cell>
          <table:table-cell office:value-type="float" office:value="-3.08644" calcext:value-type="float">
            <text:p>-3.0864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.09083" calcext:value-type="float">
            <text:p>3.09083</text:p>
          </table:table-cell>
          <table:table-cell office:value-type="float" office:value="0.0539424" calcext:value-type="float">
            <text:p>0.0539424</text:p>
          </table:table-cell>
          <table:table-cell office:value-type="float" office:value="-3.09036" calcext:value-type="float">
            <text:p>-3.0903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.09619" calcext:value-type="float">
            <text:p>3.09619</text:p>
          </table:table-cell>
          <table:table-cell office:value-type="float" office:value="0.108056" calcext:value-type="float">
            <text:p>0.108056</text:p>
          </table:table-cell>
          <table:table-cell office:value-type="float" office:value="-3.09431" calcext:value-type="float">
            <text:p>-3.0943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.10255" calcext:value-type="float">
            <text:p>3.10255</text:p>
          </table:table-cell>
          <table:table-cell office:value-type="float" office:value="0.162375" calcext:value-type="float">
            <text:p>0.162375</text:p>
          </table:table-cell>
          <table:table-cell office:value-type="float" office:value="-3.0983" calcext:value-type="float">
            <text:p>-3.098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.1099" calcext:value-type="float">
            <text:p>3.1099</text:p>
          </table:table-cell>
          <table:table-cell office:value-type="float" office:value="0.216936" calcext:value-type="float">
            <text:p>0.216936</text:p>
          </table:table-cell>
          <table:table-cell office:value-type="float" office:value="-3.10233" calcext:value-type="float">
            <text:p>-3.1023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.11827" calcext:value-type="float">
            <text:p>3.11827</text:p>
          </table:table-cell>
          <table:table-cell office:value-type="float" office:value="0.271775" calcext:value-type="float">
            <text:p>0.271775</text:p>
          </table:table-cell>
          <table:table-cell office:value-type="float" office:value="-3.10641" calcext:value-type="float">
            <text:p>-3.1064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.12767" calcext:value-type="float">
            <text:p>3.12767</text:p>
          </table:table-cell>
          <table:table-cell office:value-type="float" office:value="0.32693" calcext:value-type="float">
            <text:p>0.32693</text:p>
          </table:table-cell>
          <table:table-cell office:value-type="float" office:value="-3.11053" calcext:value-type="float">
            <text:p>-3.1105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.1381" calcext:value-type="float">
            <text:p>3.1381</text:p>
          </table:table-cell>
          <table:table-cell office:value-type="float" office:value="0.382439" calcext:value-type="float">
            <text:p>0.382439</text:p>
          </table:table-cell>
          <table:table-cell office:value-type="float" office:value="-3.11471" calcext:value-type="float">
            <text:p>-3.1147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.1496" calcext:value-type="float">
            <text:p>3.1496</text:p>
          </table:table-cell>
          <table:table-cell office:value-type="float" office:value="0.438339" calcext:value-type="float">
            <text:p>0.438339</text:p>
          </table:table-cell>
          <table:table-cell office:value-type="float" office:value="-3.11894" calcext:value-type="float">
            <text:p>-3.1189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.16216" calcext:value-type="float">
            <text:p>3.16216</text:p>
          </table:table-cell>
          <table:table-cell office:value-type="float" office:value="0.494671" calcext:value-type="float">
            <text:p>0.494671</text:p>
          </table:table-cell>
          <table:table-cell office:value-type="float" office:value="-3.12323" calcext:value-type="float">
            <text:p>-3.1232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.17583" calcext:value-type="float">
            <text:p>3.17583</text:p>
          </table:table-cell>
          <table:table-cell office:value-type="float" office:value="0.551477" calcext:value-type="float">
            <text:p>0.551477</text:p>
          </table:table-cell>
          <table:table-cell office:value-type="float" office:value="-3.12758" calcext:value-type="float">
            <text:p>-3.1275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.19061" calcext:value-type="float">
            <text:p>3.19061</text:p>
          </table:table-cell>
          <table:table-cell office:value-type="float" office:value="0.608797" calcext:value-type="float">
            <text:p>0.608797</text:p>
          </table:table-cell>
          <table:table-cell office:value-type="float" office:value="-3.13199" calcext:value-type="float">
            <text:p>-3.1319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.20654" calcext:value-type="float">
            <text:p>3.20654</text:p>
          </table:table-cell>
          <table:table-cell office:value-type="float" office:value="0.666677" calcext:value-type="float">
            <text:p>0.666677</text:p>
          </table:table-cell>
          <table:table-cell office:value-type="float" office:value="-3.13647" calcext:value-type="float">
            <text:p>-3.1364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.22364" calcext:value-type="float">
            <text:p>3.22364</text:p>
          </table:table-cell>
          <table:table-cell office:value-type="float" office:value="0.725161" calcext:value-type="float">
            <text:p>0.725161</text:p>
          </table:table-cell>
          <table:table-cell office:value-type="float" office:value="-3.14102" calcext:value-type="float">
            <text:p>-3.1410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.24194" calcext:value-type="float">
            <text:p>3.24194</text:p>
          </table:table-cell>
          <table:table-cell office:value-type="float" office:value="0.784296" calcext:value-type="float">
            <text:p>0.784296</text:p>
          </table:table-cell>
          <table:table-cell office:value-type="float" office:value="-3.14564" calcext:value-type="float">
            <text:p>-3.1456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.26147" calcext:value-type="float">
            <text:p>3.26147</text:p>
          </table:table-cell>
          <table:table-cell office:value-type="float" office:value="0.844131" calcext:value-type="float">
            <text:p>0.844131</text:p>
          </table:table-cell>
          <table:table-cell office:value-type="float" office:value="-3.15034" calcext:value-type="float">
            <text:p>-3.1503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.28227" calcext:value-type="float">
            <text:p>3.28227</text:p>
          </table:table-cell>
          <table:table-cell office:value-type="float" office:value="0.904716" calcext:value-type="float">
            <text:p>0.904716</text:p>
          </table:table-cell>
          <table:table-cell office:value-type="float" office:value="-3.15512" calcext:value-type="float">
            <text:p>-3.1551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.30437" calcext:value-type="float">
            <text:p>3.30437</text:p>
          </table:table-cell>
          <table:table-cell office:value-type="float" office:value="0.966105" calcext:value-type="float">
            <text:p>0.966105</text:p>
          </table:table-cell>
          <table:table-cell office:value-type="float" office:value="-3.15999" calcext:value-type="float">
            <text:p>-3.1599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.32782" calcext:value-type="float">
            <text:p>3.32782</text:p>
          </table:table-cell>
          <table:table-cell office:value-type="float" office:value="1.02835" calcext:value-type="float">
            <text:p>1.02835</text:p>
          </table:table-cell>
          <table:table-cell office:value-type="float" office:value="-3.16494" calcext:value-type="float">
            <text:p>-3.1649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.35265" calcext:value-type="float">
            <text:p>3.35265</text:p>
          </table:table-cell>
          <table:table-cell office:value-type="float" office:value="1.09152" calcext:value-type="float">
            <text:p>1.09152</text:p>
          </table:table-cell>
          <table:table-cell office:value-type="float" office:value="-3.16999" calcext:value-type="float">
            <text:p>-3.1699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.37892" calcext:value-type="float">
            <text:p>3.37892</text:p>
          </table:table-cell>
          <table:table-cell office:value-type="float" office:value="1.15566" calcext:value-type="float">
            <text:p>1.15566</text:p>
          </table:table-cell>
          <table:table-cell office:value-type="float" office:value="-3.17515" calcext:value-type="float">
            <text:p>-3.1751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.40667" calcext:value-type="float">
            <text:p>3.40667</text:p>
          </table:table-cell>
          <table:table-cell office:value-type="float" office:value="1.22084" calcext:value-type="float">
            <text:p>1.22084</text:p>
          </table:table-cell>
          <table:table-cell office:value-type="float" office:value="-3.1804" calcext:value-type="float">
            <text:p>-3.180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.43597" calcext:value-type="float">
            <text:p>3.43597</text:p>
          </table:table-cell>
          <table:table-cell office:value-type="float" office:value="1.28714" calcext:value-type="float">
            <text:p>1.28714</text:p>
          </table:table-cell>
          <table:table-cell office:value-type="float" office:value="-3.18577" calcext:value-type="float">
            <text:p>-3.1857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.46685" calcext:value-type="float">
            <text:p>3.46685</text:p>
          </table:table-cell>
          <table:table-cell office:value-type="float" office:value="1.35461" calcext:value-type="float">
            <text:p>1.35461</text:p>
          </table:table-cell>
          <table:table-cell office:value-type="float" office:value="-3.19126" calcext:value-type="float">
            <text:p>-3.1912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.4994" calcext:value-type="float">
            <text:p>3.4994</text:p>
          </table:table-cell>
          <table:table-cell office:value-type="float" office:value="1.42334" calcext:value-type="float">
            <text:p>1.42334</text:p>
          </table:table-cell>
          <table:table-cell office:value-type="float" office:value="-3.19686" calcext:value-type="float">
            <text:p>-3.1968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.53368" calcext:value-type="float">
            <text:p>3.53368</text:p>
          </table:table-cell>
          <table:table-cell office:value-type="float" office:value="1.4934" calcext:value-type="float">
            <text:p>1.4934</text:p>
          </table:table-cell>
          <table:table-cell office:value-type="float" office:value="-3.2026" calcext:value-type="float">
            <text:p>-3.202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.56975" calcext:value-type="float">
            <text:p>3.56975</text:p>
          </table:table-cell>
          <table:table-cell office:value-type="float" office:value="1.56488" calcext:value-type="float">
            <text:p>1.56488</text:p>
          </table:table-cell>
          <table:table-cell office:value-type="float" office:value="-3.20847" calcext:value-type="float">
            <text:p>-3.2084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.60771" calcext:value-type="float">
            <text:p>3.60771</text:p>
          </table:table-cell>
          <table:table-cell office:value-type="float" office:value="1.63786" calcext:value-type="float">
            <text:p>1.63786</text:p>
          </table:table-cell>
          <table:table-cell office:value-type="float" office:value="-3.21449" calcext:value-type="float">
            <text:p>-3.2144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.64762" calcext:value-type="float">
            <text:p>3.64762</text:p>
          </table:table-cell>
          <table:table-cell office:value-type="float" office:value="1.71245" calcext:value-type="float">
            <text:p>1.71245</text:p>
          </table:table-cell>
          <table:table-cell office:value-type="float" office:value="-3.22066" calcext:value-type="float">
            <text:p>-3.2206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.68959" calcext:value-type="float">
            <text:p>3.68959</text:p>
          </table:table-cell>
          <table:table-cell office:value-type="float" office:value="1.78875" calcext:value-type="float">
            <text:p>1.78875</text:p>
          </table:table-cell>
          <table:table-cell office:value-type="float" office:value="-3.22699" calcext:value-type="float">
            <text:p>-3.226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.73371" calcext:value-type="float">
            <text:p>3.73371</text:p>
          </table:table-cell>
          <table:table-cell office:value-type="float" office:value="1.86685" calcext:value-type="float">
            <text:p>1.86685</text:p>
          </table:table-cell>
          <table:table-cell office:value-type="float" office:value="-3.23349" calcext:value-type="float">
            <text:p>-3.2334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.78008" calcext:value-type="float">
            <text:p>3.78008</text:p>
          </table:table-cell>
          <table:table-cell office:value-type="float" office:value="1.94689" calcext:value-type="float">
            <text:p>1.94689</text:p>
          </table:table-cell>
          <table:table-cell office:value-type="float" office:value="-3.24016" calcext:value-type="float">
            <text:p>-3.2401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.82883" calcext:value-type="float">
            <text:p>3.82883</text:p>
          </table:table-cell>
          <table:table-cell office:value-type="float" office:value="2.02897" calcext:value-type="float">
            <text:p>2.02897</text:p>
          </table:table-cell>
          <table:table-cell office:value-type="float" office:value="-3.24703" calcext:value-type="float">
            <text:p>-3.2470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.88007" calcext:value-type="float">
            <text:p>3.88007</text:p>
          </table:table-cell>
          <table:table-cell office:value-type="float" office:value="2.11324" calcext:value-type="float">
            <text:p>2.11324</text:p>
          </table:table-cell>
          <table:table-cell office:value-type="float" office:value="-3.2541" calcext:value-type="float">
            <text:p>-3.254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.93394" calcext:value-type="float">
            <text:p>3.93394</text:p>
          </table:table-cell>
          <table:table-cell office:value-type="float" office:value="2.19983" calcext:value-type="float">
            <text:p>2.19983</text:p>
          </table:table-cell>
          <table:table-cell office:value-type="float" office:value="-3.26138" calcext:value-type="float">
            <text:p>-3.2613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.99058" calcext:value-type="float">
            <text:p>3.99058</text:p>
          </table:table-cell>
          <table:table-cell office:value-type="float" office:value="2.2889" calcext:value-type="float">
            <text:p>2.2889</text:p>
          </table:table-cell>
          <table:table-cell office:value-type="float" office:value="-3.26889" calcext:value-type="float">
            <text:p>-3.2688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.05015" calcext:value-type="float">
            <text:p>4.05015</text:p>
          </table:table-cell>
          <table:table-cell office:value-type="float" office:value="2.38062" calcext:value-type="float">
            <text:p>2.38062</text:p>
          </table:table-cell>
          <table:table-cell office:value-type="float" office:value="-3.27664" calcext:value-type="float">
            <text:p>-3.2766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.11282" calcext:value-type="float">
            <text:p>4.11282</text:p>
          </table:table-cell>
          <table:table-cell office:value-type="float" office:value="2.47516" calcext:value-type="float">
            <text:p>2.47516</text:p>
          </table:table-cell>
          <table:table-cell office:value-type="float" office:value="-3.28464" calcext:value-type="float">
            <text:p>-3.2846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.17877" calcext:value-type="float">
            <text:p>4.17877</text:p>
          </table:table-cell>
          <table:table-cell office:value-type="float" office:value="2.57271" calcext:value-type="float">
            <text:p>2.57271</text:p>
          </table:table-cell>
          <table:table-cell office:value-type="float" office:value="-3.29292" calcext:value-type="float">
            <text:p>-3.2929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.24822" calcext:value-type="float">
            <text:p>4.24822</text:p>
          </table:table-cell>
          <table:table-cell office:value-type="float" office:value="2.67349" calcext:value-type="float">
            <text:p>2.67349</text:p>
          </table:table-cell>
          <table:table-cell office:value-type="float" office:value="-3.30148" calcext:value-type="float">
            <text:p>-3.3014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.32137" calcext:value-type="float">
            <text:p>4.32137</text:p>
          </table:table-cell>
          <table:table-cell office:value-type="float" office:value="2.77772" calcext:value-type="float">
            <text:p>2.77772</text:p>
          </table:table-cell>
          <table:table-cell office:value-type="float" office:value="-3.31036" calcext:value-type="float">
            <text:p>-3.3103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.39847" calcext:value-type="float">
            <text:p>4.39847</text:p>
          </table:table-cell>
          <table:table-cell office:value-type="float" office:value="2.88565" calcext:value-type="float">
            <text:p>2.88565</text:p>
          </table:table-cell>
          <table:table-cell office:value-type="float" office:value="-3.31956" calcext:value-type="float">
            <text:p>-3.3195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.47978" calcext:value-type="float">
            <text:p>4.47978</text:p>
          </table:table-cell>
          <table:table-cell office:value-type="float" office:value="2.99756" calcext:value-type="float">
            <text:p>2.99756</text:p>
          </table:table-cell>
          <table:table-cell office:value-type="float" office:value="-3.32912" calcext:value-type="float">
            <text:p>-3.3291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.56559" calcext:value-type="float">
            <text:p>4.56559</text:p>
          </table:table-cell>
          <table:table-cell office:value-type="float" office:value="3.11373" calcext:value-type="float">
            <text:p>3.11373</text:p>
          </table:table-cell>
          <table:table-cell office:value-type="float" office:value="-3.33906" calcext:value-type="float">
            <text:p>-3.3390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.65623" calcext:value-type="float">
            <text:p>4.65623</text:p>
          </table:table-cell>
          <table:table-cell office:value-type="float" office:value="3.23449" calcext:value-type="float">
            <text:p>3.23449</text:p>
          </table:table-cell>
          <table:table-cell office:value-type="float" office:value="-3.34941" calcext:value-type="float">
            <text:p>-3.3494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.75203" calcext:value-type="float">
            <text:p>4.75203</text:p>
          </table:table-cell>
          <table:table-cell office:value-type="float" office:value="3.36019" calcext:value-type="float">
            <text:p>3.36019</text:p>
          </table:table-cell>
          <table:table-cell office:value-type="float" office:value="-3.36019" calcext:value-type="float">
            <text:p>-3.3601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.85339" calcext:value-type="float">
            <text:p>4.85339</text:p>
          </table:table-cell>
          <table:table-cell office:value-type="float" office:value="3.49124" calcext:value-type="float">
            <text:p>3.49124</text:p>
          </table:table-cell>
          <table:table-cell office:value-type="float" office:value="-3.37145" calcext:value-type="float">
            <text:p>-3.3714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.96073" calcext:value-type="float">
            <text:p>4.96073</text:p>
          </table:table-cell>
          <table:table-cell office:value-type="float" office:value="3.62805" calcext:value-type="float">
            <text:p>3.62805</text:p>
          </table:table-cell>
          <table:table-cell office:value-type="float" office:value="-3.38321" calcext:value-type="float">
            <text:p>-3.3832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.07453" calcext:value-type="float">
            <text:p>5.07453</text:p>
          </table:table-cell>
          <table:table-cell office:value-type="float" office:value="3.77111" calcext:value-type="float">
            <text:p>3.77111</text:p>
          </table:table-cell>
          <table:table-cell office:value-type="float" office:value="-3.39552" calcext:value-type="float">
            <text:p>-3.3955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.19531" calcext:value-type="float">
            <text:p>5.19531</text:p>
          </table:table-cell>
          <table:table-cell office:value-type="float" office:value="3.92095" calcext:value-type="float">
            <text:p>3.92095</text:p>
          </table:table-cell>
          <table:table-cell office:value-type="float" office:value="-3.40843" calcext:value-type="float">
            <text:p>-3.4084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.32367" calcext:value-type="float">
            <text:p>5.32367</text:p>
          </table:table-cell>
          <table:table-cell office:value-type="float" office:value="4.07817" calcext:value-type="float">
            <text:p>4.07817</text:p>
          </table:table-cell>
          <table:table-cell office:value-type="float" office:value="-3.42199" calcext:value-type="float">
            <text:p>-3.4219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.46025" calcext:value-type="float">
            <text:p>5.46025</text:p>
          </table:table-cell>
          <table:table-cell office:value-type="float" office:value="4.24341" calcext:value-type="float">
            <text:p>4.24341</text:p>
          </table:table-cell>
          <table:table-cell office:value-type="float" office:value="-3.43625" calcext:value-type="float">
            <text:p>-3.4362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.60579" calcext:value-type="float">
            <text:p>5.60579</text:p>
          </table:table-cell>
          <table:table-cell office:value-type="float" office:value="4.41743" calcext:value-type="float">
            <text:p>4.41743</text:p>
          </table:table-cell>
          <table:table-cell office:value-type="float" office:value="-3.45127" calcext:value-type="float">
            <text:p>-3.4512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.76113" calcext:value-type="float">
            <text:p>5.76113</text:p>
          </table:table-cell>
          <table:table-cell office:value-type="float" office:value="4.60104" calcext:value-type="float">
            <text:p>4.60104</text:p>
          </table:table-cell>
          <table:table-cell office:value-type="float" office:value="-3.46713" calcext:value-type="float">
            <text:p>-3.4671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.9272" calcext:value-type="float">
            <text:p>5.9272</text:p>
          </table:table-cell>
          <table:table-cell office:value-type="float" office:value="4.7952" calcext:value-type="float">
            <text:p>4.7952</text:p>
          </table:table-cell>
          <table:table-cell office:value-type="float" office:value="-3.48392" calcext:value-type="float">
            <text:p>-3.4839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10505" calcext:value-type="float">
            <text:p>6.10505</text:p>
          </table:table-cell>
          <table:table-cell office:value-type="float" office:value="5.00096" calcext:value-type="float">
            <text:p>5.00096</text:p>
          </table:table-cell>
          <table:table-cell office:value-type="float" office:value="-3.50171" calcext:value-type="float">
            <text:p>-3.5017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2959" calcext:value-type="float">
            <text:p>6.2959</text:p>
          </table:table-cell>
          <table:table-cell office:value-type="float" office:value="5.21954" calcext:value-type="float">
            <text:p>5.21954</text:p>
          </table:table-cell>
          <table:table-cell office:value-type="float" office:value="-3.52062" calcext:value-type="float">
            <text:p>-3.5206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50112" calcext:value-type="float">
            <text:p>6.50112</text:p>
          </table:table-cell>
          <table:table-cell office:value-type="float" office:value="5.4523" calcext:value-type="float">
            <text:p>5.4523</text:p>
          </table:table-cell>
          <table:table-cell office:value-type="float" office:value="-3.54077" calcext:value-type="float">
            <text:p>-3.5407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72231" calcext:value-type="float">
            <text:p>6.72231</text:p>
          </table:table-cell>
          <table:table-cell office:value-type="float" office:value="5.70084" calcext:value-type="float">
            <text:p>5.70084</text:p>
          </table:table-cell>
          <table:table-cell office:value-type="float" office:value="-3.56228" calcext:value-type="float">
            <text:p>-3.5622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96128" calcext:value-type="float">
            <text:p>6.96128</text:p>
          </table:table-cell>
          <table:table-cell office:value-type="float" office:value="5.96698" calcext:value-type="float">
            <text:p>5.96698</text:p>
          </table:table-cell>
          <table:table-cell office:value-type="float" office:value="-3.58532" calcext:value-type="float">
            <text:p>-3.5853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7.22016" calcext:value-type="float">
            <text:p>7.22016</text:p>
          </table:table-cell>
          <table:table-cell office:value-type="float" office:value="6.25284" calcext:value-type="float">
            <text:p>6.25284</text:p>
          </table:table-cell>
          <table:table-cell office:value-type="float" office:value="-3.61008" calcext:value-type="float">
            <text:p>-3.6100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.50141" calcext:value-type="float">
            <text:p>7.50141</text:p>
          </table:table-cell>
          <table:table-cell office:value-type="float" office:value="6.56088" calcext:value-type="float">
            <text:p>6.56088</text:p>
          </table:table-cell>
          <table:table-cell office:value-type="float" office:value="-3.63676" calcext:value-type="float">
            <text:p>-3.6367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7.80794" calcext:value-type="float">
            <text:p>7.80794</text:p>
          </table:table-cell>
          <table:table-cell office:value-type="float" office:value="6.89401" calcext:value-type="float">
            <text:p>6.89401</text:p>
          </table:table-cell>
          <table:table-cell office:value-type="float" office:value="-3.66561" calcext:value-type="float">
            <text:p>-3.6656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8.14318" calcext:value-type="float">
            <text:p>8.14318</text:p>
          </table:table-cell>
          <table:table-cell office:value-type="float" office:value="7.25563" calcext:value-type="float">
            <text:p>7.25563</text:p>
          </table:table-cell>
          <table:table-cell office:value-type="float" office:value="-3.69693" calcext:value-type="float">
            <text:p>-3.6969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8.51121" calcext:value-type="float">
            <text:p>8.51121</text:p>
          </table:table-cell>
          <table:table-cell office:value-type="float" office:value="7.64982" calcext:value-type="float">
            <text:p>7.64982</text:p>
          </table:table-cell>
          <table:table-cell office:value-type="float" office:value="-3.73107" calcext:value-type="float">
            <text:p>-3.7310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.9169" calcext:value-type="float">
            <text:p>8.9169</text:p>
          </table:table-cell>
          <table:table-cell office:value-type="float" office:value="8.08146" calcext:value-type="float">
            <text:p>8.08146</text:p>
          </table:table-cell>
          <table:table-cell office:value-type="float" office:value="-3.76845" calcext:value-type="float">
            <text:p>-3.7684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9.3662" calcext:value-type="float">
            <text:p>9.3662</text:p>
          </table:table-cell>
          <table:table-cell office:value-type="float" office:value="8.55645" calcext:value-type="float">
            <text:p>8.55645</text:p>
          </table:table-cell>
          <table:table-cell office:value-type="float" office:value="-3.80958" calcext:value-type="float">
            <text:p>-3.8095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9.86632" calcext:value-type="float">
            <text:p>9.86632</text:p>
          </table:table-cell>
          <table:table-cell office:value-type="float" office:value="9.08199" calcext:value-type="float">
            <text:p>9.08199</text:p>
          </table:table-cell>
          <table:table-cell office:value-type="float" office:value="-3.85508" calcext:value-type="float">
            <text:p>-3.8550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0.2817" calcext:value-type="float">
            <text:p>10.2817</text:p>
          </table:table-cell>
          <table:table-cell office:value-type="float" office:value="9.53302" calcext:value-type="float">
            <text:p>9.53302</text:p>
          </table:table-cell>
          <table:table-cell office:value-type="float" office:value="-3.85159" calcext:value-type="float">
            <text:p>-3.8515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0.2264" calcext:value-type="float">
            <text:p>10.2264</text:p>
          </table:table-cell>
          <table:table-cell office:value-type="float" office:value="9.54713" calcext:value-type="float">
            <text:p>9.54713</text:p>
          </table:table-cell>
          <table:table-cell office:value-type="float" office:value="-3.6648" calcext:value-type="float">
            <text:p>-3.664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.1748" calcext:value-type="float">
            <text:p>10.1748</text:p>
          </table:table-cell>
          <table:table-cell office:value-type="float" office:value="9.56117" calcext:value-type="float">
            <text:p>9.56117</text:p>
          </table:table-cell>
          <table:table-cell office:value-type="float" office:value="-3.47998" calcext:value-type="float">
            <text:p>-3.4799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.1269" calcext:value-type="float">
            <text:p>10.1269</text:p>
          </table:table-cell>
          <table:table-cell office:value-type="float" office:value="9.57514" calcext:value-type="float">
            <text:p>9.57514</text:p>
          </table:table-cell>
          <table:table-cell office:value-type="float" office:value="-3.29699" calcext:value-type="float">
            <text:p>-3.2969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0.0825" calcext:value-type="float">
            <text:p>10.0825</text:p>
          </table:table-cell>
          <table:table-cell office:value-type="float" office:value="9.58907" calcext:value-type="float">
            <text:p>9.58907</text:p>
          </table:table-cell>
          <table:table-cell office:value-type="float" office:value="-3.11568" calcext:value-type="float">
            <text:p>-3.1156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0.0417" calcext:value-type="float">
            <text:p>10.0417</text:p>
          </table:table-cell>
          <table:table-cell office:value-type="float" office:value="9.60296" calcext:value-type="float">
            <text:p>9.60296</text:p>
          </table:table-cell>
          <table:table-cell office:value-type="float" office:value="-2.93592" calcext:value-type="float">
            <text:p>-2.9359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.0044" calcext:value-type="float">
            <text:p>10.0044</text:p>
          </table:table-cell>
          <table:table-cell office:value-type="float" office:value="9.61681" calcext:value-type="float">
            <text:p>9.61681</text:p>
          </table:table-cell>
          <table:table-cell office:value-type="float" office:value="-2.75758" calcext:value-type="float">
            <text:p>-2.7575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9.97038" calcext:value-type="float">
            <text:p>9.97038</text:p>
          </table:table-cell>
          <table:table-cell office:value-type="float" office:value="9.63065" calcext:value-type="float">
            <text:p>9.63065</text:p>
          </table:table-cell>
          <table:table-cell office:value-type="float" office:value="-2.58052" calcext:value-type="float">
            <text:p>-2.5805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9.93973" calcext:value-type="float">
            <text:p>9.93973</text:p>
          </table:table-cell>
          <table:table-cell office:value-type="float" office:value="9.64447" calcext:value-type="float">
            <text:p>9.64447</text:p>
          </table:table-cell>
          <table:table-cell office:value-type="float" office:value="-2.40464" calcext:value-type="float">
            <text:p>-2.4046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.91235" calcext:value-type="float">
            <text:p>9.91235</text:p>
          </table:table-cell>
          <table:table-cell office:value-type="float" office:value="9.6583" calcext:value-type="float">
            <text:p>9.6583</text:p>
          </table:table-cell>
          <table:table-cell office:value-type="float" office:value="-2.22979" calcext:value-type="float">
            <text:p>-2.2297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9.88821" calcext:value-type="float">
            <text:p>9.88821</text:p>
          </table:table-cell>
          <table:table-cell office:value-type="float" office:value="9.67213" calcext:value-type="float">
            <text:p>9.67213</text:p>
          </table:table-cell>
          <table:table-cell office:value-type="float" office:value="-2.05587" calcext:value-type="float">
            <text:p>-2.0558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9.86727" calcext:value-type="float">
            <text:p>9.86727</text:p>
          </table:table-cell>
          <table:table-cell office:value-type="float" office:value="9.68598" calcext:value-type="float">
            <text:p>9.68598</text:p>
          </table:table-cell>
          <table:table-cell office:value-type="float" office:value="-1.88276" calcext:value-type="float">
            <text:p>-1.8827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.84949" calcext:value-type="float">
            <text:p>9.84949</text:p>
          </table:table-cell>
          <table:table-cell office:value-type="float" office:value="9.69985" calcext:value-type="float">
            <text:p>9.69985</text:p>
          </table:table-cell>
          <table:table-cell office:value-type="float" office:value="-1.71035" calcext:value-type="float">
            <text:p>-1.7103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9.83485" calcext:value-type="float">
            <text:p>9.83485</text:p>
          </table:table-cell>
          <table:table-cell office:value-type="float" office:value="9.71376" calcext:value-type="float">
            <text:p>9.71376</text:p>
          </table:table-cell>
          <table:table-cell office:value-type="float" office:value="-1.53851" calcext:value-type="float">
            <text:p>-1.5385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9.82332" calcext:value-type="float">
            <text:p>9.82332</text:p>
          </table:table-cell>
          <table:table-cell office:value-type="float" office:value="9.72772" calcext:value-type="float">
            <text:p>9.72772</text:p>
          </table:table-cell>
          <table:table-cell office:value-type="float" office:value="-1.36714" calcext:value-type="float">
            <text:p>-1.3671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9.81488" calcext:value-type="float">
            <text:p>9.81488</text:p>
          </table:table-cell>
          <table:table-cell office:value-type="float" office:value="9.74172" calcext:value-type="float">
            <text:p>9.74172</text:p>
          </table:table-cell>
          <table:table-cell office:value-type="float" office:value="-1.19613" calcext:value-type="float">
            <text:p>-1.1961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9.80953" calcext:value-type="float">
            <text:p>9.80953</text:p>
          </table:table-cell>
          <table:table-cell office:value-type="float" office:value="9.75579" calcext:value-type="float">
            <text:p>9.75579</text:p>
          </table:table-cell>
          <table:table-cell office:value-type="float" office:value="-1.02538" calcext:value-type="float">
            <text:p>-1.0253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9.80726" calcext:value-type="float">
            <text:p>9.80726</text:p>
          </table:table-cell>
          <table:table-cell office:value-type="float" office:value="9.76994" calcext:value-type="float">
            <text:p>9.76994</text:p>
          </table:table-cell>
          <table:table-cell office:value-type="float" office:value="-0.854759" calcext:value-type="float">
            <text:p>-0.85475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9.80805" calcext:value-type="float">
            <text:p>9.80805</text:p>
          </table:table-cell>
          <table:table-cell office:value-type="float" office:value="9.78416" calcext:value-type="float">
            <text:p>9.78416</text:p>
          </table:table-cell>
          <table:table-cell office:value-type="float" office:value="-0.684175" calcext:value-type="float">
            <text:p>-0.68417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9.81192" calcext:value-type="float">
            <text:p>9.81192</text:p>
          </table:table-cell>
          <table:table-cell office:value-type="float" office:value="9.79847" calcext:value-type="float">
            <text:p>9.79847</text:p>
          </table:table-cell>
          <table:table-cell office:value-type="float" office:value="-0.513516" calcext:value-type="float">
            <text:p>-0.51351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9.81887" calcext:value-type="float">
            <text:p>9.81887</text:p>
          </table:table-cell>
          <table:table-cell office:value-type="float" office:value="9.81289" calcext:value-type="float">
            <text:p>9.81289</text:p>
          </table:table-cell>
          <table:table-cell office:value-type="float" office:value="-0.342674" calcext:value-type="float">
            <text:p>-0.34267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9.82891" calcext:value-type="float">
            <text:p>9.82891</text:p>
          </table:table-cell>
          <table:table-cell office:value-type="float" office:value="9.82741" calcext:value-type="float">
            <text:p>9.82741</text:p>
          </table:table-cell>
          <table:table-cell office:value-type="float" office:value="-0.171538" calcext:value-type="float">
            <text:p>-0.171538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untwisted sc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grees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px</text:p>
          </table:table-cell>
          <table:table-cell office:value-type="string" calcext:value-type="string">
            <text:p><text:s/>p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0015" calcext:value-type="float">
            <text:p>10.0015</text:p>
          </table:table-cell>
          <table:table-cell office:value-type="float" office:value="10" calcext:value-type="float">
            <text:p>10</text:p>
          </table:table-cell>
          <table:table-cell office:value-type="float" office:value="0.174551" calcext:value-type="float">
            <text:p>0.1745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0061" calcext:value-type="float">
            <text:p>10.0061</text:p>
          </table:table-cell>
          <table:table-cell office:value-type="float" office:value="10" calcext:value-type="float">
            <text:p>10</text:p>
          </table:table-cell>
          <table:table-cell office:value-type="float" office:value="0.349208" calcext:value-type="float">
            <text:p>0.3492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0137" calcext:value-type="float">
            <text:p>10.0137</text:p>
          </table:table-cell>
          <table:table-cell office:value-type="float" office:value="10" calcext:value-type="float">
            <text:p>10</text:p>
          </table:table-cell>
          <table:table-cell office:value-type="float" office:value="0.524078" calcext:value-type="float">
            <text:p>0.5240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0244" calcext:value-type="float">
            <text:p>10.0244</text:p>
          </table:table-cell>
          <table:table-cell office:value-type="float" office:value="10" calcext:value-type="float">
            <text:p>10</text:p>
          </table:table-cell>
          <table:table-cell office:value-type="float" office:value="0.699268" calcext:value-type="float">
            <text:p>0.6992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0382" calcext:value-type="float">
            <text:p>10.0382</text:p>
          </table:table-cell>
          <table:table-cell office:value-type="float" office:value="10" calcext:value-type="float">
            <text:p>10</text:p>
          </table:table-cell>
          <table:table-cell office:value-type="float" office:value="0.874887" calcext:value-type="float">
            <text:p>0.8748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0551" calcext:value-type="float">
            <text:p>10.0551</text:p>
          </table:table-cell>
          <table:table-cell office:value-type="float" office:value="10" calcext:value-type="float">
            <text:p>10</text:p>
          </table:table-cell>
          <table:table-cell office:value-type="float" office:value="1.05104" calcext:value-type="float">
            <text:p>1.051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0751" calcext:value-type="float">
            <text:p>10.0751</text:p>
          </table:table-cell>
          <table:table-cell office:value-type="float" office:value="10" calcext:value-type="float">
            <text:p>10</text:p>
          </table:table-cell>
          <table:table-cell office:value-type="float" office:value="1.22785" calcext:value-type="float">
            <text:p>1.227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0983" calcext:value-type="float">
            <text:p>10.0983</text:p>
          </table:table-cell>
          <table:table-cell office:value-type="float" office:value="10" calcext:value-type="float">
            <text:p>10</text:p>
          </table:table-cell>
          <table:table-cell office:value-type="float" office:value="1.40541" calcext:value-type="float">
            <text:p>1.405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1247" calcext:value-type="float">
            <text:p>10.1247</text:p>
          </table:table-cell>
          <table:table-cell office:value-type="float" office:value="10" calcext:value-type="float">
            <text:p>10</text:p>
          </table:table-cell>
          <table:table-cell office:value-type="float" office:value="1.58384" calcext:value-type="float">
            <text:p>1.583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1543" calcext:value-type="float">
            <text:p>10.1543</text:p>
          </table:table-cell>
          <table:table-cell office:value-type="float" office:value="10" calcext:value-type="float">
            <text:p>10</text:p>
          </table:table-cell>
          <table:table-cell office:value-type="float" office:value="1.76327" calcext:value-type="float">
            <text:p>1.763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1872" calcext:value-type="float">
            <text:p>10.1872</text:p>
          </table:table-cell>
          <table:table-cell office:value-type="float" office:value="10" calcext:value-type="float">
            <text:p>10</text:p>
          </table:table-cell>
          <table:table-cell office:value-type="float" office:value="1.9438" calcext:value-type="float">
            <text:p>1.94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59831" calcext:value-type="float">
            <text:p>9.59831</text:p>
          </table:table-cell>
          <table:table-cell office:value-type="float" office:value="9.38856" calcext:value-type="float">
            <text:p>9.38856</text:p>
          </table:table-cell>
          <table:table-cell office:value-type="float" office:value="1.9956" calcext:value-type="float">
            <text:p>1.99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.89082" calcext:value-type="float">
            <text:p>8.89082</text:p>
          </table:table-cell>
          <table:table-cell office:value-type="float" office:value="8.66295" calcext:value-type="float">
            <text:p>8.662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26713" calcext:value-type="float">
            <text:p>8.26713</text:p>
          </table:table-cell>
          <table:table-cell office:value-type="float" office:value="8.02156" calcext:value-type="float">
            <text:p>8.021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.72741" calcext:value-type="float">
            <text:p>7.72741</text:p>
          </table:table-cell>
          <table:table-cell office:value-type="float" office:value="7.4641" calcext:value-type="float">
            <text:p>7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5591" calcext:value-type="float">
            <text:p>7.25591</text:p>
          </table:table-cell>
          <table:table-cell office:value-type="float" office:value="6.97483" calcext:value-type="float">
            <text:p>6.974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.84061" calcext:value-type="float">
            <text:p>6.84061</text:p>
          </table:table-cell>
          <table:table-cell office:value-type="float" office:value="6.54171" calcext:value-type="float">
            <text:p>6.541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47214" calcext:value-type="float">
            <text:p>6.47214</text:p>
          </table:table-cell>
          <table:table-cell office:value-type="float" office:value="6.15537" calcext:value-type="float">
            <text:p>6.155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14311" calcext:value-type="float">
            <text:p>6.14311</text:p>
          </table:table-cell>
          <table:table-cell office:value-type="float" office:value="5.80842" calcext:value-type="float">
            <text:p>5.808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84761" calcext:value-type="float">
            <text:p>5.84761</text:p>
          </table:table-cell>
          <table:table-cell office:value-type="float" office:value="5.49495" calcext:value-type="float">
            <text:p>5.494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.58086" calcext:value-type="float">
            <text:p>5.58086</text:p>
          </table:table-cell>
          <table:table-cell office:value-type="float" office:value="5.21018" calcext:value-type="float">
            <text:p>5.210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.33893" calcext:value-type="float">
            <text:p>5.33893</text:p>
          </table:table-cell>
          <table:table-cell office:value-type="float" office:value="4.95017" calcext:value-type="float">
            <text:p>4.95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11861" calcext:value-type="float">
            <text:p>5.11861</text:p>
          </table:table-cell>
          <table:table-cell office:value-type="float" office:value="4.7117" calcext:value-type="float">
            <text:p>4.71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91719" calcext:value-type="float">
            <text:p>4.91719</text:p>
          </table:table-cell>
          <table:table-cell office:value-type="float" office:value="4.49207" calcext:value-type="float">
            <text:p>4.492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.7324" calcext:value-type="float">
            <text:p>4.7324</text:p>
          </table:table-cell>
          <table:table-cell office:value-type="float" office:value="4.28901" calcext:value-type="float">
            <text:p>4.289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.56234" calcext:value-type="float">
            <text:p>4.56234</text:p>
          </table:table-cell>
          <table:table-cell office:value-type="float" office:value="4.10061" calcext:value-type="float">
            <text:p>4.100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.40538" calcext:value-type="float">
            <text:p>4.40538</text:p>
          </table:table-cell>
          <table:table-cell office:value-type="float" office:value="3.92522" calcext:value-type="float">
            <text:p>3.925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26011" calcext:value-type="float">
            <text:p>4.26011</text:p>
          </table:table-cell>
          <table:table-cell office:value-type="float" office:value="3.76145" calcext:value-type="float">
            <text:p>3.761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.12533" calcext:value-type="float">
            <text:p>4.12533</text:p>
          </table:table-cell>
          <table:table-cell office:value-type="float" office:value="3.6081" calcext:value-type="float">
            <text:p>3.60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.4641" calcext:value-type="float">
            <text:p>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88321" calcext:value-type="float">
            <text:p>3.88321</text:p>
          </table:table-cell>
          <table:table-cell office:value-type="float" office:value="3.32856" calcext:value-type="float">
            <text:p>3.328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77416" calcext:value-type="float">
            <text:p>3.77416</text:p>
          </table:table-cell>
          <table:table-cell office:value-type="float" office:value="3.20067" calcext:value-type="float">
            <text:p>3.200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67216" calcext:value-type="float">
            <text:p>3.67216</text:p>
          </table:table-cell>
          <table:table-cell office:value-type="float" office:value="3.07973" calcext:value-type="float">
            <text:p>3.079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.57658" calcext:value-type="float">
            <text:p>3.57658</text:p>
          </table:table-cell>
          <table:table-cell office:value-type="float" office:value="2.96512" calcext:value-type="float">
            <text:p>2.965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48689" calcext:value-type="float">
            <text:p>3.48689</text:p>
          </table:table-cell>
          <table:table-cell office:value-type="float" office:value="2.8563" calcext:value-type="float">
            <text:p>2.85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4026" calcext:value-type="float">
            <text:p>3.4026</text:p>
          </table:table-cell>
          <table:table-cell office:value-type="float" office:value="2.75276" calcext:value-type="float">
            <text:p>2.752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32328" calcext:value-type="float">
            <text:p>3.32328</text:p>
          </table:table-cell>
          <table:table-cell office:value-type="float" office:value="2.65409" calcext:value-type="float">
            <text:p>2.654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.24854" calcext:value-type="float">
            <text:p>3.24854</text:p>
          </table:table-cell>
          <table:table-cell office:value-type="float" office:value="2.55988" calcext:value-type="float">
            <text:p>2.559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.17803" calcext:value-type="float">
            <text:p>3.17803</text:p>
          </table:table-cell>
          <table:table-cell office:value-type="float" office:value="2.46979" calcext:value-type="float">
            <text:p>2.469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11145" calcext:value-type="float">
            <text:p>3.11145</text:p>
          </table:table-cell>
          <table:table-cell office:value-type="float" office:value="2.38351" calcext:value-type="float">
            <text:p>2.383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.04851" calcext:value-type="float">
            <text:p>3.04851</text:p>
          </table:table-cell>
          <table:table-cell office:value-type="float" office:value="2.30074" calcext:value-type="float">
            <text:p>2.300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.98895" calcext:value-type="float">
            <text:p>2.98895</text:p>
          </table:table-cell>
          <table:table-cell office:value-type="float" office:value="2.22123" calcext:value-type="float">
            <text:p>2.221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93256" calcext:value-type="float">
            <text:p>2.93256</text:p>
          </table:table-cell>
          <table:table-cell office:value-type="float" office:value="2.14474" calcext:value-type="float">
            <text:p>2.144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.87911" calcext:value-type="float">
            <text:p>2.87911</text:p>
          </table:table-cell>
          <table:table-cell office:value-type="float" office:value="2.07106" calcext:value-type="float">
            <text:p>2.071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67852" calcext:value-type="float">
            <text:p>1.67852</text:p>
          </table:table-cell>
          <table:table-cell table:number-columns-repeated="2" office:value-type="float" office:value="1.18689" calcext:value-type="float">
            <text:p>1.186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39016" calcext:value-type="float">
            <text:p>1.39016</text:p>
          </table:table-cell>
          <table:table-cell office:value-type="float" office:value="0.965689" calcext:value-type="float">
            <text:p>0.9656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36733" calcext:value-type="float">
            <text:p>1.36733</text:p>
          </table:table-cell>
          <table:table-cell office:value-type="float" office:value="0.932515" calcext:value-type="float">
            <text:p>0.9325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34563" calcext:value-type="float">
            <text:p>1.34563</text:p>
          </table:table-cell>
          <table:table-cell office:value-type="float" office:value="0.900404" calcext:value-type="float">
            <text:p>0.9004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32501" calcext:value-type="float">
            <text:p>1.32501</text:p>
          </table:table-cell>
          <table:table-cell office:value-type="float" office:value="0.869287" calcext:value-type="float">
            <text:p>0.8692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30541" calcext:value-type="float">
            <text:p>1.30541</text:p>
          </table:table-cell>
          <table:table-cell office:value-type="float" office:value="0.8391" calcext:value-type="float">
            <text:p>0.83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28676" calcext:value-type="float">
            <text:p>1.28676</text:p>
          </table:table-cell>
          <table:table-cell office:value-type="float" office:value="0.809784" calcext:value-type="float">
            <text:p>0.8097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26902" calcext:value-type="float">
            <text:p>1.26902</text:p>
          </table:table-cell>
          <table:table-cell office:value-type="float" office:value="0.781286" calcext:value-type="float">
            <text:p>0.781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25214" calcext:value-type="float">
            <text:p>1.25214</text:p>
          </table:table-cell>
          <table:table-cell office:value-type="float" office:value="0.753554" calcext:value-type="float">
            <text:p>0.7535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23607" calcext:value-type="float">
            <text:p>1.23607</text:p>
          </table:table-cell>
          <table:table-cell office:value-type="float" office:value="0.726543" calcext:value-type="float">
            <text:p>0.726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22077" calcext:value-type="float">
            <text:p>1.22077</text:p>
          </table:table-cell>
          <table:table-cell office:value-type="float" office:value="0.700208" calcext:value-type="float">
            <text:p>0.700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20622" calcext:value-type="float">
            <text:p>1.20622</text:p>
          </table:table-cell>
          <table:table-cell office:value-type="float" office:value="0.674509" calcext:value-type="float">
            <text:p>0.6745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19236" calcext:value-type="float">
            <text:p>1.19236</text:p>
          </table:table-cell>
          <table:table-cell office:value-type="float" office:value="0.649408" calcext:value-type="float">
            <text:p>0.6494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17918" calcext:value-type="float">
            <text:p>1.17918</text:p>
          </table:table-cell>
          <table:table-cell office:value-type="float" office:value="0.624869" calcext:value-type="float">
            <text:p>0.6248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16663" calcext:value-type="float">
            <text:p>1.16663</text:p>
          </table:table-cell>
          <table:table-cell office:value-type="float" office:value="0.600861" calcext:value-type="float">
            <text:p>0.6008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1547" calcext:value-type="float">
            <text:p>1.1547</text:p>
          </table:table-cell>
          <table:table-cell office:value-type="float" office:value="0.57735" calcext:value-type="float">
            <text:p>0.577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14335" calcext:value-type="float">
            <text:p>1.14335</text:p>
          </table:table-cell>
          <table:table-cell office:value-type="float" office:value="0.554309" calcext:value-type="float">
            <text:p>0.554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13257" calcext:value-type="float">
            <text:p>1.13257</text:p>
          </table:table-cell>
          <table:table-cell office:value-type="float" office:value="0.531709" calcext:value-type="float">
            <text:p>0.5317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12233" calcext:value-type="float">
            <text:p>1.12233</text:p>
          </table:table-cell>
          <table:table-cell office:value-type="float" office:value="0.509525" calcext:value-type="float">
            <text:p>0.5095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1126" calcext:value-type="float">
            <text:p>1.1126</text:p>
          </table:table-cell>
          <table:table-cell office:value-type="float" office:value="0.487733" calcext:value-type="float">
            <text:p>0.4877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10338" calcext:value-type="float">
            <text:p>1.10338</text:p>
          </table:table-cell>
          <table:table-cell office:value-type="float" office:value="0.466308" calcext:value-type="float">
            <text:p>0.466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09464" calcext:value-type="float">
            <text:p>1.09464</text:p>
          </table:table-cell>
          <table:table-cell office:value-type="float" office:value="0.445229" calcext:value-type="float">
            <text:p>0.4452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08636" calcext:value-type="float">
            <text:p>1.08636</text:p>
          </table:table-cell>
          <table:table-cell office:value-type="float" office:value="0.424475" calcext:value-type="float">
            <text:p>0.4244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07853" calcext:value-type="float">
            <text:p>1.07853</text:p>
          </table:table-cell>
          <table:table-cell office:value-type="float" office:value="0.404026" calcext:value-type="float">
            <text:p>0.404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07114" calcext:value-type="float">
            <text:p>1.07114</text:p>
          </table:table-cell>
          <table:table-cell office:value-type="float" office:value="0.383864" calcext:value-type="float">
            <text:p>0.383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06418" calcext:value-type="float">
            <text:p>1.06418</text:p>
          </table:table-cell>
          <table:table-cell office:value-type="float" office:value="0.36397" calcext:value-type="float">
            <text:p>0.363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05762" calcext:value-type="float">
            <text:p>1.05762</text:p>
          </table:table-cell>
          <table:table-cell office:value-type="float" office:value="0.344328" calcext:value-type="float">
            <text:p>0.3443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05146" calcext:value-type="float">
            <text:p>1.05146</text:p>
          </table:table-cell>
          <table:table-cell office:value-type="float" office:value="0.32492" calcext:value-type="float">
            <text:p>0.324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04569" calcext:value-type="float">
            <text:p>1.04569</text:p>
          </table:table-cell>
          <table:table-cell office:value-type="float" office:value="0.305731" calcext:value-type="float">
            <text:p>0.3057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0403" calcext:value-type="float">
            <text:p>1.0403</text:p>
          </table:table-cell>
          <table:table-cell office:value-type="float" office:value="0.286745" calcext:value-type="float">
            <text:p>0.2867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03528" calcext:value-type="float">
            <text:p>1.03528</text:p>
          </table:table-cell>
          <table:table-cell office:value-type="float" office:value="0.267949" calcext:value-type="float">
            <text:p>0.2679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03061" calcext:value-type="float">
            <text:p>1.03061</text:p>
          </table:table-cell>
          <table:table-cell office:value-type="float" office:value="0.249328" calcext:value-type="float">
            <text:p>0.2493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0263" calcext:value-type="float">
            <text:p>1.0263</text:p>
          </table:table-cell>
          <table:table-cell office:value-type="float" office:value="0.230868" calcext:value-type="float">
            <text:p>0.230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02234" calcext:value-type="float">
            <text:p>1.02234</text:p>
          </table:table-cell>
          <table:table-cell office:value-type="float" office:value="0.212557" calcext:value-type="float">
            <text:p>0.2125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01872" calcext:value-type="float">
            <text:p>1.01872</text:p>
          </table:table-cell>
          <table:table-cell office:value-type="float" office:value="0.19438" calcext:value-type="float">
            <text:p>0.194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01543" calcext:value-type="float">
            <text:p>1.01543</text:p>
          </table:table-cell>
          <table:table-cell office:value-type="float" office:value="0.176327" calcext:value-type="float">
            <text:p>0.1763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01247" calcext:value-type="float">
            <text:p>1.01247</text:p>
          </table:table-cell>
          <table:table-cell office:value-type="float" office:value="0.158384" calcext:value-type="float">
            <text:p>0.158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00983" calcext:value-type="float">
            <text:p>1.00983</text:p>
          </table:table-cell>
          <table:table-cell office:value-type="float" office:value="0.140541" calcext:value-type="float">
            <text:p>0.1405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00751" calcext:value-type="float">
            <text:p>1.00751</text:p>
          </table:table-cell>
          <table:table-cell office:value-type="float" office:value="0.122785" calcext:value-type="float">
            <text:p>0.1227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00551" calcext:value-type="float">
            <text:p>1.00551</text:p>
          </table:table-cell>
          <table:table-cell office:value-type="float" office:value="0.105104" calcext:value-type="float">
            <text:p>0.105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00382" calcext:value-type="float">
            <text:p>1.00382</text:p>
          </table:table-cell>
          <table:table-cell office:value-type="float" office:value="0.0874887" calcext:value-type="float">
            <text:p>0.08748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00244" calcext:value-type="float">
            <text:p>1.00244</text:p>
          </table:table-cell>
          <table:table-cell office:value-type="float" office:value="0.0699268" calcext:value-type="float">
            <text:p>0.06992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00137" calcext:value-type="float">
            <text:p>1.00137</text:p>
          </table:table-cell>
          <table:table-cell office:value-type="float" office:value="0.0524078" calcext:value-type="float">
            <text:p>0.05240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00061" calcext:value-type="float">
            <text:p>1.00061</text:p>
          </table:table-cell>
          <table:table-cell office:value-type="float" office:value="0.0349208" calcext:value-type="float">
            <text:p>0.0349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00015" calcext:value-type="float">
            <text:p>1.00015</text:p>
          </table:table-cell>
          <table:table-cell office:value-type="float" office:value="0.0174551" calcext:value-type="float">
            <text:p>0.01745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15901" calcext:value-type="float">
            <text:p>1.15901</text:p>
          </table:table-cell>
          <table:table-cell office:value-type="float" office:value="-1.98784E-015" calcext:value-type="float">
            <text:p>-1.98784E-15</text:p>
          </table:table-cell>
          <table:table-cell office:value-type="float" office:value="1.15901" calcext:value-type="float">
            <text:p>1.159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51712" calcext:value-type="float">
            <text:p>1.51712</text:p>
          </table:table-cell>
          <table:table-cell office:value-type="float" office:value="-0.0264773" calcext:value-type="float">
            <text:p>-0.0264773</text:p>
          </table:table-cell>
          <table:table-cell office:value-type="float" office:value="1.51688" calcext:value-type="float">
            <text:p>1.5168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.00122" calcext:value-type="float">
            <text:p>2.00122</text:p>
          </table:table-cell>
          <table:table-cell office:value-type="float" office:value="-0.0698415" calcext:value-type="float">
            <text:p>-0.06984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.00274" calcext:value-type="float">
            <text:p>2.00274</text:p>
          </table:table-cell>
          <table:table-cell office:value-type="float" office:value="-0.104816" calcext:value-type="float">
            <text:p>-0.1048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.00488" calcext:value-type="float">
            <text:p>2.00488</text:p>
          </table:table-cell>
          <table:table-cell office:value-type="float" office:value="-0.139854" calcext:value-type="float">
            <text:p>-0.1398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.00764" calcext:value-type="float">
            <text:p>2.00764</text:p>
          </table:table-cell>
          <table:table-cell office:value-type="float" office:value="-0.174977" calcext:value-type="float">
            <text:p>-0.1749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.01102" calcext:value-type="float">
            <text:p>2.01102</text:p>
          </table:table-cell>
          <table:table-cell office:value-type="float" office:value="-0.210208" calcext:value-type="float">
            <text:p>-0.2102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.01502" calcext:value-type="float">
            <text:p>2.01502</text:p>
          </table:table-cell>
          <table:table-cell office:value-type="float" office:value="-0.245569" calcext:value-type="float">
            <text:p>-0.2455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.01966" calcext:value-type="float">
            <text:p>2.01966</text:p>
          </table:table-cell>
          <table:table-cell office:value-type="float" office:value="-0.281082" calcext:value-type="float">
            <text:p>-0.2810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.02493" calcext:value-type="float">
            <text:p>2.02493</text:p>
          </table:table-cell>
          <table:table-cell office:value-type="float" office:value="-0.316769" calcext:value-type="float">
            <text:p>-0.3167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03085" calcext:value-type="float">
            <text:p>2.03085</text:p>
          </table:table-cell>
          <table:table-cell office:value-type="float" office:value="-0.352654" calcext:value-type="float">
            <text:p>-0.3526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.03743" calcext:value-type="float">
            <text:p>2.03743</text:p>
          </table:table-cell>
          <table:table-cell office:value-type="float" office:value="-0.388761" calcext:value-type="float">
            <text:p>-0.3887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.04468" calcext:value-type="float">
            <text:p>2.04468</text:p>
          </table:table-cell>
          <table:table-cell office:value-type="float" office:value="-0.425113" calcext:value-type="float">
            <text:p>-0.4251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.05261" calcext:value-type="float">
            <text:p>2.05261</text:p>
          </table:table-cell>
          <table:table-cell office:value-type="float" office:value="-0.461736" calcext:value-type="float">
            <text:p>-0.4617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.06123" calcext:value-type="float">
            <text:p>2.06123</text:p>
          </table:table-cell>
          <table:table-cell office:value-type="float" office:value="-0.498656" calcext:value-type="float">
            <text:p>-0.4986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.07055" calcext:value-type="float">
            <text:p>2.07055</text:p>
          </table:table-cell>
          <table:table-cell office:value-type="float" office:value="-0.535898" calcext:value-type="float">
            <text:p>-0.5358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.0806" calcext:value-type="float">
            <text:p>2.0806</text:p>
          </table:table-cell>
          <table:table-cell office:value-type="float" office:value="-0.573491" calcext:value-type="float">
            <text:p>-0.5734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.09138" calcext:value-type="float">
            <text:p>2.09138</text:p>
          </table:table-cell>
          <table:table-cell office:value-type="float" office:value="-0.611461" calcext:value-type="float">
            <text:p>-0.6114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.10292" calcext:value-type="float">
            <text:p>2.10292</text:p>
          </table:table-cell>
          <table:table-cell office:value-type="float" office:value="-0.649839" calcext:value-type="float">
            <text:p>-0.6498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.11524" calcext:value-type="float">
            <text:p>2.11524</text:p>
          </table:table-cell>
          <table:table-cell office:value-type="float" office:value="-0.688655" calcext:value-type="float">
            <text:p>-0.6886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.12836" calcext:value-type="float">
            <text:p>2.12836</text:p>
          </table:table-cell>
          <table:table-cell office:value-type="float" office:value="-0.72794" calcext:value-type="float">
            <text:p>-0.727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.14229" calcext:value-type="float">
            <text:p>2.14229</text:p>
          </table:table-cell>
          <table:table-cell office:value-type="float" office:value="-0.767728" calcext:value-type="float">
            <text:p>-0.7677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.15707" calcext:value-type="float">
            <text:p>2.15707</text:p>
          </table:table-cell>
          <table:table-cell office:value-type="float" office:value="-0.808052" calcext:value-type="float">
            <text:p>-0.8080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.17272" calcext:value-type="float">
            <text:p>2.17272</text:p>
          </table:table-cell>
          <table:table-cell office:value-type="float" office:value="-0.84895" calcext:value-type="float">
            <text:p>-0.848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.18927" calcext:value-type="float">
            <text:p>2.18927</text:p>
          </table:table-cell>
          <table:table-cell office:value-type="float" office:value="-0.890457" calcext:value-type="float">
            <text:p>-0.8904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.20676" calcext:value-type="float">
            <text:p>2.20676</text:p>
          </table:table-cell>
          <table:table-cell office:value-type="float" office:value="-0.932615" calcext:value-type="float">
            <text:p>-0.9326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.2252" calcext:value-type="float">
            <text:p>2.2252</text:p>
          </table:table-cell>
          <table:table-cell office:value-type="float" office:value="-0.975465" calcext:value-type="float">
            <text:p>-0.9754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.24465" calcext:value-type="float">
            <text:p>2.24465</text:p>
          </table:table-cell>
          <table:table-cell office:value-type="float" office:value="-1.01905" calcext:value-type="float">
            <text:p>-1.019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.26514" calcext:value-type="float">
            <text:p>2.26514</text:p>
          </table:table-cell>
          <table:table-cell office:value-type="float" office:value="-1.06342" calcext:value-type="float">
            <text:p>-1.063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.28671" calcext:value-type="float">
            <text:p>2.28671</text:p>
          </table:table-cell>
          <table:table-cell office:value-type="float" office:value="-1.10862" calcext:value-type="float">
            <text:p>-1.108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.3094" calcext:value-type="float">
            <text:p>2.3094</text:p>
          </table:table-cell>
          <table:table-cell office:value-type="float" office:value="-1.1547" calcext:value-type="float">
            <text:p>-1.15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.33327" calcext:value-type="float">
            <text:p>2.33327</text:p>
          </table:table-cell>
          <table:table-cell office:value-type="float" office:value="-1.20172" calcext:value-type="float">
            <text:p>-1.201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.35836" calcext:value-type="float">
            <text:p>2.35836</text:p>
          </table:table-cell>
          <table:table-cell office:value-type="float" office:value="-1.24974" calcext:value-type="float">
            <text:p>-1.249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.38473" calcext:value-type="float">
            <text:p>2.38473</text:p>
          </table:table-cell>
          <table:table-cell office:value-type="float" office:value="-1.29882" calcext:value-type="float">
            <text:p>-1.298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.41244" calcext:value-type="float">
            <text:p>2.41244</text:p>
          </table:table-cell>
          <table:table-cell office:value-type="float" office:value="-1.34902" calcext:value-type="float">
            <text:p>-1.349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.44155" calcext:value-type="float">
            <text:p>2.44155</text:p>
          </table:table-cell>
          <table:table-cell office:value-type="float" office:value="-1.40042" calcext:value-type="float">
            <text:p>-1.400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.47214" calcext:value-type="float">
            <text:p>2.47214</text:p>
          </table:table-cell>
          <table:table-cell office:value-type="float" office:value="-1.45309" calcext:value-type="float">
            <text:p>-1.453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.50427" calcext:value-type="float">
            <text:p>2.50427</text:p>
          </table:table-cell>
          <table:table-cell office:value-type="float" office:value="-1.50711" calcext:value-type="float">
            <text:p>-1.507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.53804" calcext:value-type="float">
            <text:p>2.53804</text:p>
          </table:table-cell>
          <table:table-cell office:value-type="float" office:value="-1.56257" calcext:value-type="float">
            <text:p>-1.562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.57352" calcext:value-type="float">
            <text:p>2.57352</text:p>
          </table:table-cell>
          <table:table-cell office:value-type="float" office:value="-1.61957" calcext:value-type="float">
            <text:p>-1.61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.61081" calcext:value-type="float">
            <text:p>2.61081</text:p>
          </table:table-cell>
          <table:table-cell office:value-type="float" office:value="-1.6782" calcext:value-type="float">
            <text:p>-1.67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.65003" calcext:value-type="float">
            <text:p>2.65003</text:p>
          </table:table-cell>
          <table:table-cell office:value-type="float" office:value="-1.73857" calcext:value-type="float">
            <text:p>-1.738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.69127" calcext:value-type="float">
            <text:p>2.69127</text:p>
          </table:table-cell>
          <table:table-cell office:value-type="float" office:value="-1.80081" calcext:value-type="float">
            <text:p>-1.800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.73465" calcext:value-type="float">
            <text:p>2.73465</text:p>
          </table:table-cell>
          <table:table-cell office:value-type="float" office:value="-1.86503" calcext:value-type="float">
            <text:p>-1.865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.78033" calcext:value-type="float">
            <text:p>2.78033</text:p>
          </table:table-cell>
          <table:table-cell office:value-type="float" office:value="-1.93138" calcext:value-type="float">
            <text:p>-1.931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.82843" calcext:value-type="float">
            <text:p>2.8284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.87911" calcext:value-type="float">
            <text:p>2.87911</text:p>
          </table:table-cell>
          <table:table-cell office:value-type="float" office:value="-2.07106" calcext:value-type="float">
            <text:p>-2.071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.93256" calcext:value-type="float">
            <text:p>2.93256</text:p>
          </table:table-cell>
          <table:table-cell office:value-type="float" office:value="-2.14474" calcext:value-type="float">
            <text:p>-2.144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.98895" calcext:value-type="float">
            <text:p>2.98895</text:p>
          </table:table-cell>
          <table:table-cell office:value-type="float" office:value="-2.22123" calcext:value-type="float">
            <text:p>-2.221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.04851" calcext:value-type="float">
            <text:p>3.04851</text:p>
          </table:table-cell>
          <table:table-cell office:value-type="float" office:value="-2.30074" calcext:value-type="float">
            <text:p>-2.300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.11145" calcext:value-type="float">
            <text:p>3.11145</text:p>
          </table:table-cell>
          <table:table-cell office:value-type="float" office:value="-2.38351" calcext:value-type="float">
            <text:p>-2.383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.17803" calcext:value-type="float">
            <text:p>3.17803</text:p>
          </table:table-cell>
          <table:table-cell office:value-type="float" office:value="-2.46979" calcext:value-type="float">
            <text:p>-2.469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.24854" calcext:value-type="float">
            <text:p>3.24854</text:p>
          </table:table-cell>
          <table:table-cell office:value-type="float" office:value="-2.55988" calcext:value-type="float">
            <text:p>-2.559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.32328" calcext:value-type="float">
            <text:p>3.32328</text:p>
          </table:table-cell>
          <table:table-cell office:value-type="float" office:value="-2.65409" calcext:value-type="float">
            <text:p>-2.654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.4026" calcext:value-type="float">
            <text:p>3.4026</text:p>
          </table:table-cell>
          <table:table-cell office:value-type="float" office:value="-2.75276" calcext:value-type="float">
            <text:p>-2.752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.48689" calcext:value-type="float">
            <text:p>3.48689</text:p>
          </table:table-cell>
          <table:table-cell office:value-type="float" office:value="-2.8563" calcext:value-type="float">
            <text:p>-2.85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.57658" calcext:value-type="float">
            <text:p>3.57658</text:p>
          </table:table-cell>
          <table:table-cell office:value-type="float" office:value="-2.96512" calcext:value-type="float">
            <text:p>-2.965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.67216" calcext:value-type="float">
            <text:p>3.67216</text:p>
          </table:table-cell>
          <table:table-cell office:value-type="float" office:value="-3.07973" calcext:value-type="float">
            <text:p>-3.079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.77416" calcext:value-type="float">
            <text:p>3.77416</text:p>
          </table:table-cell>
          <table:table-cell office:value-type="float" office:value="-3.20067" calcext:value-type="float">
            <text:p>-3.200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.88321" calcext:value-type="float">
            <text:p>3.88321</text:p>
          </table:table-cell>
          <table:table-cell office:value-type="float" office:value="-3.32856" calcext:value-type="float">
            <text:p>-3.328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-3.4641" calcext:value-type="float">
            <text:p>-3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.12533" calcext:value-type="float">
            <text:p>4.12533</text:p>
          </table:table-cell>
          <table:table-cell office:value-type="float" office:value="-3.6081" calcext:value-type="float">
            <text:p>-3.60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.26011" calcext:value-type="float">
            <text:p>4.26011</text:p>
          </table:table-cell>
          <table:table-cell office:value-type="float" office:value="-3.76145" calcext:value-type="float">
            <text:p>-3.761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.40538" calcext:value-type="float">
            <text:p>4.40538</text:p>
          </table:table-cell>
          <table:table-cell office:value-type="float" office:value="-3.92522" calcext:value-type="float">
            <text:p>-3.925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.56234" calcext:value-type="float">
            <text:p>4.56234</text:p>
          </table:table-cell>
          <table:table-cell office:value-type="float" office:value="-4.10061" calcext:value-type="float">
            <text:p>-4.100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.7324" calcext:value-type="float">
            <text:p>4.7324</text:p>
          </table:table-cell>
          <table:table-cell office:value-type="float" office:value="-4.28901" calcext:value-type="float">
            <text:p>-4.289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.91719" calcext:value-type="float">
            <text:p>4.91719</text:p>
          </table:table-cell>
          <table:table-cell office:value-type="float" office:value="-4.49207" calcext:value-type="float">
            <text:p>-4.492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.11861" calcext:value-type="float">
            <text:p>5.11861</text:p>
          </table:table-cell>
          <table:table-cell office:value-type="float" office:value="-4.7117" calcext:value-type="float">
            <text:p>-4.71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.33893" calcext:value-type="float">
            <text:p>5.33893</text:p>
          </table:table-cell>
          <table:table-cell office:value-type="float" office:value="-4.95017" calcext:value-type="float">
            <text:p>-4.95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.58086" calcext:value-type="float">
            <text:p>5.58086</text:p>
          </table:table-cell>
          <table:table-cell office:value-type="float" office:value="-5.21018" calcext:value-type="float">
            <text:p>-5.210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.84761" calcext:value-type="float">
            <text:p>5.84761</text:p>
          </table:table-cell>
          <table:table-cell office:value-type="float" office:value="-5.49495" calcext:value-type="float">
            <text:p>-5.494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14311" calcext:value-type="float">
            <text:p>6.14311</text:p>
          </table:table-cell>
          <table:table-cell office:value-type="float" office:value="-5.80842" calcext:value-type="float">
            <text:p>-5.808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47214" calcext:value-type="float">
            <text:p>6.47214</text:p>
          </table:table-cell>
          <table:table-cell office:value-type="float" office:value="-6.15537" calcext:value-type="float">
            <text:p>-6.155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84061" calcext:value-type="float">
            <text:p>6.84061</text:p>
          </table:table-cell>
          <table:table-cell office:value-type="float" office:value="-6.54171" calcext:value-type="float">
            <text:p>-6.541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.25591" calcext:value-type="float">
            <text:p>7.25591</text:p>
          </table:table-cell>
          <table:table-cell office:value-type="float" office:value="-6.97483" calcext:value-type="float">
            <text:p>-6.974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.72741" calcext:value-type="float">
            <text:p>7.72741</text:p>
          </table:table-cell>
          <table:table-cell office:value-type="float" office:value="-7.4641" calcext:value-type="float">
            <text:p>-7.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.26713" calcext:value-type="float">
            <text:p>8.26713</text:p>
          </table:table-cell>
          <table:table-cell office:value-type="float" office:value="-8.02156" calcext:value-type="float">
            <text:p>-8.021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.89082" calcext:value-type="float">
            <text:p>8.89082</text:p>
          </table:table-cell>
          <table:table-cell office:value-type="float" office:value="-8.66295" calcext:value-type="float">
            <text:p>-8.662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3" office:value-type="string" calcext:value-type="string">
            <text:p><text:s/>nan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.7082" calcext:value-type="float">
            <text:p>9.7082</text:p>
          </table:table-cell>
          <table:table-cell office:value-type="float" office:value="-9.23305" calcext:value-type="float">
            <text:p>-9.2330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.21466" calcext:value-type="float">
            <text:p>9.21466</text:p>
          </table:table-cell>
          <table:table-cell office:value-type="float" office:value="-8.71263" calcext:value-type="float">
            <text:p>-8.7126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.77141" calcext:value-type="float">
            <text:p>8.77141</text:p>
          </table:table-cell>
          <table:table-cell office:value-type="float" office:value="-8.24243" calcext:value-type="float">
            <text:p>-8.2424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.37128" calcext:value-type="float">
            <text:p>8.37128</text:p>
          </table:table-cell>
          <table:table-cell office:value-type="float" office:value="-7.81527" calcext:value-type="float">
            <text:p>-7.8152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8.0084" calcext:value-type="float">
            <text:p>8.0084</text:p>
          </table:table-cell>
          <table:table-cell office:value-type="float" office:value="-7.42526" calcext:value-type="float">
            <text:p>-7.4252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.67791" calcext:value-type="float">
            <text:p>7.67791</text:p>
          </table:table-cell>
          <table:table-cell office:value-type="float" office:value="-7.06756" calcext:value-type="float">
            <text:p>-7.0675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.37578" calcext:value-type="float">
            <text:p>7.37578</text:p>
          </table:table-cell>
          <table:table-cell office:value-type="float" office:value="-6.73811" calcext:value-type="float">
            <text:p>-6.7381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.0986" calcext:value-type="float">
            <text:p>7.0986</text:p>
          </table:table-cell>
          <table:table-cell office:value-type="float" office:value="-6.43352" calcext:value-type="float">
            <text:p>-6.4335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84352" calcext:value-type="float">
            <text:p>6.84352</text:p>
          </table:table-cell>
          <table:table-cell office:value-type="float" office:value="-6.15091" calcext:value-type="float">
            <text:p>-6.1509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60807" calcext:value-type="float">
            <text:p>6.60807</text:p>
          </table:table-cell>
          <table:table-cell office:value-type="float" office:value="-5.88783" calcext:value-type="float">
            <text:p>-5.8878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39016" calcext:value-type="float">
            <text:p>6.39016</text:p>
          </table:table-cell>
          <table:table-cell office:value-type="float" office:value="-5.64218" calcext:value-type="float">
            <text:p>-5.6421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188" calcext:value-type="float">
            <text:p>6.188</text:p>
          </table:table-cell>
          <table:table-cell office:value-type="float" office:value="-5.41214" calcext:value-type="float">
            <text:p>-5.4121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office:value-type="float" office:value="-5.19615" calcext:value-type="float">
            <text:p>-5.1961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.82481" calcext:value-type="float">
            <text:p>5.82481</text:p>
          </table:table-cell>
          <table:table-cell office:value-type="float" office:value="-4.99284" calcext:value-type="float">
            <text:p>-4.9928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.66124" calcext:value-type="float">
            <text:p>5.66124</text:p>
          </table:table-cell>
          <table:table-cell office:value-type="float" office:value="-4.801" calcext:value-type="float">
            <text:p>-4.80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.50824" calcext:value-type="float">
            <text:p>5.50824</text:p>
          </table:table-cell>
          <table:table-cell office:value-type="float" office:value="-4.61959" calcext:value-type="float">
            <text:p>-4.6195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.36487" calcext:value-type="float">
            <text:p>5.36487</text:p>
          </table:table-cell>
          <table:table-cell office:value-type="float" office:value="-4.44768" calcext:value-type="float">
            <text:p>-4.4476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.23034" calcext:value-type="float">
            <text:p>5.23034</text:p>
          </table:table-cell>
          <table:table-cell office:value-type="float" office:value="-4.28444" calcext:value-type="float">
            <text:p>-4.2844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.1039" calcext:value-type="float">
            <text:p>5.1039</text:p>
          </table:table-cell>
          <table:table-cell office:value-type="float" office:value="-4.12915" calcext:value-type="float">
            <text:p>-4.1291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.98492" calcext:value-type="float">
            <text:p>4.98492</text:p>
          </table:table-cell>
          <table:table-cell office:value-type="float" office:value="-3.98113" calcext:value-type="float">
            <text:p>-3.9811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.87281" calcext:value-type="float">
            <text:p>4.87281</text:p>
          </table:table-cell>
          <table:table-cell office:value-type="float" office:value="-3.83982" calcext:value-type="float">
            <text:p>-3.8398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.76705" calcext:value-type="float">
            <text:p>4.76705</text:p>
          </table:table-cell>
          <table:table-cell office:value-type="float" office:value="-3.70469" calcext:value-type="float">
            <text:p>-3.7046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.66717" calcext:value-type="float">
            <text:p>4.66717</text:p>
          </table:table-cell>
          <table:table-cell office:value-type="float" office:value="-3.57526" calcext:value-type="float">
            <text:p>-3.5752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.57276" calcext:value-type="float">
            <text:p>4.57276</text:p>
          </table:table-cell>
          <table:table-cell office:value-type="float" office:value="-3.45111" calcext:value-type="float">
            <text:p>-3.4511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.48343" calcext:value-type="float">
            <text:p>4.48343</text:p>
          </table:table-cell>
          <table:table-cell office:value-type="float" office:value="-3.33184" calcext:value-type="float">
            <text:p>-3.3318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.39884" calcext:value-type="float">
            <text:p>4.39884</text:p>
          </table:table-cell>
          <table:table-cell office:value-type="float" office:value="-3.21711" calcext:value-type="float">
            <text:p>-3.2171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.31867" calcext:value-type="float">
            <text:p>4.31867</text:p>
          </table:table-cell>
          <table:table-cell office:value-type="float" office:value="-3.10659" calcext:value-type="float">
            <text:p>-3.1065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.24264" calcext:value-type="float">
            <text:p>4.24264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.17049" calcext:value-type="float">
            <text:p>4.17049</text:p>
          </table:table-cell>
          <table:table-cell office:value-type="float" office:value="-2.89707" calcext:value-type="float">
            <text:p>-2.8970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.10198" calcext:value-type="float">
            <text:p>4.10198</text:p>
          </table:table-cell>
          <table:table-cell office:value-type="float" office:value="-2.79755" calcext:value-type="float">
            <text:p>-2.7975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.0369" calcext:value-type="float">
            <text:p>4.0369</text:p>
          </table:table-cell>
          <table:table-cell office:value-type="float" office:value="-2.70121" calcext:value-type="float">
            <text:p>-2.7012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.97504" calcext:value-type="float">
            <text:p>3.97504</text:p>
          </table:table-cell>
          <table:table-cell office:value-type="float" office:value="-2.60786" calcext:value-type="float">
            <text:p>-2.6078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.91622" calcext:value-type="float">
            <text:p>3.91622</text:p>
          </table:table-cell>
          <table:table-cell office:value-type="float" office:value="-2.5173" calcext:value-type="float">
            <text:p>-2.517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.86028" calcext:value-type="float">
            <text:p>3.86028</text:p>
          </table:table-cell>
          <table:table-cell office:value-type="float" office:value="-2.42935" calcext:value-type="float">
            <text:p>-2.4293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.80705" calcext:value-type="float">
            <text:p>3.80705</text:p>
          </table:table-cell>
          <table:table-cell office:value-type="float" office:value="-2.34386" calcext:value-type="float">
            <text:p>-2.3438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.75641" calcext:value-type="float">
            <text:p>3.75641</text:p>
          </table:table-cell>
          <table:table-cell office:value-type="float" office:value="-2.26066" calcext:value-type="float">
            <text:p>-2.2606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.7082" calcext:value-type="float">
            <text:p>3.7082</text:p>
          </table:table-cell>
          <table:table-cell office:value-type="float" office:value="-2.17963" calcext:value-type="float">
            <text:p>-2.1796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.66232" calcext:value-type="float">
            <text:p>3.66232</text:p>
          </table:table-cell>
          <table:table-cell office:value-type="float" office:value="-2.10062" calcext:value-type="float">
            <text:p>-2.1006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.61865" calcext:value-type="float">
            <text:p>3.61865</text:p>
          </table:table-cell>
          <table:table-cell office:value-type="float" office:value="-2.02353" calcext:value-type="float">
            <text:p>-2.0235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.57709" calcext:value-type="float">
            <text:p>3.57709</text:p>
          </table:table-cell>
          <table:table-cell office:value-type="float" office:value="-1.94822" calcext:value-type="float">
            <text:p>-1.9482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.53754" calcext:value-type="float">
            <text:p>3.53754</text:p>
          </table:table-cell>
          <table:table-cell office:value-type="float" office:value="-1.87461" calcext:value-type="float">
            <text:p>-1.8746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.4999" calcext:value-type="float">
            <text:p>3.4999</text:p>
          </table:table-cell>
          <table:table-cell office:value-type="float" office:value="-1.80258" calcext:value-type="float">
            <text:p>-1.8025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.4641" calcext:value-type="float">
            <text:p>3.4641</text:p>
          </table:table-cell>
          <table:table-cell office:value-type="float" office:value="-1.73205" calcext:value-type="float">
            <text:p>-1.7320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.43006" calcext:value-type="float">
            <text:p>3.43006</text:p>
          </table:table-cell>
          <table:table-cell office:value-type="float" office:value="-1.66293" calcext:value-type="float">
            <text:p>-1.6629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.39771" calcext:value-type="float">
            <text:p>3.39771</text:p>
          </table:table-cell>
          <table:table-cell office:value-type="float" office:value="-1.59513" calcext:value-type="float">
            <text:p>-1.5951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.36698" calcext:value-type="float">
            <text:p>3.36698</text:p>
          </table:table-cell>
          <table:table-cell office:value-type="float" office:value="-1.52858" calcext:value-type="float">
            <text:p>-1.5285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.33781" calcext:value-type="float">
            <text:p>3.33781</text:p>
          </table:table-cell>
          <table:table-cell office:value-type="float" office:value="-1.4632" calcext:value-type="float">
            <text:p>-1.463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.31013" calcext:value-type="float">
            <text:p>3.31013</text:p>
          </table:table-cell>
          <table:table-cell office:value-type="float" office:value="-1.39892" calcext:value-type="float">
            <text:p>-1.3989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.28391" calcext:value-type="float">
            <text:p>3.28391</text:p>
          </table:table-cell>
          <table:table-cell office:value-type="float" office:value="-1.33569" calcext:value-type="float">
            <text:p>-1.3356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.25908" calcext:value-type="float">
            <text:p>3.25908</text:p>
          </table:table-cell>
          <table:table-cell office:value-type="float" office:value="-1.27342" calcext:value-type="float">
            <text:p>-1.2734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.2356" calcext:value-type="float">
            <text:p>3.2356</text:p>
          </table:table-cell>
          <table:table-cell office:value-type="float" office:value="-1.21208" calcext:value-type="float">
            <text:p>-1.2120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.21343" calcext:value-type="float">
            <text:p>3.21343</text:p>
          </table:table-cell>
          <table:table-cell office:value-type="float" office:value="-1.15159" calcext:value-type="float">
            <text:p>-1.1515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.19253" calcext:value-type="float">
            <text:p>3.19253</text:p>
          </table:table-cell>
          <table:table-cell office:value-type="float" office:value="-1.09191" calcext:value-type="float">
            <text:p>-1.0919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.17286" calcext:value-type="float">
            <text:p>3.17286</text:p>
          </table:table-cell>
          <table:table-cell office:value-type="float" office:value="-1.03298" calcext:value-type="float">
            <text:p>-1.0329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.15439" calcext:value-type="float">
            <text:p>3.15439</text:p>
          </table:table-cell>
          <table:table-cell office:value-type="float" office:value="-0.974759" calcext:value-type="float">
            <text:p>-0.97475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.13708" calcext:value-type="float">
            <text:p>3.13708</text:p>
          </table:table-cell>
          <table:table-cell office:value-type="float" office:value="-0.917192" calcext:value-type="float">
            <text:p>-0.91719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.1209" calcext:value-type="float">
            <text:p>3.1209</text:p>
          </table:table-cell>
          <table:table-cell office:value-type="float" office:value="-0.860236" calcext:value-type="float">
            <text:p>-0.86023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.10583" calcext:value-type="float">
            <text:p>3.10583</text:p>
          </table:table-cell>
          <table:table-cell office:value-type="float" office:value="-0.803848" calcext:value-type="float">
            <text:p>-0.80384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.09184" calcext:value-type="float">
            <text:p>3.09184</text:p>
          </table:table-cell>
          <table:table-cell office:value-type="float" office:value="-0.747984" calcext:value-type="float">
            <text:p>-0.74798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.07891" calcext:value-type="float">
            <text:p>3.07891</text:p>
          </table:table-cell>
          <table:table-cell office:value-type="float" office:value="-0.692605" calcext:value-type="float">
            <text:p>-0.69260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.06702" calcext:value-type="float">
            <text:p>3.06702</text:p>
          </table:table-cell>
          <table:table-cell office:value-type="float" office:value="-0.63767" calcext:value-type="float">
            <text:p>-0.6376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.05615" calcext:value-type="float">
            <text:p>3.05615</text:p>
          </table:table-cell>
          <table:table-cell office:value-type="float" office:value="-0.583141" calcext:value-type="float">
            <text:p>-0.58314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.04628" calcext:value-type="float">
            <text:p>3.04628</text:p>
          </table:table-cell>
          <table:table-cell office:value-type="float" office:value="-0.528981" calcext:value-type="float">
            <text:p>-0.52898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.0374" calcext:value-type="float">
            <text:p>3.0374</text:p>
          </table:table-cell>
          <table:table-cell office:value-type="float" office:value="-0.475153" calcext:value-type="float">
            <text:p>-0.47515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.02948" calcext:value-type="float">
            <text:p>3.02948</text:p>
          </table:table-cell>
          <table:table-cell office:value-type="float" office:value="-0.421623" calcext:value-type="float">
            <text:p>-0.42162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.02253" calcext:value-type="float">
            <text:p>3.02253</text:p>
          </table:table-cell>
          <table:table-cell office:value-type="float" office:value="-0.368354" calcext:value-type="float">
            <text:p>-0.36835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.01652" calcext:value-type="float">
            <text:p>3.01652</text:p>
          </table:table-cell>
          <table:table-cell office:value-type="float" office:value="-0.315313" calcext:value-type="float">
            <text:p>-0.31531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.01146" calcext:value-type="float">
            <text:p>3.01146</text:p>
          </table:table-cell>
          <table:table-cell office:value-type="float" office:value="-0.262466" calcext:value-type="float">
            <text:p>-0.26246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.00733" calcext:value-type="float">
            <text:p>3.00733</text:p>
          </table:table-cell>
          <table:table-cell office:value-type="float" office:value="-0.20978" calcext:value-type="float">
            <text:p>-0.2097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.00412" calcext:value-type="float">
            <text:p>3.00412</text:p>
          </table:table-cell>
          <table:table-cell office:value-type="float" office:value="-0.157223" calcext:value-type="float">
            <text:p>-0.15722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.00183" calcext:value-type="float">
            <text:p>3.00183</text:p>
          </table:table-cell>
          <table:table-cell office:value-type="float" office:value="-0.104762" calcext:value-type="float">
            <text:p>-0.10476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.00046" calcext:value-type="float">
            <text:p>3.00046</text:p>
          </table:table-cell>
          <table:table-cell office:value-type="float" office:value="-0.0523652" calcext:value-type="float">
            <text:p>-0.052365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office:value-type="float" office:value="-0.0000000000000858162" calcext:value-type="float">
            <text:p>-8.58162E-1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.00046" calcext:value-type="float">
            <text:p>3.00046</text:p>
          </table:table-cell>
          <table:table-cell office:value-type="float" office:value="0.0523652" calcext:value-type="float">
            <text:p>0.052365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.00183" calcext:value-type="float">
            <text:p>3.00183</text:p>
          </table:table-cell>
          <table:table-cell office:value-type="float" office:value="0.104762" calcext:value-type="float">
            <text:p>0.10476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.00412" calcext:value-type="float">
            <text:p>3.00412</text:p>
          </table:table-cell>
          <table:table-cell office:value-type="float" office:value="0.157223" calcext:value-type="float">
            <text:p>0.15722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.00733" calcext:value-type="float">
            <text:p>3.00733</text:p>
          </table:table-cell>
          <table:table-cell office:value-type="float" office:value="0.20978" calcext:value-type="float">
            <text:p>0.2097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.01146" calcext:value-type="float">
            <text:p>3.01146</text:p>
          </table:table-cell>
          <table:table-cell office:value-type="float" office:value="0.262466" calcext:value-type="float">
            <text:p>0.26246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.01652" calcext:value-type="float">
            <text:p>3.01652</text:p>
          </table:table-cell>
          <table:table-cell office:value-type="float" office:value="0.315313" calcext:value-type="float">
            <text:p>0.31531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.02253" calcext:value-type="float">
            <text:p>3.02253</text:p>
          </table:table-cell>
          <table:table-cell office:value-type="float" office:value="0.368354" calcext:value-type="float">
            <text:p>0.36835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.02948" calcext:value-type="float">
            <text:p>3.02948</text:p>
          </table:table-cell>
          <table:table-cell office:value-type="float" office:value="0.421623" calcext:value-type="float">
            <text:p>0.42162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.0374" calcext:value-type="float">
            <text:p>3.0374</text:p>
          </table:table-cell>
          <table:table-cell office:value-type="float" office:value="0.475153" calcext:value-type="float">
            <text:p>0.47515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.04628" calcext:value-type="float">
            <text:p>3.04628</text:p>
          </table:table-cell>
          <table:table-cell office:value-type="float" office:value="0.528981" calcext:value-type="float">
            <text:p>0.52898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.05615" calcext:value-type="float">
            <text:p>3.05615</text:p>
          </table:table-cell>
          <table:table-cell office:value-type="float" office:value="0.583141" calcext:value-type="float">
            <text:p>0.58314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.06702" calcext:value-type="float">
            <text:p>3.06702</text:p>
          </table:table-cell>
          <table:table-cell office:value-type="float" office:value="0.63767" calcext:value-type="float">
            <text:p>0.6376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.07891" calcext:value-type="float">
            <text:p>3.07891</text:p>
          </table:table-cell>
          <table:table-cell office:value-type="float" office:value="0.692605" calcext:value-type="float">
            <text:p>0.69260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.09184" calcext:value-type="float">
            <text:p>3.09184</text:p>
          </table:table-cell>
          <table:table-cell office:value-type="float" office:value="0.747984" calcext:value-type="float">
            <text:p>0.74798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.10583" calcext:value-type="float">
            <text:p>3.10583</text:p>
          </table:table-cell>
          <table:table-cell office:value-type="float" office:value="0.803848" calcext:value-type="float">
            <text:p>0.80384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.1209" calcext:value-type="float">
            <text:p>3.1209</text:p>
          </table:table-cell>
          <table:table-cell office:value-type="float" office:value="0.860236" calcext:value-type="float">
            <text:p>0.86023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.13708" calcext:value-type="float">
            <text:p>3.13708</text:p>
          </table:table-cell>
          <table:table-cell office:value-type="float" office:value="0.917192" calcext:value-type="float">
            <text:p>0.91719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.15439" calcext:value-type="float">
            <text:p>3.15439</text:p>
          </table:table-cell>
          <table:table-cell office:value-type="float" office:value="0.974759" calcext:value-type="float">
            <text:p>0.97475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.17286" calcext:value-type="float">
            <text:p>3.17286</text:p>
          </table:table-cell>
          <table:table-cell office:value-type="float" office:value="1.03298" calcext:value-type="float">
            <text:p>1.0329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.19253" calcext:value-type="float">
            <text:p>3.19253</text:p>
          </table:table-cell>
          <table:table-cell office:value-type="float" office:value="1.09191" calcext:value-type="float">
            <text:p>1.0919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.21343" calcext:value-type="float">
            <text:p>3.21343</text:p>
          </table:table-cell>
          <table:table-cell office:value-type="float" office:value="1.15159" calcext:value-type="float">
            <text:p>1.1515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.2356" calcext:value-type="float">
            <text:p>3.2356</text:p>
          </table:table-cell>
          <table:table-cell office:value-type="float" office:value="1.21208" calcext:value-type="float">
            <text:p>1.2120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.25908" calcext:value-type="float">
            <text:p>3.25908</text:p>
          </table:table-cell>
          <table:table-cell office:value-type="float" office:value="1.27342" calcext:value-type="float">
            <text:p>1.2734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.28391" calcext:value-type="float">
            <text:p>3.28391</text:p>
          </table:table-cell>
          <table:table-cell office:value-type="float" office:value="1.33569" calcext:value-type="float">
            <text:p>1.3356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.31013" calcext:value-type="float">
            <text:p>3.31013</text:p>
          </table:table-cell>
          <table:table-cell office:value-type="float" office:value="1.39892" calcext:value-type="float">
            <text:p>1.3989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.33781" calcext:value-type="float">
            <text:p>3.33781</text:p>
          </table:table-cell>
          <table:table-cell office:value-type="float" office:value="1.4632" calcext:value-type="float">
            <text:p>1.463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.36698" calcext:value-type="float">
            <text:p>3.36698</text:p>
          </table:table-cell>
          <table:table-cell office:value-type="float" office:value="1.52858" calcext:value-type="float">
            <text:p>1.5285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.39771" calcext:value-type="float">
            <text:p>3.39771</text:p>
          </table:table-cell>
          <table:table-cell office:value-type="float" office:value="1.59513" calcext:value-type="float">
            <text:p>1.5951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.43006" calcext:value-type="float">
            <text:p>3.43006</text:p>
          </table:table-cell>
          <table:table-cell office:value-type="float" office:value="1.66293" calcext:value-type="float">
            <text:p>1.6629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.4641" calcext:value-type="float">
            <text:p>3.4641</text:p>
          </table:table-cell>
          <table:table-cell office:value-type="float" office:value="1.73205" calcext:value-type="float">
            <text:p>1.7320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.4999" calcext:value-type="float">
            <text:p>3.4999</text:p>
          </table:table-cell>
          <table:table-cell office:value-type="float" office:value="1.80258" calcext:value-type="float">
            <text:p>1.8025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.53754" calcext:value-type="float">
            <text:p>3.53754</text:p>
          </table:table-cell>
          <table:table-cell office:value-type="float" office:value="1.87461" calcext:value-type="float">
            <text:p>1.8746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.57709" calcext:value-type="float">
            <text:p>3.57709</text:p>
          </table:table-cell>
          <table:table-cell office:value-type="float" office:value="1.94822" calcext:value-type="float">
            <text:p>1.9482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.61865" calcext:value-type="float">
            <text:p>3.61865</text:p>
          </table:table-cell>
          <table:table-cell office:value-type="float" office:value="2.02353" calcext:value-type="float">
            <text:p>2.0235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.66232" calcext:value-type="float">
            <text:p>3.66232</text:p>
          </table:table-cell>
          <table:table-cell office:value-type="float" office:value="2.10062" calcext:value-type="float">
            <text:p>2.1006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.7082" calcext:value-type="float">
            <text:p>3.7082</text:p>
          </table:table-cell>
          <table:table-cell office:value-type="float" office:value="2.17963" calcext:value-type="float">
            <text:p>2.1796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.75641" calcext:value-type="float">
            <text:p>3.75641</text:p>
          </table:table-cell>
          <table:table-cell office:value-type="float" office:value="2.26066" calcext:value-type="float">
            <text:p>2.2606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.80705" calcext:value-type="float">
            <text:p>3.80705</text:p>
          </table:table-cell>
          <table:table-cell office:value-type="float" office:value="2.34386" calcext:value-type="float">
            <text:p>2.3438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.86028" calcext:value-type="float">
            <text:p>3.86028</text:p>
          </table:table-cell>
          <table:table-cell office:value-type="float" office:value="2.42935" calcext:value-type="float">
            <text:p>2.4293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.91622" calcext:value-type="float">
            <text:p>3.91622</text:p>
          </table:table-cell>
          <table:table-cell office:value-type="float" office:value="2.5173" calcext:value-type="float">
            <text:p>2.517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.97504" calcext:value-type="float">
            <text:p>3.97504</text:p>
          </table:table-cell>
          <table:table-cell office:value-type="float" office:value="2.60786" calcext:value-type="float">
            <text:p>2.6078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.0369" calcext:value-type="float">
            <text:p>4.0369</text:p>
          </table:table-cell>
          <table:table-cell office:value-type="float" office:value="2.70121" calcext:value-type="float">
            <text:p>2.7012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.10198" calcext:value-type="float">
            <text:p>4.10198</text:p>
          </table:table-cell>
          <table:table-cell office:value-type="float" office:value="2.79755" calcext:value-type="float">
            <text:p>2.7975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.17049" calcext:value-type="float">
            <text:p>4.17049</text:p>
          </table:table-cell>
          <table:table-cell office:value-type="float" office:value="2.89707" calcext:value-type="float">
            <text:p>2.8970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.24264" calcext:value-type="float">
            <text:p>4.24264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.31867" calcext:value-type="float">
            <text:p>4.31867</text:p>
          </table:table-cell>
          <table:table-cell office:value-type="float" office:value="3.10659" calcext:value-type="float">
            <text:p>3.1065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.39884" calcext:value-type="float">
            <text:p>4.39884</text:p>
          </table:table-cell>
          <table:table-cell office:value-type="float" office:value="3.21711" calcext:value-type="float">
            <text:p>3.2171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.48343" calcext:value-type="float">
            <text:p>4.48343</text:p>
          </table:table-cell>
          <table:table-cell office:value-type="float" office:value="3.33184" calcext:value-type="float">
            <text:p>3.3318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.57276" calcext:value-type="float">
            <text:p>4.57276</text:p>
          </table:table-cell>
          <table:table-cell office:value-type="float" office:value="3.45111" calcext:value-type="float">
            <text:p>3.4511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.66717" calcext:value-type="float">
            <text:p>4.66717</text:p>
          </table:table-cell>
          <table:table-cell office:value-type="float" office:value="3.57526" calcext:value-type="float">
            <text:p>3.5752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.76705" calcext:value-type="float">
            <text:p>4.76705</text:p>
          </table:table-cell>
          <table:table-cell office:value-type="float" office:value="3.70469" calcext:value-type="float">
            <text:p>3.7046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.87281" calcext:value-type="float">
            <text:p>4.87281</text:p>
          </table:table-cell>
          <table:table-cell office:value-type="float" office:value="3.83982" calcext:value-type="float">
            <text:p>3.8398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.98492" calcext:value-type="float">
            <text:p>4.98492</text:p>
          </table:table-cell>
          <table:table-cell office:value-type="float" office:value="3.98113" calcext:value-type="float">
            <text:p>3.9811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.1039" calcext:value-type="float">
            <text:p>5.1039</text:p>
          </table:table-cell>
          <table:table-cell office:value-type="float" office:value="4.12915" calcext:value-type="float">
            <text:p>4.1291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.23034" calcext:value-type="float">
            <text:p>5.23034</text:p>
          </table:table-cell>
          <table:table-cell office:value-type="float" office:value="4.28444" calcext:value-type="float">
            <text:p>4.2844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5.36487" calcext:value-type="float">
            <text:p>5.36487</text:p>
          </table:table-cell>
          <table:table-cell office:value-type="float" office:value="4.44768" calcext:value-type="float">
            <text:p>4.4476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.50824" calcext:value-type="float">
            <text:p>5.50824</text:p>
          </table:table-cell>
          <table:table-cell office:value-type="float" office:value="4.61959" calcext:value-type="float">
            <text:p>4.6195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.66124" calcext:value-type="float">
            <text:p>5.66124</text:p>
          </table:table-cell>
          <table:table-cell office:value-type="float" office:value="4.801" calcext:value-type="float">
            <text:p>4.80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.82481" calcext:value-type="float">
            <text:p>5.82481</text:p>
          </table:table-cell>
          <table:table-cell office:value-type="float" office:value="4.99284" calcext:value-type="float">
            <text:p>4.9928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" calcext:value-type="float">
            <text:p>6</text:p>
          </table:table-cell>
          <table:table-cell office:value-type="float" office:value="5.19615" calcext:value-type="float">
            <text:p>5.1961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188" calcext:value-type="float">
            <text:p>6.188</text:p>
          </table:table-cell>
          <table:table-cell office:value-type="float" office:value="5.41214" calcext:value-type="float">
            <text:p>5.4121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39016" calcext:value-type="float">
            <text:p>6.39016</text:p>
          </table:table-cell>
          <table:table-cell office:value-type="float" office:value="5.64218" calcext:value-type="float">
            <text:p>5.6421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60807" calcext:value-type="float">
            <text:p>6.60807</text:p>
          </table:table-cell>
          <table:table-cell office:value-type="float" office:value="5.88783" calcext:value-type="float">
            <text:p>5.8878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84352" calcext:value-type="float">
            <text:p>6.84352</text:p>
          </table:table-cell>
          <table:table-cell office:value-type="float" office:value="6.15091" calcext:value-type="float">
            <text:p>6.1509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7.0986" calcext:value-type="float">
            <text:p>7.0986</text:p>
          </table:table-cell>
          <table:table-cell office:value-type="float" office:value="6.43352" calcext:value-type="float">
            <text:p>6.4335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7.37578" calcext:value-type="float">
            <text:p>7.37578</text:p>
          </table:table-cell>
          <table:table-cell office:value-type="float" office:value="6.73811" calcext:value-type="float">
            <text:p>6.7381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7.67791" calcext:value-type="float">
            <text:p>7.67791</text:p>
          </table:table-cell>
          <table:table-cell office:value-type="float" office:value="7.06756" calcext:value-type="float">
            <text:p>7.0675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8.0084" calcext:value-type="float">
            <text:p>8.0084</text:p>
          </table:table-cell>
          <table:table-cell office:value-type="float" office:value="7.42526" calcext:value-type="float">
            <text:p>7.4252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8.37128" calcext:value-type="float">
            <text:p>8.37128</text:p>
          </table:table-cell>
          <table:table-cell office:value-type="float" office:value="7.81527" calcext:value-type="float">
            <text:p>7.8152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.77141" calcext:value-type="float">
            <text:p>8.77141</text:p>
          </table:table-cell>
          <table:table-cell office:value-type="float" office:value="8.24243" calcext:value-type="float">
            <text:p>8.2424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9.21466" calcext:value-type="float">
            <text:p>9.21466</text:p>
          </table:table-cell>
          <table:table-cell office:value-type="float" office:value="8.71263" calcext:value-type="float">
            <text:p>8.7126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9.7082" calcext:value-type="float">
            <text:p>9.7082</text:p>
          </table:table-cell>
          <table:table-cell office:value-type="float" office:value="9.23305" calcext:value-type="float">
            <text:p>9.2330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0.1955" calcext:value-type="float">
            <text:p>10.1955</text:p>
          </table:table-cell>
          <table:table-cell office:value-type="float" office:value="9.74999" calcext:value-type="float">
            <text:p>9.74999</text:p>
          </table:table-cell>
          <table:table-cell office:value-type="float" office:value="-2.98087" calcext:value-type="float">
            <text:p>-2.9808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.403" calcext:value-type="float">
            <text:p>10.403</text:p>
          </table:table-cell>
          <table:table-cell office:value-type="float" office:value="10" calcext:value-type="float">
            <text:p>10</text:p>
          </table:table-cell>
          <table:table-cell office:value-type="float" office:value="-2.86745" calcext:value-type="float">
            <text:p>-2.8674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.3528" calcext:value-type="float">
            <text:p>10.3528</text:p>
          </table:table-cell>
          <table:table-cell office:value-type="float" office:value="10" calcext:value-type="float">
            <text:p>10</text:p>
          </table:table-cell>
          <table:table-cell office:value-type="float" office:value="-2.67949" calcext:value-type="float">
            <text:p>-2.6794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0.3061" calcext:value-type="float">
            <text:p>10.3061</text:p>
          </table:table-cell>
          <table:table-cell office:value-type="float" office:value="10" calcext:value-type="float">
            <text:p>10</text:p>
          </table:table-cell>
          <table:table-cell office:value-type="float" office:value="-2.49328" calcext:value-type="float">
            <text:p>-2.4932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.263" calcext:value-type="float">
            <text:p>10.263</text:p>
          </table:table-cell>
          <table:table-cell office:value-type="float" office:value="10" calcext:value-type="float">
            <text:p>10</text:p>
          </table:table-cell>
          <table:table-cell office:value-type="float" office:value="-2.30868" calcext:value-type="float">
            <text:p>-2.3086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0.2234" calcext:value-type="float">
            <text:p>10.2234</text:p>
          </table:table-cell>
          <table:table-cell office:value-type="float" office:value="10" calcext:value-type="float">
            <text:p>10</text:p>
          </table:table-cell>
          <table:table-cell office:value-type="float" office:value="-2.12557" calcext:value-type="float">
            <text:p>-2.1255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0.1872" calcext:value-type="float">
            <text:p>10.1872</text:p>
          </table:table-cell>
          <table:table-cell office:value-type="float" office:value="10" calcext:value-type="float">
            <text:p>10</text:p>
          </table:table-cell>
          <table:table-cell office:value-type="float" office:value="-1.9438" calcext:value-type="float">
            <text:p>-1.943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.1543" calcext:value-type="float">
            <text:p>10.1543</text:p>
          </table:table-cell>
          <table:table-cell office:value-type="float" office:value="10" calcext:value-type="float">
            <text:p>10</text:p>
          </table:table-cell>
          <table:table-cell office:value-type="float" office:value="-1.76327" calcext:value-type="float">
            <text:p>-1.7632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0.1247" calcext:value-type="float">
            <text:p>10.1247</text:p>
          </table:table-cell>
          <table:table-cell office:value-type="float" office:value="10" calcext:value-type="float">
            <text:p>10</text:p>
          </table:table-cell>
          <table:table-cell office:value-type="float" office:value="-1.58384" calcext:value-type="float">
            <text:p>-1.5838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0.0983" calcext:value-type="float">
            <text:p>10.0983</text:p>
          </table:table-cell>
          <table:table-cell office:value-type="float" office:value="10" calcext:value-type="float">
            <text:p>10</text:p>
          </table:table-cell>
          <table:table-cell office:value-type="float" office:value="-1.40541" calcext:value-type="float">
            <text:p>-1.4054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.0751" calcext:value-type="float">
            <text:p>10.0751</text:p>
          </table:table-cell>
          <table:table-cell office:value-type="float" office:value="10" calcext:value-type="float">
            <text:p>10</text:p>
          </table:table-cell>
          <table:table-cell office:value-type="float" office:value="-1.22785" calcext:value-type="float">
            <text:p>-1.2278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0.0551" calcext:value-type="float">
            <text:p>10.0551</text:p>
          </table:table-cell>
          <table:table-cell office:value-type="float" office:value="10" calcext:value-type="float">
            <text:p>10</text:p>
          </table:table-cell>
          <table:table-cell office:value-type="float" office:value="-1.05104" calcext:value-type="float">
            <text:p>-1.0510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0.0382" calcext:value-type="float">
            <text:p>10.0382</text:p>
          </table:table-cell>
          <table:table-cell office:value-type="float" office:value="10" calcext:value-type="float">
            <text:p>10</text:p>
          </table:table-cell>
          <table:table-cell office:value-type="float" office:value="-0.874887" calcext:value-type="float">
            <text:p>-0.87488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0.0244" calcext:value-type="float">
            <text:p>10.0244</text:p>
          </table:table-cell>
          <table:table-cell office:value-type="float" office:value="10" calcext:value-type="float">
            <text:p>10</text:p>
          </table:table-cell>
          <table:table-cell office:value-type="float" office:value="-0.699268" calcext:value-type="float">
            <text:p>-0.69926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0.0137" calcext:value-type="float">
            <text:p>10.0137</text:p>
          </table:table-cell>
          <table:table-cell office:value-type="float" office:value="10" calcext:value-type="float">
            <text:p>10</text:p>
          </table:table-cell>
          <table:table-cell office:value-type="float" office:value="-0.524078" calcext:value-type="float">
            <text:p>-0.52407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.0061" calcext:value-type="float">
            <text:p>10.0061</text:p>
          </table:table-cell>
          <table:table-cell office:value-type="float" office:value="10" calcext:value-type="float">
            <text:p>10</text:p>
          </table:table-cell>
          <table:table-cell office:value-type="float" office:value="-0.349208" calcext:value-type="float">
            <text:p>-0.34920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0.0015" calcext:value-type="float">
            <text:p>10.0015</text:p>
          </table:table-cell>
          <table:table-cell office:value-type="float" office:value="10" calcext:value-type="float">
            <text:p>10</text:p>
          </table:table-cell>
          <table:table-cell office:value-type="float" office:value="-0.174551" calcext:value-type="float">
            <text:p>-0.1745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6T14:21:55.823986451</dc:date>
    <meta:editing-duration>PT3H58M34S</meta:editing-duration>
    <meta:editing-cycles>1</meta:editing-cycles>
    <meta:document-statistic meta:table-count="1" meta:cell-count="3885" meta:object-count="2"/>
    <meta:generator>LibreOffice/5.4.5.1$Linux_X86_64 LibreOffice_project/4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scatter" chart:style-name="ch1">
        <chart:legend chart:legend-position="end" svg:x="14.766cm" svg:y="4.204cm" style:legend-expansion="high" chart:style-name="ch2"/>
        <chart:plot-area chart:style-name="ch3" table:cell-range-address="out.C339:out.D699" chart:data-source-has-labels="row" svg:x="0.319cm" svg:y="0.18cm" svg:width="14.128cm" svg:height="8.646cm">
          <chartooo:coordinate-region svg:x="0.557cm" svg:y="0.379cm" svg:width="13.703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.D340:out.D699" chart:label-cell-address="out.D339:out.D339" chart:class="chart:scatter">
            <chart:domain table:cell-range-address="out.C340:out.C699"/>
            <chart:data-point chart:repeated="3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 py</text:p>
                <draw:g>
                  <svg:desc>out.D339:out.D3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out.C340:out.C699</svg:desc>
                </draw:g>
              </table:table-cell>
              <table:table-cell office:value-type="float" office:value="0">
                <text:p>0</text:p>
                <draw:g>
                  <svg:desc>out.D340:out.D6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99949">
                <text:p>9.99949</text:p>
              </table:table-cell>
              <table:table-cell office:value-type="float" office:value="0.174542">
                <text:p>0.1745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99906">
                <text:p>9.99906</text:p>
              </table:table-cell>
              <table:table-cell office:value-type="float" office:value="0.349175">
                <text:p>0.3491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99872">
                <text:p>9.99872</text:p>
              </table:table-cell>
              <table:table-cell office:value-type="float" office:value="0.524011">
                <text:p>0.5240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99846">
                <text:p>9.99846</text:p>
              </table:table-cell>
              <table:table-cell office:value-type="float" office:value="0.69916">
                <text:p>0.699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99829">
                <text:p>9.99829</text:p>
              </table:table-cell>
              <table:table-cell office:value-type="float" office:value="0.874737">
                <text:p>0.8747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99821">
                <text:p>9.99821</text:p>
              </table:table-cell>
              <table:table-cell office:value-type="float" office:value="1.05085">
                <text:p>1.05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99821">
                <text:p>9.99821</text:p>
              </table:table-cell>
              <table:table-cell office:value-type="float" office:value="1.22763">
                <text:p>1.227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9983">
                <text:p>9.9983</text:p>
              </table:table-cell>
              <table:table-cell office:value-type="float" office:value="1.40517">
                <text:p>1.405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99848">
                <text:p>9.99848</text:p>
              </table:table-cell>
              <table:table-cell office:value-type="float" office:value="1.5836">
                <text:p>1.58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99875">
                <text:p>9.99875</text:p>
              </table:table-cell>
              <table:table-cell office:value-type="float" office:value="1.76305">
                <text:p>1.763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99911">
                <text:p>9.99911</text:p>
              </table:table-cell>
              <table:table-cell office:value-type="float" office:value="1.94363">
                <text:p>1.943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26676">
                <text:p>9.26676</text:p>
              </table:table-cell>
              <table:table-cell office:value-type="float" office:value="1.96971">
                <text:p>1.969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53086">
                <text:p>8.53086</text:p>
              </table:table-cell>
              <table:table-cell office:value-type="float" office:value="1.9695">
                <text:p>1.96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89845">
                <text:p>7.89845</text:p>
              </table:table-cell>
              <table:table-cell office:value-type="float" office:value="1.96931">
                <text:p>1.969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34882">
                <text:p>7.34882</text:p>
              </table:table-cell>
              <table:table-cell office:value-type="float" office:value="1.96911">
                <text:p>1.969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86645">
                <text:p>6.86645</text:p>
              </table:table-cell>
              <table:table-cell office:value-type="float" office:value="1.96892">
                <text:p>1.968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43946">
                <text:p>6.43946</text:p>
              </table:table-cell>
              <table:table-cell office:value-type="float" office:value="1.96874">
                <text:p>1.968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05861">
                <text:p>6.05861</text:p>
              </table:table-cell>
              <table:table-cell office:value-type="float" office:value="1.96856">
                <text:p>1.968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71662">
                <text:p>5.71662</text:p>
              </table:table-cell>
              <table:table-cell office:value-type="float" office:value="1.96839">
                <text:p>1.968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40765">
                <text:p>5.40765</text:p>
              </table:table-cell>
              <table:table-cell office:value-type="float" office:value="1.96823">
                <text:p>1.968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12698">
                <text:p>5.12698</text:p>
              </table:table-cell>
              <table:table-cell office:value-type="float" office:value="1.96806">
                <text:p>1.968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87075">
                <text:p>4.87075</text:p>
              </table:table-cell>
              <table:table-cell office:value-type="float" office:value="1.96791">
                <text:p>1.967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63576">
                <text:p>4.63576</text:p>
              </table:table-cell>
              <table:table-cell office:value-type="float" office:value="1.96776">
                <text:p>1.967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41934">
                <text:p>4.41934</text:p>
              </table:table-cell>
              <table:table-cell office:value-type="float" office:value="1.96762">
                <text:p>1.967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21928">
                <text:p>4.21928</text:p>
              </table:table-cell>
              <table:table-cell office:value-type="float" office:value="1.96748">
                <text:p>1.967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03367">
                <text:p>4.03367</text:p>
              </table:table-cell>
              <table:table-cell office:value-type="float" office:value="1.96735">
                <text:p>1.967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8609">
                <text:p>3.8609</text:p>
              </table:table-cell>
              <table:table-cell office:value-type="float" office:value="1.96723">
                <text:p>1.967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69959">
                <text:p>3.69959</text:p>
              </table:table-cell>
              <table:table-cell office:value-type="float" office:value="1.96711">
                <text:p>1.967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54855">
                <text:p>3.54855</text:p>
              </table:table-cell>
              <table:table-cell office:value-type="float" office:value="1.96699">
                <text:p>1.966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0675">
                <text:p>3.40675</text:p>
              </table:table-cell>
              <table:table-cell office:value-type="float" office:value="1.96689">
                <text:p>1.966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27328">
                <text:p>3.27328</text:p>
              </table:table-cell>
              <table:table-cell office:value-type="float" office:value="1.96678">
                <text:p>1.966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4736">
                <text:p>3.14736</text:p>
              </table:table-cell>
              <table:table-cell office:value-type="float" office:value="1.96669">
                <text:p>1.966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283">
                <text:p>3.0283</text:p>
              </table:table-cell>
              <table:table-cell office:value-type="float" office:value="1.9666">
                <text:p>1.96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91548">
                <text:p>2.91548</text:p>
              </table:table-cell>
              <table:table-cell office:value-type="float" office:value="1.96652">
                <text:p>1.966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80837">
                <text:p>2.80837</text:p>
              </table:table-cell>
              <table:table-cell office:value-type="float" office:value="1.96644">
                <text:p>1.966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70648">
                <text:p>2.70648</text:p>
              </table:table-cell>
              <table:table-cell office:value-type="float" office:value="1.96637">
                <text:p>1.966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60938">
                <text:p>2.60938</text:p>
              </table:table-cell>
              <table:table-cell office:value-type="float" office:value="1.96631">
                <text:p>1.966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51669">
                <text:p>2.51669</text:p>
              </table:table-cell>
              <table:table-cell office:value-type="float" office:value="1.96625">
                <text:p>1.966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42806">
                <text:p>2.42806</text:p>
              </table:table-cell>
              <table:table-cell office:value-type="float" office:value="1.9662">
                <text:p>1.96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4317">
                <text:p>2.34317</text:p>
              </table:table-cell>
              <table:table-cell office:value-type="float" office:value="1.96616">
                <text:p>1.966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6176">
                <text:p>2.26176</text:p>
              </table:table-cell>
              <table:table-cell office:value-type="float" office:value="1.96612">
                <text:p>1.966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8356">
                <text:p>2.18356</text:p>
              </table:table-cell>
              <table:table-cell office:value-type="float" office:value="1.96609">
                <text:p>1.966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0835">
                <text:p>2.10835</text:p>
              </table:table-cell>
              <table:table-cell office:value-type="float" office:value="1.96607">
                <text:p>1.966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0359">
                <text:p>2.0359</text:p>
              </table:table-cell>
              <table:table-cell office:value-type="float" office:value="1.96605">
                <text:p>1.966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7677">
                <text:p>0.97677</text:p>
              </table:table-cell>
              <table:table-cell office:value-type="float" office:value="0.97677">
                <text:p>0.976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43118">
                <text:p>0.943118</text:p>
              </table:table-cell>
              <table:table-cell office:value-type="float" office:value="0.976628">
                <text:p>0.9766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1059">
                <text:p>0.91059</text:p>
              </table:table-cell>
              <table:table-cell office:value-type="float" office:value="0.976488">
                <text:p>0.9764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79112">
                <text:p>0.879112</text:p>
              </table:table-cell>
              <table:table-cell office:value-type="float" office:value="0.976352">
                <text:p>0.9763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48615">
                <text:p>0.848615</text:p>
              </table:table-cell>
              <table:table-cell office:value-type="float" office:value="0.97622">
                <text:p>0.976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19038">
                <text:p>0.819038</text:p>
              </table:table-cell>
              <table:table-cell office:value-type="float" office:value="0.976091">
                <text:p>0.9760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90322">
                <text:p>0.790322</text:p>
              </table:table-cell>
              <table:table-cell office:value-type="float" office:value="0.975966">
                <text:p>0.9759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62414">
                <text:p>0.762414</text:p>
              </table:table-cell>
              <table:table-cell office:value-type="float" office:value="0.975845">
                <text:p>0.9758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35263">
                <text:p>0.735263</text:p>
              </table:table-cell>
              <table:table-cell office:value-type="float" office:value="0.975727">
                <text:p>0.9757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08824">
                <text:p>0.708824</text:p>
              </table:table-cell>
              <table:table-cell office:value-type="float" office:value="0.975613">
                <text:p>0.9756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83054">
                <text:p>0.683054</text:p>
              </table:table-cell>
              <table:table-cell office:value-type="float" office:value="0.975503">
                <text:p>0.9755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57913">
                <text:p>0.657913</text:p>
              </table:table-cell>
              <table:table-cell office:value-type="float" office:value="0.975397">
                <text:p>0.9753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33364">
                <text:p>0.633364</text:p>
              </table:table-cell>
              <table:table-cell office:value-type="float" office:value="0.975294">
                <text:p>0.9752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0937">
                <text:p>0.60937</text:p>
              </table:table-cell>
              <table:table-cell office:value-type="float" office:value="0.975196">
                <text:p>0.9751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859">
                <text:p>0.5859</text:p>
              </table:table-cell>
              <table:table-cell office:value-type="float" office:value="0.975102">
                <text:p>0.9751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62923">
                <text:p>0.562923</text:p>
              </table:table-cell>
              <table:table-cell office:value-type="float" office:value="0.975012">
                <text:p>0.9750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4041">
                <text:p>0.54041</text:p>
              </table:table-cell>
              <table:table-cell office:value-type="float" office:value="0.974926">
                <text:p>0.9749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18334">
                <text:p>0.518334</text:p>
              </table:table-cell>
              <table:table-cell office:value-type="float" office:value="0.974844">
                <text:p>0.9748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96668">
                <text:p>0.496668</text:p>
              </table:table-cell>
              <table:table-cell office:value-type="float" office:value="0.974767">
                <text:p>0.9747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7539">
                <text:p>0.47539</text:p>
              </table:table-cell>
              <table:table-cell office:value-type="float" office:value="0.974694">
                <text:p>0.9746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54475">
                <text:p>0.454475</text:p>
              </table:table-cell>
              <table:table-cell office:value-type="float" office:value="0.974625">
                <text:p>0.9746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33903">
                <text:p>0.433903</text:p>
              </table:table-cell>
              <table:table-cell office:value-type="float" office:value="0.974562">
                <text:p>0.9745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13652">
                <text:p>0.413652</text:p>
              </table:table-cell>
              <table:table-cell office:value-type="float" office:value="0.974503">
                <text:p>0.9745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93703">
                <text:p>0.393703</text:p>
              </table:table-cell>
              <table:table-cell office:value-type="float" office:value="0.974448">
                <text:p>0.9744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74037">
                <text:p>0.374037</text:p>
              </table:table-cell>
              <table:table-cell office:value-type="float" office:value="0.974399">
                <text:p>0.9743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54636">
                <text:p>0.354636</text:p>
              </table:table-cell>
              <table:table-cell office:value-type="float" office:value="0.974354">
                <text:p>0.9743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35483">
                <text:p>0.335483</text:p>
              </table:table-cell>
              <table:table-cell office:value-type="float" office:value="0.974315">
                <text:p>0.9743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16563">
                <text:p>0.316563</text:p>
              </table:table-cell>
              <table:table-cell office:value-type="float" office:value="0.97428">
                <text:p>0.974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97859">
                <text:p>0.297859</text:p>
              </table:table-cell>
              <table:table-cell office:value-type="float" office:value="0.974251">
                <text:p>0.9742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79355">
                <text:p>0.279355</text:p>
              </table:table-cell>
              <table:table-cell office:value-type="float" office:value="0.974228">
                <text:p>0.9742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61039">
                <text:p>0.261039</text:p>
              </table:table-cell>
              <table:table-cell office:value-type="float" office:value="0.97421">
                <text:p>0.974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42895">
                <text:p>0.242895</text:p>
              </table:table-cell>
              <table:table-cell office:value-type="float" office:value="0.974197">
                <text:p>0.9741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2491">
                <text:p>0.22491</text:p>
              </table:table-cell>
              <table:table-cell office:value-type="float" office:value="0.97419">
                <text:p>0.974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0707">
                <text:p>0.20707</text:p>
              </table:table-cell>
              <table:table-cell office:value-type="float" office:value="0.974189">
                <text:p>0.9741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89364">
                <text:p>0.189364</text:p>
              </table:table-cell>
              <table:table-cell office:value-type="float" office:value="0.974194">
                <text:p>0.9741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71779">
                <text:p>0.171779</text:p>
              </table:table-cell>
              <table:table-cell office:value-type="float" office:value="0.974206">
                <text:p>0.9742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54302">
                <text:p>0.154302</text:p>
              </table:table-cell>
              <table:table-cell office:value-type="float" office:value="0.974223">
                <text:p>0.9742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36922">
                <text:p>0.136922</text:p>
              </table:table-cell>
              <table:table-cell office:value-type="float" office:value="0.974247">
                <text:p>0.9742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19626">
                <text:p>0.119626</text:p>
              </table:table-cell>
              <table:table-cell office:value-type="float" office:value="0.974278">
                <text:p>0.9742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02405">
                <text:p>0.102405</text:p>
              </table:table-cell>
              <table:table-cell office:value-type="float" office:value="0.974316">
                <text:p>0.9743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52455">
                <text:p>0.0852455</text:p>
              </table:table-cell>
              <table:table-cell office:value-type="float" office:value="0.97436">
                <text:p>0.974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681375">
                <text:p>0.0681375</text:p>
              </table:table-cell>
              <table:table-cell office:value-type="float" office:value="0.974412">
                <text:p>0.9744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510699">
                <text:p>0.0510699</text:p>
              </table:table-cell>
              <table:table-cell office:value-type="float" office:value="0.974471">
                <text:p>0.9744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340316">
                <text:p>0.0340316</text:p>
              </table:table-cell>
              <table:table-cell office:value-type="float" office:value="0.974538">
                <text:p>0.9745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70119">
                <text:p>0.0170119</text:p>
              </table:table-cell>
              <table:table-cell office:value-type="float" office:value="0.974612">
                <text:p>0.9746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67172E-015">
                <text:p>-1.67172E-015</text:p>
              </table:table-cell>
              <table:table-cell office:value-type="float" office:value="0.974695">
                <text:p>0.9746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170149">
                <text:p>-0.0170149</text:p>
              </table:table-cell>
              <table:table-cell office:value-type="float" office:value="0.974785">
                <text:p>0.9747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690004">
                <text:p>-0.0690004</text:p>
              </table:table-cell>
              <table:table-cell office:value-type="float" office:value="1.97591">
                <text:p>1.975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10358">
                <text:p>-0.10358</text:p>
              </table:table-cell>
              <table:table-cell office:value-type="float" office:value="1.97643">
                <text:p>1.976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138243">
                <text:p>-0.138243</text:p>
              </table:table-cell>
              <table:table-cell office:value-type="float" office:value="1.97697">
                <text:p>1.976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173011">
                <text:p>-0.173011</text:p>
              </table:table-cell>
              <table:table-cell office:value-type="float" office:value="1.97752">
                <text:p>1.977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207906">
                <text:p>-0.207906</text:p>
              </table:table-cell>
              <table:table-cell office:value-type="float" office:value="1.97809">
                <text:p>1.978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242953">
                <text:p>-0.242953</text:p>
              </table:table-cell>
              <table:table-cell office:value-type="float" office:value="1.97869">
                <text:p>1.978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278173">
                <text:p>-0.278173</text:p>
              </table:table-cell>
              <table:table-cell office:value-type="float" office:value="1.97931">
                <text:p>1.979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313592">
                <text:p>-0.313592</text:p>
              </table:table-cell>
              <table:table-cell office:value-type="float" office:value="1.97994">
                <text:p>1.979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349234">
                <text:p>-0.349234</text:p>
              </table:table-cell>
              <table:table-cell office:value-type="float" office:value="1.98061">
                <text:p>1.980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385124">
                <text:p>-0.385124</text:p>
              </table:table-cell>
              <table:table-cell office:value-type="float" office:value="1.98129">
                <text:p>1.981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421286">
                <text:p>-0.421286</text:p>
              </table:table-cell>
              <table:table-cell office:value-type="float" office:value="1.982">
                <text:p>1.9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457749">
                <text:p>-0.457749</text:p>
              </table:table-cell>
              <table:table-cell office:value-type="float" office:value="1.98273">
                <text:p>1.982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494539">
                <text:p>-0.494539</text:p>
              </table:table-cell>
              <table:table-cell office:value-type="float" office:value="1.98349">
                <text:p>1.983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531685">
                <text:p>-0.531685</text:p>
              </table:table-cell>
              <table:table-cell office:value-type="float" office:value="1.98428">
                <text:p>1.984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569215">
                <text:p>-0.569215</text:p>
              </table:table-cell>
              <table:table-cell office:value-type="float" office:value="1.98509">
                <text:p>1.985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60716">
                <text:p>-0.60716</text:p>
              </table:table-cell>
              <table:table-cell office:value-type="float" office:value="1.98593">
                <text:p>1.985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645552">
                <text:p>-0.645552</text:p>
              </table:table-cell>
              <table:table-cell office:value-type="float" office:value="1.9868">
                <text:p>1.98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684423">
                <text:p>-0.684423</text:p>
              </table:table-cell>
              <table:table-cell office:value-type="float" office:value="1.98771">
                <text:p>1.987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723808">
                <text:p>-0.723808</text:p>
              </table:table-cell>
              <table:table-cell office:value-type="float" office:value="1.98865">
                <text:p>1.988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763742">
                <text:p>-0.763742</text:p>
              </table:table-cell>
              <table:table-cell office:value-type="float" office:value="1.98962">
                <text:p>1.989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804263">
                <text:p>-0.804263</text:p>
              </table:table-cell>
              <table:table-cell office:value-type="float" office:value="1.99062">
                <text:p>1.990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845411">
                <text:p>-0.845411</text:p>
              </table:table-cell>
              <table:table-cell office:value-type="float" office:value="1.99166">
                <text:p>1.991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887228">
                <text:p>-0.887228</text:p>
              </table:table-cell>
              <table:table-cell office:value-type="float" office:value="1.99275">
                <text:p>1.992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929755">
                <text:p>-0.929755</text:p>
              </table:table-cell>
              <table:table-cell office:value-type="float" office:value="1.99387">
                <text:p>1.993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973041">
                <text:p>-0.973041</text:p>
              </table:table-cell>
              <table:table-cell office:value-type="float" office:value="1.99503">
                <text:p>1.995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.01713">
                <text:p>-1.01713</text:p>
              </table:table-cell>
              <table:table-cell office:value-type="float" office:value="1.99624">
                <text:p>1.996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.06208">
                <text:p>-1.06208</text:p>
              </table:table-cell>
              <table:table-cell office:value-type="float" office:value="1.99749">
                <text:p>1.997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.10795">
                <text:p>-1.10795</text:p>
              </table:table-cell>
              <table:table-cell office:value-type="float" office:value="1.99879">
                <text:p>1.998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.15478">
                <text:p>-1.15478</text:p>
              </table:table-cell>
              <table:table-cell office:value-type="float" office:value="2.00014">
                <text:p>2.000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.20265">
                <text:p>-1.20265</text:p>
              </table:table-cell>
              <table:table-cell office:value-type="float" office:value="2.00155">
                <text:p>2.001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.25162">
                <text:p>-1.25162</text:p>
              </table:table-cell>
              <table:table-cell office:value-type="float" office:value="2.00301">
                <text:p>2.003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.30175">
                <text:p>-1.30175</text:p>
              </table:table-cell>
              <table:table-cell office:value-type="float" office:value="2.00453">
                <text:p>2.004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.35314">
                <text:p>-1.35314</text:p>
              </table:table-cell>
              <table:table-cell office:value-type="float" office:value="2.00611">
                <text:p>2.006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.40584">
                <text:p>-1.40584</text:p>
              </table:table-cell>
              <table:table-cell office:value-type="float" office:value="2.00775">
                <text:p>2.007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.45996">
                <text:p>-1.45996</text:p>
              </table:table-cell>
              <table:table-cell office:value-type="float" office:value="2.00947">
                <text:p>2.009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.51559">
                <text:p>-1.51559</text:p>
              </table:table-cell>
              <table:table-cell office:value-type="float" office:value="2.01125">
                <text:p>2.01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.57282">
                <text:p>-1.57282</text:p>
              </table:table-cell>
              <table:table-cell office:value-type="float" office:value="2.01312">
                <text:p>2.013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.63177">
                <text:p>-1.63177</text:p>
              </table:table-cell>
              <table:table-cell office:value-type="float" office:value="2.01506">
                <text:p>2.015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.69254">
                <text:p>-1.69254</text:p>
              </table:table-cell>
              <table:table-cell office:value-type="float" office:value="2.0171">
                <text:p>2.01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.75528">
                <text:p>-1.75528</text:p>
              </table:table-cell>
              <table:table-cell office:value-type="float" office:value="2.01922">
                <text:p>2.019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.82011">
                <text:p>-1.82011</text:p>
              </table:table-cell>
              <table:table-cell office:value-type="float" office:value="2.02144">
                <text:p>2.021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.88719">
                <text:p>-1.88719</text:p>
              </table:table-cell>
              <table:table-cell office:value-type="float" office:value="2.02376">
                <text:p>2.023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.95668">
                <text:p>-1.95668</text:p>
              </table:table-cell>
              <table:table-cell office:value-type="float" office:value="2.0262">
                <text:p>2.02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2.02875">
                <text:p>-2.02875</text:p>
              </table:table-cell>
              <table:table-cell office:value-type="float" office:value="2.02875">
                <text:p>2.028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2.10361">
                <text:p>-2.10361</text:p>
              </table:table-cell>
              <table:table-cell office:value-type="float" office:value="2.03143">
                <text:p>2.031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2.18147">
                <text:p>-2.18147</text:p>
              </table:table-cell>
              <table:table-cell office:value-type="float" office:value="2.03425">
                <text:p>2.034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2.26256">
                <text:p>-2.26256</text:p>
              </table:table-cell>
              <table:table-cell office:value-type="float" office:value="2.03721">
                <text:p>2.037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2.34714">
                <text:p>-2.34714</text:p>
              </table:table-cell>
              <table:table-cell office:value-type="float" office:value="2.04033">
                <text:p>2.040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2.43549">
                <text:p>-2.43549</text:p>
              </table:table-cell>
              <table:table-cell office:value-type="float" office:value="2.04362">
                <text:p>2.043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2.52795">
                <text:p>-2.52795</text:p>
              </table:table-cell>
              <table:table-cell office:value-type="float" office:value="2.04709">
                <text:p>2.047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2.62486">
                <text:p>-2.62486</text:p>
              </table:table-cell>
              <table:table-cell office:value-type="float" office:value="2.05076">
                <text:p>2.050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2.72661">
                <text:p>-2.72661</text:p>
              </table:table-cell>
              <table:table-cell office:value-type="float" office:value="2.05465">
                <text:p>2.054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2.83365">
                <text:p>-2.83365</text:p>
              </table:table-cell>
              <table:table-cell office:value-type="float" office:value="2.05877">
                <text:p>2.058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2.94647">
                <text:p>-2.94647</text:p>
              </table:table-cell>
              <table:table-cell office:value-type="float" office:value="2.06314">
                <text:p>2.063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3.06563">
                <text:p>-3.06563</text:p>
              </table:table-cell>
              <table:table-cell office:value-type="float" office:value="2.0678">
                <text:p>2.06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3.19177">
                <text:p>-3.19177</text:p>
              </table:table-cell>
              <table:table-cell office:value-type="float" office:value="2.07276">
                <text:p>2.072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.32558">
                <text:p>-3.32558</text:p>
              </table:table-cell>
              <table:table-cell office:value-type="float" office:value="2.07805">
                <text:p>2.078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3.4679">
                <text:p>-3.4679</text:p>
              </table:table-cell>
              <table:table-cell office:value-type="float" office:value="2.08372">
                <text:p>2.083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3.61965">
                <text:p>-3.61965</text:p>
              </table:table-cell>
              <table:table-cell office:value-type="float" office:value="2.0898">
                <text:p>2.08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3.7819">
                <text:p>-3.7819</text:p>
              </table:table-cell>
              <table:table-cell office:value-type="float" office:value="2.09634">
                <text:p>2.096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3.95591">
                <text:p>-3.95591</text:p>
              </table:table-cell>
              <table:table-cell office:value-type="float" office:value="2.1034">
                <text:p>2.103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4.14311">
                <text:p>-4.14311</text:p>
              </table:table-cell>
              <table:table-cell office:value-type="float" office:value="2.11102">
                <text:p>2.111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4.3452">
                <text:p>-4.3452</text:p>
              </table:table-cell>
              <table:table-cell office:value-type="float" office:value="2.11929">
                <text:p>2.119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4.56415">
                <text:p>-4.56415</text:p>
              </table:table-cell>
              <table:table-cell office:value-type="float" office:value="2.1283">
                <text:p>2.12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4.80233">
                <text:p>-4.80233</text:p>
              </table:table-cell>
              <table:table-cell office:value-type="float" office:value="2.13814">
                <text:p>2.138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5.06256">
                <text:p>-5.06256</text:p>
              </table:table-cell>
              <table:table-cell office:value-type="float" office:value="2.14893">
                <text:p>2.1489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5.34823">
                <text:p>-5.34823</text:p>
              </table:table-cell>
              <table:table-cell office:value-type="float" office:value="2.16082">
                <text:p>2.160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5.66346">
                <text:p>-5.66346</text:p>
              </table:table-cell>
              <table:table-cell office:value-type="float" office:value="2.174">
                <text:p>2.17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6.01332">
                <text:p>-6.01332</text:p>
              </table:table-cell>
              <table:table-cell office:value-type="float" office:value="2.18867">
                <text:p>2.188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6.40409">
                <text:p>-6.40409</text:p>
              </table:table-cell>
              <table:table-cell office:value-type="float" office:value="2.20511">
                <text:p>2.205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6.8437">
                <text:p>-6.8437</text:p>
              </table:table-cell>
              <table:table-cell office:value-type="float" office:value="2.22365">
                <text:p>2.223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7.34222">
                <text:p>-7.34222</text:p>
              </table:table-cell>
              <table:table-cell office:value-type="float" office:value="2.24474">
                <text:p>2.244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7.91271">
                <text:p>-7.91271</text:p>
              </table:table-cell>
              <table:table-cell office:value-type="float" office:value="2.26893">
                <text:p>2.268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8.57243">
                <text:p>-8.57243</text:p>
              </table:table-cell>
              <table:table-cell office:value-type="float" office:value="2.29698">
                <text:p>2.296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9.34457">
                <text:p>-9.34457</text:p>
              </table:table-cell>
              <table:table-cell office:value-type="float" office:value="2.32986">
                <text:p>2.329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9.70682">
                <text:p>-9.70682</text:p>
              </table:table-cell>
              <table:table-cell office:value-type="float" office:value="-2.60093">
                <text:p>-2.6009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9.155">
                <text:p>-9.155</text:p>
              </table:table-cell>
              <table:table-cell office:value-type="float" office:value="-2.62515">
                <text:p>-2.625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8.65801">
                <text:p>-8.65801</text:p>
              </table:table-cell>
              <table:table-cell office:value-type="float" office:value="-2.64702">
                <text:p>-2.647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8.20781">
                <text:p>-8.20781</text:p>
              </table:table-cell>
              <table:table-cell office:value-type="float" office:value="-2.66688">
                <text:p>-2.666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7.79786">
                <text:p>-7.79786</text:p>
              </table:table-cell>
              <table:table-cell office:value-type="float" office:value="-2.68502">
                <text:p>-2.685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7.42276">
                <text:p>-7.42276</text:p>
              </table:table-cell>
              <table:table-cell office:value-type="float" office:value="-2.70166">
                <text:p>-2.7016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7.07805">
                <text:p>-7.07805</text:p>
              </table:table-cell>
              <table:table-cell office:value-type="float" office:value="-2.71701">
                <text:p>-2.717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6.76">
                <text:p>-6.76</text:p>
              </table:table-cell>
              <table:table-cell office:value-type="float" office:value="-2.73122">
                <text:p>-2.731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6.46545">
                <text:p>-6.46545</text:p>
              </table:table-cell>
              <table:table-cell office:value-type="float" office:value="-2.74442">
                <text:p>-2.7444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6.19174">
                <text:p>-6.19174</text:p>
              </table:table-cell>
              <table:table-cell office:value-type="float" office:value="-2.75674">
                <text:p>-2.7567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5.93657">
                <text:p>-5.93657</text:p>
              </table:table-cell>
              <table:table-cell office:value-type="float" office:value="-2.76827">
                <text:p>-2.7682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5.69798">
                <text:p>-5.69798</text:p>
              </table:table-cell>
              <table:table-cell office:value-type="float" office:value="-2.77909">
                <text:p>-2.7790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5.47428">
                <text:p>-5.47428</text:p>
              </table:table-cell>
              <table:table-cell office:value-type="float" office:value="-2.78928">
                <text:p>-2.789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5.26398">
                <text:p>-5.26398</text:p>
              </table:table-cell>
              <table:table-cell office:value-type="float" office:value="-2.79891">
                <text:p>-2.798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5.0658">
                <text:p>-5.0658</text:p>
              </table:table-cell>
              <table:table-cell office:value-type="float" office:value="-2.80802">
                <text:p>-2.808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4.87862">
                <text:p>-4.87862</text:p>
              </table:table-cell>
              <table:table-cell office:value-type="float" office:value="-2.81667">
                <text:p>-2.816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4.70142">
                <text:p>-4.70142</text:p>
              </table:table-cell>
              <table:table-cell office:value-type="float" office:value="-2.8249">
                <text:p>-2.824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4.53334">
                <text:p>-4.53334</text:p>
              </table:table-cell>
              <table:table-cell office:value-type="float" office:value="-2.83275">
                <text:p>-2.832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4.37359">
                <text:p>-4.37359</text:p>
              </table:table-cell>
              <table:table-cell office:value-type="float" office:value="-2.84025">
                <text:p>-2.840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4.22148">
                <text:p>-4.22148</text:p>
              </table:table-cell>
              <table:table-cell office:value-type="float" office:value="-2.84743">
                <text:p>-2.847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4.07638">
                <text:p>-4.07638</text:p>
              </table:table-cell>
              <table:table-cell office:value-type="float" office:value="-2.85431">
                <text:p>-2.8543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3.93774">
                <text:p>-3.93774</text:p>
              </table:table-cell>
              <table:table-cell office:value-type="float" office:value="-2.86093">
                <text:p>-2.8609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3.80505">
                <text:p>-3.80505</text:p>
              </table:table-cell>
              <table:table-cell office:value-type="float" office:value="-2.86731">
                <text:p>-2.8673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3.67786">
                <text:p>-3.67786</text:p>
              </table:table-cell>
              <table:table-cell office:value-type="float" office:value="-2.87346">
                <text:p>-2.8734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3.55576">
                <text:p>-3.55576</text:p>
              </table:table-cell>
              <table:table-cell office:value-type="float" office:value="-2.8794">
                <text:p>-2.87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3.43838">
                <text:p>-3.43838</text:p>
              </table:table-cell>
              <table:table-cell office:value-type="float" office:value="-2.88515">
                <text:p>-2.885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3.32539">
                <text:p>-3.32539</text:p>
              </table:table-cell>
              <table:table-cell office:value-type="float" office:value="-2.89072">
                <text:p>-2.890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3.21647">
                <text:p>-3.21647</text:p>
              </table:table-cell>
              <table:table-cell office:value-type="float" office:value="-2.89612">
                <text:p>-2.8961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3.11135">
                <text:p>-3.11135</text:p>
              </table:table-cell>
              <table:table-cell office:value-type="float" office:value="-2.90138">
                <text:p>-2.9013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3.00976">
                <text:p>-3.00976</text:p>
              </table:table-cell>
              <table:table-cell office:value-type="float" office:value="-2.90649">
                <text:p>-2.9064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2.91147">
                <text:p>-2.91147</text:p>
              </table:table-cell>
              <table:table-cell office:value-type="float" office:value="-2.91147">
                <text:p>-2.9114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2.81627">
                <text:p>-2.81627</text:p>
              </table:table-cell>
              <table:table-cell office:value-type="float" office:value="-2.91634">
                <text:p>-2.9163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2.72396">
                <text:p>-2.72396</text:p>
              </table:table-cell>
              <table:table-cell office:value-type="float" office:value="-2.92109">
                <text:p>-2.9210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2.63434">
                <text:p>-2.63434</text:p>
              </table:table-cell>
              <table:table-cell office:value-type="float" office:value="-2.92573">
                <text:p>-2.9257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2.54725">
                <text:p>-2.54725</text:p>
              </table:table-cell>
              <table:table-cell office:value-type="float" office:value="-2.93028">
                <text:p>-2.9302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2.46254">
                <text:p>-2.46254</text:p>
              </table:table-cell>
              <table:table-cell office:value-type="float" office:value="-2.93474">
                <text:p>-2.9347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2.38005">
                <text:p>-2.38005</text:p>
              </table:table-cell>
              <table:table-cell office:value-type="float" office:value="-2.93911">
                <text:p>-2.939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2.29965">
                <text:p>-2.29965</text:p>
              </table:table-cell>
              <table:table-cell office:value-type="float" office:value="-2.94341">
                <text:p>-2.9434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2.2212">
                <text:p>-2.2212</text:p>
              </table:table-cell>
              <table:table-cell office:value-type="float" office:value="-2.94764">
                <text:p>-2.9476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2.14461">
                <text:p>-2.14461</text:p>
              </table:table-cell>
              <table:table-cell office:value-type="float" office:value="-2.9518">
                <text:p>-2.951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2.06974">
                <text:p>-2.06974</text:p>
              </table:table-cell>
              <table:table-cell office:value-type="float" office:value="-2.9559">
                <text:p>-2.955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.99651">
                <text:p>-1.99651</text:p>
              </table:table-cell>
              <table:table-cell office:value-type="float" office:value="-2.95994">
                <text:p>-2.9599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.9248">
                <text:p>-1.9248</text:p>
              </table:table-cell>
              <table:table-cell office:value-type="float" office:value="-2.96393">
                <text:p>-2.963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.85453">
                <text:p>-1.85453</text:p>
              </table:table-cell>
              <table:table-cell office:value-type="float" office:value="-2.96788">
                <text:p>-2.9678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.78562">
                <text:p>-1.78562</text:p>
              </table:table-cell>
              <table:table-cell office:value-type="float" office:value="-2.97177">
                <text:p>-2.9717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.71798">
                <text:p>-1.71798</text:p>
              </table:table-cell>
              <table:table-cell office:value-type="float" office:value="-2.97563">
                <text:p>-2.9756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.65154">
                <text:p>-1.65154</text:p>
              </table:table-cell>
              <table:table-cell office:value-type="float" office:value="-2.97945">
                <text:p>-2.979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.58622">
                <text:p>-1.58622</text:p>
              </table:table-cell>
              <table:table-cell office:value-type="float" office:value="-2.98324">
                <text:p>-2.983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.52195">
                <text:p>-1.52195</text:p>
              </table:table-cell>
              <table:table-cell office:value-type="float" office:value="-2.987">
                <text:p>-2.98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.45868">
                <text:p>-1.45868</text:p>
              </table:table-cell>
              <table:table-cell office:value-type="float" office:value="-2.99073">
                <text:p>-2.9907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.39633">
                <text:p>-1.39633</text:p>
              </table:table-cell>
              <table:table-cell office:value-type="float" office:value="-2.99444">
                <text:p>-2.9944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.33485">
                <text:p>-1.33485</text:p>
              </table:table-cell>
              <table:table-cell office:value-type="float" office:value="-2.99813">
                <text:p>-2.9981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.27419">
                <text:p>-1.27419</text:p>
              </table:table-cell>
              <table:table-cell office:value-type="float" office:value="-3.00179">
                <text:p>-3.0017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.21428">
                <text:p>-1.21428</text:p>
              </table:table-cell>
              <table:table-cell office:value-type="float" office:value="-3.00545">
                <text:p>-3.0054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.15508">
                <text:p>-1.15508</text:p>
              </table:table-cell>
              <table:table-cell office:value-type="float" office:value="-3.00908">
                <text:p>-3.009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.09654">
                <text:p>-1.09654</text:p>
              </table:table-cell>
              <table:table-cell office:value-type="float" office:value="-3.01271">
                <text:p>-3.0127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.03861">
                <text:p>-1.03861</text:p>
              </table:table-cell>
              <table:table-cell office:value-type="float" office:value="-3.01633">
                <text:p>-3.016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981239">
                <text:p>-0.981239</text:p>
              </table:table-cell>
              <table:table-cell office:value-type="float" office:value="-3.01994">
                <text:p>-3.0199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924393">
                <text:p>-0.924393</text:p>
              </table:table-cell>
              <table:table-cell office:value-type="float" office:value="-3.02355">
                <text:p>-3.0235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868025">
                <text:p>-0.868025</text:p>
              </table:table-cell>
              <table:table-cell office:value-type="float" office:value="-3.02716">
                <text:p>-3.0271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812092">
                <text:p>-0.812092</text:p>
              </table:table-cell>
              <table:table-cell office:value-type="float" office:value="-3.03077">
                <text:p>-3.0307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756556">
                <text:p>-0.756556</text:p>
              </table:table-cell>
              <table:table-cell office:value-type="float" office:value="-3.03438">
                <text:p>-3.0343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701377">
                <text:p>-0.701377</text:p>
              </table:table-cell>
              <table:table-cell office:value-type="float" office:value="-3.038">
                <text:p>-3.03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646517">
                <text:p>-0.646517</text:p>
              </table:table-cell>
              <table:table-cell office:value-type="float" office:value="-3.04162">
                <text:p>-3.041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591938">
                <text:p>-0.591938</text:p>
              </table:table-cell>
              <table:table-cell office:value-type="float" office:value="-3.04526">
                <text:p>-3.0452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537603">
                <text:p>-0.537603</text:p>
              </table:table-cell>
              <table:table-cell office:value-type="float" office:value="-3.0489">
                <text:p>-3.048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483478">
                <text:p>-0.483478</text:p>
              </table:table-cell>
              <table:table-cell office:value-type="float" office:value="-3.05256">
                <text:p>-3.0525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429526">
                <text:p>-0.429526</text:p>
              </table:table-cell>
              <table:table-cell office:value-type="float" office:value="-3.05623">
                <text:p>-3.056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375711">
                <text:p>-0.375711</text:p>
              </table:table-cell>
              <table:table-cell office:value-type="float" office:value="-3.05992">
                <text:p>-3.0599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322001">
                <text:p>-0.322001</text:p>
              </table:table-cell>
              <table:table-cell office:value-type="float" office:value="-3.06364">
                <text:p>-3.063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26836">
                <text:p>-0.26836</text:p>
              </table:table-cell>
              <table:table-cell office:value-type="float" office:value="-3.06737">
                <text:p>-3.0673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214754">
                <text:p>-0.214754</text:p>
              </table:table-cell>
              <table:table-cell office:value-type="float" office:value="-3.07113">
                <text:p>-3.0711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161149">
                <text:p>-0.161149</text:p>
              </table:table-cell>
              <table:table-cell office:value-type="float" office:value="-3.07491">
                <text:p>-3.074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107511">
                <text:p>-0.107511</text:p>
              </table:table-cell>
              <table:table-cell office:value-type="float" office:value="-3.07872">
                <text:p>-3.0787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0538064">
                <text:p>-0.0538064</text:p>
              </table:table-cell>
              <table:table-cell office:value-type="float" office:value="-3.08257">
                <text:p>-3.0825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000000000000088289">
                <text:p>-0.000000000000088289</text:p>
              </table:table-cell>
              <table:table-cell office:value-type="float" office:value="-3.08644">
                <text:p>-3.0864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539424">
                <text:p>0.0539424</text:p>
              </table:table-cell>
              <table:table-cell office:value-type="float" office:value="-3.09036">
                <text:p>-3.0903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08056">
                <text:p>0.108056</text:p>
              </table:table-cell>
              <table:table-cell office:value-type="float" office:value="-3.09431">
                <text:p>-3.0943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62375">
                <text:p>0.162375</text:p>
              </table:table-cell>
              <table:table-cell office:value-type="float" office:value="-3.0983">
                <text:p>-3.098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16936">
                <text:p>0.216936</text:p>
              </table:table-cell>
              <table:table-cell office:value-type="float" office:value="-3.10233">
                <text:p>-3.102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71775">
                <text:p>0.271775</text:p>
              </table:table-cell>
              <table:table-cell office:value-type="float" office:value="-3.10641">
                <text:p>-3.1064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2693">
                <text:p>0.32693</text:p>
              </table:table-cell>
              <table:table-cell office:value-type="float" office:value="-3.11053">
                <text:p>-3.110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82439">
                <text:p>0.382439</text:p>
              </table:table-cell>
              <table:table-cell office:value-type="float" office:value="-3.11471">
                <text:p>-3.1147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438339">
                <text:p>0.438339</text:p>
              </table:table-cell>
              <table:table-cell office:value-type="float" office:value="-3.11894">
                <text:p>-3.1189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494671">
                <text:p>0.494671</text:p>
              </table:table-cell>
              <table:table-cell office:value-type="float" office:value="-3.12323">
                <text:p>-3.1232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51477">
                <text:p>0.551477</text:p>
              </table:table-cell>
              <table:table-cell office:value-type="float" office:value="-3.12758">
                <text:p>-3.1275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608797">
                <text:p>0.608797</text:p>
              </table:table-cell>
              <table:table-cell office:value-type="float" office:value="-3.13199">
                <text:p>-3.1319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666677">
                <text:p>0.666677</text:p>
              </table:table-cell>
              <table:table-cell office:value-type="float" office:value="-3.13647">
                <text:p>-3.1364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725161">
                <text:p>0.725161</text:p>
              </table:table-cell>
              <table:table-cell office:value-type="float" office:value="-3.14102">
                <text:p>-3.1410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784296">
                <text:p>0.784296</text:p>
              </table:table-cell>
              <table:table-cell office:value-type="float" office:value="-3.14564">
                <text:p>-3.1456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844131">
                <text:p>0.844131</text:p>
              </table:table-cell>
              <table:table-cell office:value-type="float" office:value="-3.15034">
                <text:p>-3.1503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904716">
                <text:p>0.904716</text:p>
              </table:table-cell>
              <table:table-cell office:value-type="float" office:value="-3.15512">
                <text:p>-3.155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66105">
                <text:p>0.966105</text:p>
              </table:table-cell>
              <table:table-cell office:value-type="float" office:value="-3.15999">
                <text:p>-3.1599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02835">
                <text:p>1.02835</text:p>
              </table:table-cell>
              <table:table-cell office:value-type="float" office:value="-3.16494">
                <text:p>-3.1649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09152">
                <text:p>1.09152</text:p>
              </table:table-cell>
              <table:table-cell office:value-type="float" office:value="-3.16999">
                <text:p>-3.1699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15566">
                <text:p>1.15566</text:p>
              </table:table-cell>
              <table:table-cell office:value-type="float" office:value="-3.17515">
                <text:p>-3.1751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22084">
                <text:p>1.22084</text:p>
              </table:table-cell>
              <table:table-cell office:value-type="float" office:value="-3.1804">
                <text:p>-3.180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28714">
                <text:p>1.28714</text:p>
              </table:table-cell>
              <table:table-cell office:value-type="float" office:value="-3.18577">
                <text:p>-3.1857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35461">
                <text:p>1.35461</text:p>
              </table:table-cell>
              <table:table-cell office:value-type="float" office:value="-3.19126">
                <text:p>-3.1912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42334">
                <text:p>1.42334</text:p>
              </table:table-cell>
              <table:table-cell office:value-type="float" office:value="-3.19686">
                <text:p>-3.1968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4934">
                <text:p>1.4934</text:p>
              </table:table-cell>
              <table:table-cell office:value-type="float" office:value="-3.2026">
                <text:p>-3.202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56488">
                <text:p>1.56488</text:p>
              </table:table-cell>
              <table:table-cell office:value-type="float" office:value="-3.20847">
                <text:p>-3.2084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63786">
                <text:p>1.63786</text:p>
              </table:table-cell>
              <table:table-cell office:value-type="float" office:value="-3.21449">
                <text:p>-3.2144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71245">
                <text:p>1.71245</text:p>
              </table:table-cell>
              <table:table-cell office:value-type="float" office:value="-3.22066">
                <text:p>-3.2206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78875">
                <text:p>1.78875</text:p>
              </table:table-cell>
              <table:table-cell office:value-type="float" office:value="-3.22699">
                <text:p>-3.2269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86685">
                <text:p>1.86685</text:p>
              </table:table-cell>
              <table:table-cell office:value-type="float" office:value="-3.23349">
                <text:p>-3.2334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94689">
                <text:p>1.94689</text:p>
              </table:table-cell>
              <table:table-cell office:value-type="float" office:value="-3.24016">
                <text:p>-3.2401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.02897">
                <text:p>2.02897</text:p>
              </table:table-cell>
              <table:table-cell office:value-type="float" office:value="-3.24703">
                <text:p>-3.2470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.11324">
                <text:p>2.11324</text:p>
              </table:table-cell>
              <table:table-cell office:value-type="float" office:value="-3.2541">
                <text:p>-3.254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.19983">
                <text:p>2.19983</text:p>
              </table:table-cell>
              <table:table-cell office:value-type="float" office:value="-3.26138">
                <text:p>-3.2613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2889">
                <text:p>2.2889</text:p>
              </table:table-cell>
              <table:table-cell office:value-type="float" office:value="-3.26889">
                <text:p>-3.2688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.38062">
                <text:p>2.38062</text:p>
              </table:table-cell>
              <table:table-cell office:value-type="float" office:value="-3.27664">
                <text:p>-3.276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.47516">
                <text:p>2.47516</text:p>
              </table:table-cell>
              <table:table-cell office:value-type="float" office:value="-3.28464">
                <text:p>-3.2846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.57271">
                <text:p>2.57271</text:p>
              </table:table-cell>
              <table:table-cell office:value-type="float" office:value="-3.29292">
                <text:p>-3.2929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.67349">
                <text:p>2.67349</text:p>
              </table:table-cell>
              <table:table-cell office:value-type="float" office:value="-3.30148">
                <text:p>-3.3014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.77772">
                <text:p>2.77772</text:p>
              </table:table-cell>
              <table:table-cell office:value-type="float" office:value="-3.31036">
                <text:p>-3.3103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.88565">
                <text:p>2.88565</text:p>
              </table:table-cell>
              <table:table-cell office:value-type="float" office:value="-3.31956">
                <text:p>-3.3195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.99756">
                <text:p>2.99756</text:p>
              </table:table-cell>
              <table:table-cell office:value-type="float" office:value="-3.32912">
                <text:p>-3.329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1373">
                <text:p>3.11373</text:p>
              </table:table-cell>
              <table:table-cell office:value-type="float" office:value="-3.33906">
                <text:p>-3.3390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23449">
                <text:p>3.23449</text:p>
              </table:table-cell>
              <table:table-cell office:value-type="float" office:value="-3.34941">
                <text:p>-3.3494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36019">
                <text:p>3.36019</text:p>
              </table:table-cell>
              <table:table-cell office:value-type="float" office:value="-3.36019">
                <text:p>-3.3601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49124">
                <text:p>3.49124</text:p>
              </table:table-cell>
              <table:table-cell office:value-type="float" office:value="-3.37145">
                <text:p>-3.3714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62805">
                <text:p>3.62805</text:p>
              </table:table-cell>
              <table:table-cell office:value-type="float" office:value="-3.38321">
                <text:p>-3.3832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77111">
                <text:p>3.77111</text:p>
              </table:table-cell>
              <table:table-cell office:value-type="float" office:value="-3.39552">
                <text:p>-3.3955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92095">
                <text:p>3.92095</text:p>
              </table:table-cell>
              <table:table-cell office:value-type="float" office:value="-3.40843">
                <text:p>-3.4084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.07817">
                <text:p>4.07817</text:p>
              </table:table-cell>
              <table:table-cell office:value-type="float" office:value="-3.42199">
                <text:p>-3.4219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.24341">
                <text:p>4.24341</text:p>
              </table:table-cell>
              <table:table-cell office:value-type="float" office:value="-3.43625">
                <text:p>-3.436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.41743">
                <text:p>4.41743</text:p>
              </table:table-cell>
              <table:table-cell office:value-type="float" office:value="-3.45127">
                <text:p>-3.4512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.60104">
                <text:p>4.60104</text:p>
              </table:table-cell>
              <table:table-cell office:value-type="float" office:value="-3.46713">
                <text:p>-3.4671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.7952">
                <text:p>4.7952</text:p>
              </table:table-cell>
              <table:table-cell office:value-type="float" office:value="-3.48392">
                <text:p>-3.4839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.00096">
                <text:p>5.00096</text:p>
              </table:table-cell>
              <table:table-cell office:value-type="float" office:value="-3.50171">
                <text:p>-3.5017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.21954">
                <text:p>5.21954</text:p>
              </table:table-cell>
              <table:table-cell office:value-type="float" office:value="-3.52062">
                <text:p>-3.5206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.4523">
                <text:p>5.4523</text:p>
              </table:table-cell>
              <table:table-cell office:value-type="float" office:value="-3.54077">
                <text:p>-3.5407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.70084">
                <text:p>5.70084</text:p>
              </table:table-cell>
              <table:table-cell office:value-type="float" office:value="-3.56228">
                <text:p>-3.5622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.96698">
                <text:p>5.96698</text:p>
              </table:table-cell>
              <table:table-cell office:value-type="float" office:value="-3.58532">
                <text:p>-3.5853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.25284">
                <text:p>6.25284</text:p>
              </table:table-cell>
              <table:table-cell office:value-type="float" office:value="-3.61008">
                <text:p>-3.6100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.56088">
                <text:p>6.56088</text:p>
              </table:table-cell>
              <table:table-cell office:value-type="float" office:value="-3.63676">
                <text:p>-3.6367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.89401">
                <text:p>6.89401</text:p>
              </table:table-cell>
              <table:table-cell office:value-type="float" office:value="-3.66561">
                <text:p>-3.6656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.25563">
                <text:p>7.25563</text:p>
              </table:table-cell>
              <table:table-cell office:value-type="float" office:value="-3.69693">
                <text:p>-3.6969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.64982">
                <text:p>7.64982</text:p>
              </table:table-cell>
              <table:table-cell office:value-type="float" office:value="-3.73107">
                <text:p>-3.7310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.08146">
                <text:p>8.08146</text:p>
              </table:table-cell>
              <table:table-cell office:value-type="float" office:value="-3.76845">
                <text:p>-3.7684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.55645">
                <text:p>8.55645</text:p>
              </table:table-cell>
              <table:table-cell office:value-type="float" office:value="-3.80958">
                <text:p>-3.8095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.08199">
                <text:p>9.08199</text:p>
              </table:table-cell>
              <table:table-cell office:value-type="float" office:value="-3.85508">
                <text:p>-3.8550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.53302">
                <text:p>9.53302</text:p>
              </table:table-cell>
              <table:table-cell office:value-type="float" office:value="-3.85159">
                <text:p>-3.8515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.54713">
                <text:p>9.54713</text:p>
              </table:table-cell>
              <table:table-cell office:value-type="float" office:value="-3.6648">
                <text:p>-3.664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.56117">
                <text:p>9.56117</text:p>
              </table:table-cell>
              <table:table-cell office:value-type="float" office:value="-3.47998">
                <text:p>-3.4799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.57514">
                <text:p>9.57514</text:p>
              </table:table-cell>
              <table:table-cell office:value-type="float" office:value="-3.29699">
                <text:p>-3.2969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.58907">
                <text:p>9.58907</text:p>
              </table:table-cell>
              <table:table-cell office:value-type="float" office:value="-3.11568">
                <text:p>-3.1156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.60296">
                <text:p>9.60296</text:p>
              </table:table-cell>
              <table:table-cell office:value-type="float" office:value="-2.93592">
                <text:p>-2.9359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.61681">
                <text:p>9.61681</text:p>
              </table:table-cell>
              <table:table-cell office:value-type="float" office:value="-2.75758">
                <text:p>-2.7575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.63065">
                <text:p>9.63065</text:p>
              </table:table-cell>
              <table:table-cell office:value-type="float" office:value="-2.58052">
                <text:p>-2.5805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.64447">
                <text:p>9.64447</text:p>
              </table:table-cell>
              <table:table-cell office:value-type="float" office:value="-2.40464">
                <text:p>-2.4046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.6583">
                <text:p>9.6583</text:p>
              </table:table-cell>
              <table:table-cell office:value-type="float" office:value="-2.22979">
                <text:p>-2.2297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.67213">
                <text:p>9.67213</text:p>
              </table:table-cell>
              <table:table-cell office:value-type="float" office:value="-2.05587">
                <text:p>-2.0558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.68598">
                <text:p>9.68598</text:p>
              </table:table-cell>
              <table:table-cell office:value-type="float" office:value="-1.88276">
                <text:p>-1.8827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.69985">
                <text:p>9.69985</text:p>
              </table:table-cell>
              <table:table-cell office:value-type="float" office:value="-1.71035">
                <text:p>-1.7103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.71376">
                <text:p>9.71376</text:p>
              </table:table-cell>
              <table:table-cell office:value-type="float" office:value="-1.53851">
                <text:p>-1.5385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.72772">
                <text:p>9.72772</text:p>
              </table:table-cell>
              <table:table-cell office:value-type="float" office:value="-1.36714">
                <text:p>-1.3671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.74172">
                <text:p>9.74172</text:p>
              </table:table-cell>
              <table:table-cell office:value-type="float" office:value="-1.19613">
                <text:p>-1.1961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.75579">
                <text:p>9.75579</text:p>
              </table:table-cell>
              <table:table-cell office:value-type="float" office:value="-1.02538">
                <text:p>-1.0253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.76994">
                <text:p>9.76994</text:p>
              </table:table-cell>
              <table:table-cell office:value-type="float" office:value="-0.854759">
                <text:p>-0.85475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.78416">
                <text:p>9.78416</text:p>
              </table:table-cell>
              <table:table-cell office:value-type="float" office:value="-0.684175">
                <text:p>-0.6841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.79847">
                <text:p>9.79847</text:p>
              </table:table-cell>
              <table:table-cell office:value-type="float" office:value="-0.513516">
                <text:p>-0.51351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.81289">
                <text:p>9.81289</text:p>
              </table:table-cell>
              <table:table-cell office:value-type="float" office:value="-0.342674">
                <text:p>-0.34267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.82741">
                <text:p>9.82741</text:p>
              </table:table-cell>
              <table:table-cell office:value-type="float" office:value="-0.171538">
                <text:p>-0.1715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scatter" chart:style-name="ch1">
        <chart:legend chart:legend-position="end" svg:x="14.766cm" svg:y="4.203cm" style:legend-expansion="high" chart:style-name="ch2"/>
        <chart:plot-area chart:style-name="ch3" table:cell-range-address="out.C703:out.D1063" chart:data-source-has-labels="row" svg:x="0.319cm" svg:y="0.18cm" svg:width="14.128cm" svg:height="8.645cm">
          <chartooo:coordinate-region svg:x="0.557cm" svg:y="0.379cm" svg:width="13.703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.D704:out.D1063" chart:label-cell-address="out.D703:out.D703" chart:class="chart:scatter">
            <chart:domain table:cell-range-address="out.C704:out.C1063"/>
            <chart:data-point chart:repeated="3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 py</text:p>
                <draw:g>
                  <svg:desc>out.D703:out.D70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out.C704:out.C1063</svg:desc>
                </draw:g>
              </table:table-cell>
              <table:table-cell office:value-type="float" office:value="0">
                <text:p>0</text:p>
                <draw:g>
                  <svg:desc>out.D704:out.D10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74551">
                <text:p>0.1745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349208">
                <text:p>0.3492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524078">
                <text:p>0.5240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699268">
                <text:p>0.6992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874887">
                <text:p>0.8748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.05104">
                <text:p>1.051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.22785">
                <text:p>1.227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.40541">
                <text:p>1.405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58384">
                <text:p>1.583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.76327">
                <text:p>1.763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.9438">
                <text:p>1.94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38856">
                <text:p>9.38856</text:p>
              </table:table-cell>
              <table:table-cell office:value-type="float" office:value="1.9956">
                <text:p>1.99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66295">
                <text:p>8.662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02156">
                <text:p>8.021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4641">
                <text:p>7.46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97483">
                <text:p>6.974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54171">
                <text:p>6.541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15537">
                <text:p>6.155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80842">
                <text:p>5.808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49495">
                <text:p>5.494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21018">
                <text:p>5.210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95017">
                <text:p>4.950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7117">
                <text:p>4.71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49207">
                <text:p>4.492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28901">
                <text:p>4.289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10061">
                <text:p>4.100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92522">
                <text:p>3.925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76145">
                <text:p>3.761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6081">
                <text:p>3.60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641">
                <text:p>3.46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32856">
                <text:p>3.328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0067">
                <text:p>3.200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7973">
                <text:p>3.079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96512">
                <text:p>2.965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8563">
                <text:p>2.85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75276">
                <text:p>2.752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65409">
                <text:p>2.654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55988">
                <text:p>2.559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46979">
                <text:p>2.469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8351">
                <text:p>2.383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30074">
                <text:p>2.300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22123">
                <text:p>2.221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4474">
                <text:p>2.144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07106">
                <text:p>2.071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8689">
                <text:p>1.18689</text:p>
              </table:table-cell>
              <table:table-cell office:value-type="float" office:value="1.18689">
                <text:p>1.186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65689">
                <text:p>0.9656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32515">
                <text:p>0.9325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00404">
                <text:p>0.9004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69287">
                <text:p>0.8692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391">
                <text:p>0.83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09784">
                <text:p>0.8097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81286">
                <text:p>0.781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53554">
                <text:p>0.7535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26543">
                <text:p>0.7265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00208">
                <text:p>0.700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74509">
                <text:p>0.6745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49408">
                <text:p>0.6494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24869">
                <text:p>0.6248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00861">
                <text:p>0.6008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7735">
                <text:p>0.577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54309">
                <text:p>0.5543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31709">
                <text:p>0.5317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09525">
                <text:p>0.5095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87733">
                <text:p>0.4877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66308">
                <text:p>0.4663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45229">
                <text:p>0.445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24475">
                <text:p>0.4244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04026">
                <text:p>0.4040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83864">
                <text:p>0.3838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6397">
                <text:p>0.363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44328">
                <text:p>0.3443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2492">
                <text:p>0.324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05731">
                <text:p>0.3057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86745">
                <text:p>0.2867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67949">
                <text:p>0.2679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49328">
                <text:p>0.2493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30868">
                <text:p>0.2308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12557">
                <text:p>0.2125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9438">
                <text:p>0.194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76327">
                <text:p>0.1763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58384">
                <text:p>0.1583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40541">
                <text:p>0.140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22785">
                <text:p>0.1227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05104">
                <text:p>0.105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74887">
                <text:p>0.08748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699268">
                <text:p>0.0699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524078">
                <text:p>0.05240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349208">
                <text:p>0.0349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74551">
                <text:p>0.01745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98784E-015">
                <text:p>-1.98784E-015</text:p>
              </table:table-cell>
              <table:table-cell office:value-type="float" office:value="1.15901">
                <text:p>1.159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264773">
                <text:p>-0.0264773</text:p>
              </table:table-cell>
              <table:table-cell office:value-type="float" office:value="1.51688">
                <text:p>1.516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698415">
                <text:p>-0.06984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104816">
                <text:p>-0.1048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139854">
                <text:p>-0.1398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174977">
                <text:p>-0.1749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210208">
                <text:p>-0.2102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245569">
                <text:p>-0.2455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281082">
                <text:p>-0.2810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316769">
                <text:p>-0.3167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352654">
                <text:p>-0.3526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388761">
                <text:p>-0.3887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425113">
                <text:p>-0.4251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461736">
                <text:p>-0.4617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498656">
                <text:p>-0.4986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535898">
                <text:p>-0.5358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573491">
                <text:p>-0.5734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611461">
                <text:p>-0.6114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649839">
                <text:p>-0.6498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688655">
                <text:p>-0.6886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72794">
                <text:p>-0.727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767728">
                <text:p>-0.7677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808052">
                <text:p>-0.8080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84895">
                <text:p>-0.848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890457">
                <text:p>-0.8904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932615">
                <text:p>-0.9326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975465">
                <text:p>-0.9754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.01905">
                <text:p>-1.019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.06342">
                <text:p>-1.063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.10862">
                <text:p>-1.108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.1547">
                <text:p>-1.15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.20172">
                <text:p>-1.201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.24974">
                <text:p>-1.249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.29882">
                <text:p>-1.298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.34902">
                <text:p>-1.349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.40042">
                <text:p>-1.400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.45309">
                <text:p>-1.453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.50711">
                <text:p>-1.507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.56257">
                <text:p>-1.562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.61957">
                <text:p>-1.619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.6782">
                <text:p>-1.67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.73857">
                <text:p>-1.738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.80081">
                <text:p>-1.800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.86503">
                <text:p>-1.865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.93138">
                <text:p>-1.931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2.07106">
                <text:p>-2.071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2.14474">
                <text:p>-2.144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2.22123">
                <text:p>-2.221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2.30074">
                <text:p>-2.300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2.38351">
                <text:p>-2.383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2.46979">
                <text:p>-2.469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2.55988">
                <text:p>-2.559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2.65409">
                <text:p>-2.654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2.75276">
                <text:p>-2.752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2.8563">
                <text:p>-2.85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2.96512">
                <text:p>-2.965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3.07973">
                <text:p>-3.079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.20067">
                <text:p>-3.200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3.32856">
                <text:p>-3.328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3.4641">
                <text:p>-3.46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3.6081">
                <text:p>-3.60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3.76145">
                <text:p>-3.761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3.92522">
                <text:p>-3.925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4.10061">
                <text:p>-4.100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4.28901">
                <text:p>-4.289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4.49207">
                <text:p>-4.492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4.7117">
                <text:p>-4.71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4.95017">
                <text:p>-4.950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5.21018">
                <text:p>-5.210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5.49495">
                <text:p>-5.494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5.80842">
                <text:p>-5.808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6.15537">
                <text:p>-6.155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6.54171">
                <text:p>-6.541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6.97483">
                <text:p>-6.974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7.4641">
                <text:p>-7.46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8.02156">
                <text:p>-8.021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8.66295">
                <text:p>-8.662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9.23305">
                <text:p>-9.2330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8.71263">
                <text:p>-8.7126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8.24243">
                <text:p>-8.2424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7.81527">
                <text:p>-7.8152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7.42526">
                <text:p>-7.4252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7.06756">
                <text:p>-7.0675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6.73811">
                <text:p>-6.7381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6.43352">
                <text:p>-6.4335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6.15091">
                <text:p>-6.1509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5.88783">
                <text:p>-5.8878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5.64218">
                <text:p>-5.6421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5.41214">
                <text:p>-5.4121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5.19615">
                <text:p>-5.1961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4.99284">
                <text:p>-4.9928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4.801">
                <text:p>-4.80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4.61959">
                <text:p>-4.6195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4.44768">
                <text:p>-4.4476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4.28444">
                <text:p>-4.2844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4.12915">
                <text:p>-4.1291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3.98113">
                <text:p>-3.9811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3.83982">
                <text:p>-3.8398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3.70469">
                <text:p>-3.7046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3.57526">
                <text:p>-3.5752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3.45111">
                <text:p>-3.4511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3.33184">
                <text:p>-3.3318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3.21711">
                <text:p>-3.2171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3.10659">
                <text:p>-3.1065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2.89707">
                <text:p>-2.8970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2.79755">
                <text:p>-2.7975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2.70121">
                <text:p>-2.7012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2.60786">
                <text:p>-2.6078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2.5173">
                <text:p>-2.517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2.42935">
                <text:p>-2.4293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2.34386">
                <text:p>-2.3438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2.26066">
                <text:p>-2.2606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2.17963">
                <text:p>-2.1796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2.10062">
                <text:p>-2.1006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2.02353">
                <text:p>-2.0235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.94822">
                <text:p>-1.9482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.87461">
                <text:p>-1.8746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.80258">
                <text:p>-1.8025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.73205">
                <text:p>-1.7320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.66293">
                <text:p>-1.6629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.59513">
                <text:p>-1.5951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.52858">
                <text:p>-1.5285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.4632">
                <text:p>-1.463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.39892">
                <text:p>-1.3989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.33569">
                <text:p>-1.3356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.27342">
                <text:p>-1.2734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.21208">
                <text:p>-1.2120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.15159">
                <text:p>-1.1515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.09191">
                <text:p>-1.0919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.03298">
                <text:p>-1.0329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974759">
                <text:p>-0.97475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917192">
                <text:p>-0.91719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860236">
                <text:p>-0.86023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803848">
                <text:p>-0.80384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747984">
                <text:p>-0.74798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692605">
                <text:p>-0.69260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63767">
                <text:p>-0.6376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583141">
                <text:p>-0.58314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528981">
                <text:p>-0.52898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475153">
                <text:p>-0.47515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421623">
                <text:p>-0.42162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368354">
                <text:p>-0.36835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315313">
                <text:p>-0.31531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262466">
                <text:p>-0.26246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20978">
                <text:p>-0.2097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157223">
                <text:p>-0.15722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104762">
                <text:p>-0.10476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0523652">
                <text:p>-0.052365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0000000000000858162">
                <text:p>-0.000000000000085816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523652">
                <text:p>0.052365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04762">
                <text:p>0.10476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57223">
                <text:p>0.15722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0978">
                <text:p>0.2097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62466">
                <text:p>0.26246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15313">
                <text:p>0.31531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68354">
                <text:p>0.36835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421623">
                <text:p>0.42162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475153">
                <text:p>0.47515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28981">
                <text:p>0.52898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583141">
                <text:p>0.58314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63767">
                <text:p>0.6376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692605">
                <text:p>0.69260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747984">
                <text:p>0.74798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803848">
                <text:p>0.80384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860236">
                <text:p>0.86023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17192">
                <text:p>0.91719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974759">
                <text:p>0.97475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03298">
                <text:p>1.0329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09191">
                <text:p>1.0919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15159">
                <text:p>1.1515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21208">
                <text:p>1.2120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27342">
                <text:p>1.2734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33569">
                <text:p>1.3356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39892">
                <text:p>1.3989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4632">
                <text:p>1.463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52858">
                <text:p>1.5285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59513">
                <text:p>1.5951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66293">
                <text:p>1.6629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73205">
                <text:p>1.7320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80258">
                <text:p>1.8025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87461">
                <text:p>1.8746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94822">
                <text:p>1.9482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.02353">
                <text:p>2.0235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10062">
                <text:p>2.1006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.17963">
                <text:p>2.1796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.26066">
                <text:p>2.2606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.34386">
                <text:p>2.3438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.42935">
                <text:p>2.4293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.5173">
                <text:p>2.517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.60786">
                <text:p>2.6078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.70121">
                <text:p>2.7012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.79755">
                <text:p>2.7975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.89707">
                <text:p>2.8970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0659">
                <text:p>3.1065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21711">
                <text:p>3.2171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33184">
                <text:p>3.3318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45111">
                <text:p>3.4511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57526">
                <text:p>3.5752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70469">
                <text:p>3.7046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83982">
                <text:p>3.8398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98113">
                <text:p>3.9811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.12915">
                <text:p>4.1291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.28444">
                <text:p>4.2844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.44768">
                <text:p>4.4476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.61959">
                <text:p>4.6195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.801">
                <text:p>4.80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.99284">
                <text:p>4.9928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.19615">
                <text:p>5.1961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.41214">
                <text:p>5.4121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.64218">
                <text:p>5.6421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.88783">
                <text:p>5.8878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.15091">
                <text:p>6.1509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.43352">
                <text:p>6.4335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.73811">
                <text:p>6.7381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.06756">
                <text:p>7.0675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.42526">
                <text:p>7.4252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.81527">
                <text:p>7.8152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.24243">
                <text:p>8.2424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.71263">
                <text:p>8.7126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.23305">
                <text:p>9.2330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.74999">
                <text:p>9.74999</text:p>
              </table:table-cell>
              <table:table-cell office:value-type="float" office:value="-2.98087">
                <text:p>-2.9808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">
                <text:p>10</text:p>
              </table:table-cell>
              <table:table-cell office:value-type="float" office:value="-2.86745">
                <text:p>-2.8674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">
                <text:p>10</text:p>
              </table:table-cell>
              <table:table-cell office:value-type="float" office:value="-2.67949">
                <text:p>-2.6794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">
                <text:p>10</text:p>
              </table:table-cell>
              <table:table-cell office:value-type="float" office:value="-2.49328">
                <text:p>-2.4932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">
                <text:p>10</text:p>
              </table:table-cell>
              <table:table-cell office:value-type="float" office:value="-2.30868">
                <text:p>-2.3086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">
                <text:p>10</text:p>
              </table:table-cell>
              <table:table-cell office:value-type="float" office:value="-2.12557">
                <text:p>-2.1255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">
                <text:p>10</text:p>
              </table:table-cell>
              <table:table-cell office:value-type="float" office:value="-1.9438">
                <text:p>-1.943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">
                <text:p>10</text:p>
              </table:table-cell>
              <table:table-cell office:value-type="float" office:value="-1.76327">
                <text:p>-1.7632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">
                <text:p>10</text:p>
              </table:table-cell>
              <table:table-cell office:value-type="float" office:value="-1.58384">
                <text:p>-1.5838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">
                <text:p>10</text:p>
              </table:table-cell>
              <table:table-cell office:value-type="float" office:value="-1.40541">
                <text:p>-1.4054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">
                <text:p>10</text:p>
              </table:table-cell>
              <table:table-cell office:value-type="float" office:value="-1.22785">
                <text:p>-1.2278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">
                <text:p>10</text:p>
              </table:table-cell>
              <table:table-cell office:value-type="float" office:value="-1.05104">
                <text:p>-1.0510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">
                <text:p>10</text:p>
              </table:table-cell>
              <table:table-cell office:value-type="float" office:value="-0.874887">
                <text:p>-0.87488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">
                <text:p>10</text:p>
              </table:table-cell>
              <table:table-cell office:value-type="float" office:value="-0.699268">
                <text:p>-0.69926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">
                <text:p>10</text:p>
              </table:table-cell>
              <table:table-cell office:value-type="float" office:value="-0.524078">
                <text:p>-0.52407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">
                <text:p>10</text:p>
              </table:table-cell>
              <table:table-cell office:value-type="float" office:value="-0.349208">
                <text:p>-0.34920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">
                <text:p>10</text:p>
              </table:table-cell>
              <table:table-cell office:value-type="float" office:value="-0.174551">
                <text:p>-0.1745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